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rsid="001ee57d" officeooo:paragraph-rsid="001ee57d"/>
    </style:style>
    <style:style style:name="P2" style:family="paragraph" style:parent-style-name="Standard">
      <style:text-properties fo:language="en" fo:country="US" officeooo:rsid="001ee57d" officeooo:paragraph-rsid="001ee57d"/>
    </style:style>
    <style:style style:name="P3" style:family="paragraph" style:parent-style-name="Standard">
      <style:paragraph-properties fo:text-align="justify" style:justify-single-word="false"/>
      <style:text-properties fo:language="en" fo:country="US" officeooo:rsid="001ee57d" officeooo:paragraph-rsid="001fd535"/>
    </style:style>
    <style:style style:name="P4" style:family="paragraph" style:parent-style-name="Standard">
      <style:paragraph-properties fo:text-align="justify" style:justify-single-word="false"/>
      <style:text-properties fo:language="en" fo:country="US" officeooo:rsid="001ee57d" officeooo:paragraph-rsid="003885ef"/>
    </style:style>
    <style:style style:name="P5" style:family="paragraph" style:parent-style-name="Standard">
      <style:paragraph-properties fo:text-align="justify" style:justify-single-word="false"/>
      <style:text-properties fo:language="en" fo:country="US" officeooo:rsid="0020ab5b" officeooo:paragraph-rsid="0020ab5b"/>
    </style:style>
    <style:style style:name="P6" style:family="paragraph" style:parent-style-name="Standard">
      <style:paragraph-properties fo:text-align="justify" style:justify-single-word="false"/>
      <style:text-properties fo:language="en" fo:country="US" officeooo:rsid="0021f549" officeooo:paragraph-rsid="0021f549"/>
    </style:style>
    <style:style style:name="P7" style:family="paragraph" style:parent-style-name="Standard">
      <style:paragraph-properties fo:text-align="justify" style:justify-single-word="false"/>
      <style:text-properties fo:language="en" fo:country="US" officeooo:rsid="0022ad8b" officeooo:paragraph-rsid="0022ad8b"/>
    </style:style>
    <style:style style:name="P8" style:family="paragraph" style:parent-style-name="Standard">
      <style:paragraph-properties fo:text-align="justify" style:justify-single-word="false"/>
      <style:text-properties fo:language="en" fo:country="US" officeooo:rsid="0023536c" officeooo:paragraph-rsid="00236cd7"/>
    </style:style>
    <style:style style:name="P9" style:family="paragraph" style:parent-style-name="Standard">
      <style:paragraph-properties fo:text-align="justify" style:justify-single-word="false"/>
      <style:text-properties fo:language="en" fo:country="US" officeooo:rsid="001fd535" officeooo:paragraph-rsid="00205de7"/>
    </style:style>
    <style:style style:name="P10" style:family="paragraph" style:parent-style-name="Standard">
      <style:paragraph-properties fo:text-align="justify" style:justify-single-word="false"/>
      <style:text-properties fo:language="en" fo:country="US" officeooo:rsid="0040b7d2" officeooo:paragraph-rsid="0040b7d2"/>
    </style:style>
    <style:style style:name="P11" style:family="paragraph" style:parent-style-name="Standard">
      <style:paragraph-properties fo:text-align="center" style:justify-single-word="false"/>
      <style:text-properties fo:language="en" fo:country="US" officeooo:rsid="009fad92" officeooo:paragraph-rsid="009fad92"/>
    </style:style>
    <style:style style:name="P12" style:family="paragraph" style:parent-style-name="Standard">
      <style:paragraph-properties fo:text-align="justify" style:justify-single-word="false"/>
      <style:text-properties fo:language="en" fo:country="US" officeooo:paragraph-rsid="00a1208b"/>
    </style:style>
    <style:style style:name="P13" style:family="paragraph" style:parent-style-name="Standard">
      <style:text-properties officeooo:rsid="0022bf6e" officeooo:paragraph-rsid="0022bf6e"/>
    </style:style>
    <style:style style:name="P14" style:family="paragraph" style:parent-style-name="Standard">
      <style:text-properties officeooo:rsid="0023536c" officeooo:paragraph-rsid="0023536c"/>
    </style:style>
    <style:style style:name="P15" style:family="paragraph" style:parent-style-name="Standard">
      <style:text-properties officeooo:rsid="00236cd7" officeooo:paragraph-rsid="00236cd7"/>
    </style:style>
    <style:style style:name="P16" style:family="paragraph" style:parent-style-name="Standard">
      <style:text-properties officeooo:rsid="00236cd7" officeooo:paragraph-rsid="0024d4dc"/>
    </style:style>
    <style:style style:name="P17" style:family="paragraph" style:parent-style-name="Standard">
      <style:text-properties officeooo:paragraph-rsid="00236cd7"/>
    </style:style>
    <style:style style:name="P18" style:family="paragraph" style:parent-style-name="Standard">
      <style:text-properties officeooo:rsid="0024d4dc" officeooo:paragraph-rsid="0024d4dc"/>
    </style:style>
    <style:style style:name="P19" style:family="paragraph" style:parent-style-name="Standard">
      <style:text-properties officeooo:rsid="0024d4dc" officeooo:paragraph-rsid="002d0b35"/>
    </style:style>
    <style:style style:name="P20" style:family="paragraph" style:parent-style-name="Standard">
      <style:text-properties officeooo:rsid="0024d4dc" officeooo:paragraph-rsid="0038b4ca"/>
    </style:style>
    <style:style style:name="P21" style:family="paragraph" style:parent-style-name="Standard">
      <style:text-properties officeooo:paragraph-rsid="0024d4dc"/>
    </style:style>
    <style:style style:name="P22" style:family="paragraph" style:parent-style-name="Standard">
      <style:text-properties officeooo:rsid="00257adc" officeooo:paragraph-rsid="00257adc"/>
    </style:style>
    <style:style style:name="P23" style:family="paragraph" style:parent-style-name="Standard">
      <style:paragraph-properties fo:text-align="center" style:justify-single-word="false"/>
      <style:text-properties fo:font-size="40pt" fo:language="en" fo:country="US" officeooo:rsid="001ee57d" officeooo:paragraph-rsid="001ee57d" style:font-size-asian="40pt" style:font-size-complex="40pt"/>
    </style:style>
    <style:style style:name="P24" style:family="paragraph" style:parent-style-name="Standard">
      <style:text-properties officeooo:rsid="002aea8f" officeooo:paragraph-rsid="002aea8f"/>
    </style:style>
    <style:style style:name="P25" style:family="paragraph" style:parent-style-name="Standard">
      <style:text-properties officeooo:rsid="002b9a20" officeooo:paragraph-rsid="002b9a20"/>
    </style:style>
    <style:style style:name="P26" style:family="paragraph" style:parent-style-name="Standard">
      <style:text-properties officeooo:rsid="002d0b35" officeooo:paragraph-rsid="002d0b35"/>
    </style:style>
    <style:style style:name="P27" style:family="paragraph" style:parent-style-name="Standard">
      <style:text-properties officeooo:rsid="002df92e" officeooo:paragraph-rsid="002df92e"/>
    </style:style>
    <style:style style:name="P28" style:family="paragraph" style:parent-style-name="Standard">
      <style:text-properties officeooo:rsid="002df92e" officeooo:paragraph-rsid="00533004"/>
    </style:style>
    <style:style style:name="P29" style:family="paragraph" style:parent-style-name="Standard">
      <style:text-properties officeooo:rsid="002ee970" officeooo:paragraph-rsid="002ee970"/>
    </style:style>
    <style:style style:name="P30" style:family="paragraph" style:parent-style-name="Standard">
      <style:text-properties officeooo:rsid="00304c0e" officeooo:paragraph-rsid="00304c0e"/>
    </style:style>
    <style:style style:name="P31" style:family="paragraph" style:parent-style-name="Standard">
      <style:text-properties officeooo:rsid="0031cb5b" officeooo:paragraph-rsid="0031cb5b"/>
    </style:style>
    <style:style style:name="P32" style:family="paragraph" style:parent-style-name="Standard">
      <style:text-properties officeooo:rsid="00336112" officeooo:paragraph-rsid="00336112"/>
    </style:style>
    <style:style style:name="P33" style:family="paragraph" style:parent-style-name="Standard">
      <style:text-properties officeooo:rsid="00336112" officeooo:paragraph-rsid="00367e96"/>
    </style:style>
    <style:style style:name="P34" style:family="paragraph" style:parent-style-name="Standard">
      <style:text-properties officeooo:rsid="00367e96" officeooo:paragraph-rsid="00367e96"/>
    </style:style>
    <style:style style:name="P35" style:family="paragraph" style:parent-style-name="Standard">
      <style:text-properties officeooo:rsid="00377473" officeooo:paragraph-rsid="00377473"/>
    </style:style>
    <style:style style:name="P36" style:family="paragraph" style:parent-style-name="Standard">
      <style:text-properties style:use-window-font-color="true" fo:font-style="normal" officeooo:rsid="00377473" style:font-style-asian="normal" style:font-style-complex="normal"/>
    </style:style>
    <style:style style:name="P37" style:family="paragraph" style:parent-style-name="Standard">
      <style:text-properties officeooo:rsid="003a527a" officeooo:paragraph-rsid="0038b4ca"/>
    </style:style>
    <style:style style:name="P38" style:family="paragraph" style:parent-style-name="Standard">
      <style:text-properties officeooo:rsid="003b8a6f" officeooo:paragraph-rsid="0038b4ca"/>
    </style:style>
    <style:style style:name="P39" style:family="paragraph" style:parent-style-name="Standard">
      <style:text-properties officeooo:rsid="0038b4ca" officeooo:paragraph-rsid="0038b4ca"/>
    </style:style>
    <style:style style:name="P40" style:family="paragraph" style:parent-style-name="Standard">
      <style:text-properties officeooo:rsid="003b051e" officeooo:paragraph-rsid="003b051e"/>
    </style:style>
    <style:style style:name="P41" style:family="paragraph" style:parent-style-name="Standard">
      <style:text-properties officeooo:rsid="003c0525" officeooo:paragraph-rsid="003c0525"/>
    </style:style>
    <style:style style:name="P42" style:family="paragraph" style:parent-style-name="Standard">
      <style:text-properties officeooo:rsid="003e9b46" officeooo:paragraph-rsid="003e9b46"/>
    </style:style>
    <style:style style:name="P43" style:family="paragraph" style:parent-style-name="Standard">
      <style:text-properties officeooo:rsid="00407da7" officeooo:paragraph-rsid="00407da7"/>
    </style:style>
    <style:style style:name="P44" style:family="paragraph" style:parent-style-name="Standard">
      <style:text-properties officeooo:rsid="00407da7" officeooo:paragraph-rsid="005d3b00"/>
    </style:style>
    <style:style style:name="P45" style:family="paragraph" style:parent-style-name="Standard">
      <style:text-properties officeooo:rsid="00407da7" officeooo:paragraph-rsid="00a30894"/>
    </style:style>
    <style:style style:name="P46" style:family="paragraph" style:parent-style-name="Standard">
      <style:text-properties officeooo:rsid="0040a2f5" officeooo:paragraph-rsid="0040a2f5"/>
    </style:style>
    <style:style style:name="P47" style:family="paragraph" style:parent-style-name="Standard">
      <style:text-properties officeooo:rsid="00419f07" officeooo:paragraph-rsid="00419f07"/>
    </style:style>
    <style:style style:name="P48" style:family="paragraph" style:parent-style-name="Standard">
      <style:text-properties officeooo:rsid="0042bd41" officeooo:paragraph-rsid="0042bd41"/>
    </style:style>
    <style:style style:name="P49" style:family="paragraph" style:parent-style-name="Standard">
      <style:text-properties officeooo:rsid="00452b01" officeooo:paragraph-rsid="00452b01"/>
    </style:style>
    <style:style style:name="P50" style:family="paragraph" style:parent-style-name="Standard">
      <style:text-properties officeooo:paragraph-rsid="00452b01"/>
    </style:style>
    <style:style style:name="P51" style:family="paragraph" style:parent-style-name="Standard">
      <style:text-properties officeooo:rsid="0047f964" officeooo:paragraph-rsid="0047f964"/>
    </style:style>
    <style:style style:name="P52" style:family="paragraph" style:parent-style-name="Standard">
      <style:text-properties officeooo:rsid="004c9781" officeooo:paragraph-rsid="004c9781"/>
    </style:style>
    <style:style style:name="P53" style:family="paragraph" style:parent-style-name="Standard">
      <style:text-properties officeooo:rsid="004eafe1" officeooo:paragraph-rsid="004eafe1"/>
    </style:style>
    <style:style style:name="P54" style:family="paragraph" style:parent-style-name="Standard">
      <style:text-properties officeooo:rsid="0051ec04" officeooo:paragraph-rsid="0051ec04"/>
    </style:style>
    <style:style style:name="P55" style:family="paragraph" style:parent-style-name="Standard">
      <style:text-properties officeooo:rsid="00533004" officeooo:paragraph-rsid="00533004"/>
    </style:style>
    <style:style style:name="P56" style:family="paragraph" style:parent-style-name="Standard">
      <style:text-properties officeooo:rsid="00543ea0" officeooo:paragraph-rsid="00543ea0"/>
    </style:style>
    <style:style style:name="P57" style:family="paragraph" style:parent-style-name="Standard">
      <style:text-properties officeooo:rsid="0055e859" officeooo:paragraph-rsid="0055e859"/>
    </style:style>
    <style:style style:name="P58" style:family="paragraph" style:parent-style-name="Standard">
      <style:text-properties officeooo:rsid="00589691" officeooo:paragraph-rsid="0058bba9"/>
    </style:style>
    <style:style style:name="P59" style:family="paragraph" style:parent-style-name="Standard">
      <style:text-properties officeooo:paragraph-rsid="0058bba9"/>
    </style:style>
    <style:style style:name="P60" style:family="paragraph" style:parent-style-name="Standard">
      <style:text-properties officeooo:rsid="0058bba9" officeooo:paragraph-rsid="0058bba9"/>
    </style:style>
    <style:style style:name="P61" style:family="paragraph" style:parent-style-name="Standard">
      <style:text-properties officeooo:rsid="005be37e" officeooo:paragraph-rsid="005be37e"/>
    </style:style>
    <style:style style:name="P62" style:family="paragraph" style:parent-style-name="Standard">
      <style:text-properties officeooo:rsid="005be37e" officeooo:paragraph-rsid="00793697"/>
    </style:style>
    <style:style style:name="P63" style:family="paragraph" style:parent-style-name="Standard">
      <style:text-properties officeooo:rsid="005c2937" officeooo:paragraph-rsid="005c2937"/>
    </style:style>
    <style:style style:name="P64" style:family="paragraph" style:parent-style-name="Standard">
      <style:text-properties officeooo:rsid="005c36e3" officeooo:paragraph-rsid="005c36e3"/>
    </style:style>
    <style:style style:name="P65" style:family="paragraph" style:parent-style-name="Standard">
      <style:text-properties officeooo:rsid="005c36e3" officeooo:paragraph-rsid="00793697"/>
    </style:style>
    <style:style style:name="P66" style:family="paragraph" style:parent-style-name="Standard">
      <style:text-properties officeooo:rsid="005d3b00" officeooo:paragraph-rsid="005d3b00"/>
    </style:style>
    <style:style style:name="P67" style:family="paragraph" style:parent-style-name="Standard">
      <style:text-properties officeooo:rsid="005eeb4e" officeooo:paragraph-rsid="005eeb4e"/>
    </style:style>
    <style:style style:name="P68" style:family="paragraph" style:parent-style-name="Standard">
      <style:text-properties officeooo:rsid="00609af2" officeooo:paragraph-rsid="00609af2"/>
    </style:style>
    <style:style style:name="P69" style:family="paragraph" style:parent-style-name="Standard">
      <style:text-properties officeooo:rsid="0061e9dd" officeooo:paragraph-rsid="0061e9dd"/>
    </style:style>
    <style:style style:name="P70" style:family="paragraph" style:parent-style-name="Standard">
      <style:text-properties officeooo:rsid="0064b077" officeooo:paragraph-rsid="0064b077"/>
    </style:style>
    <style:style style:name="P71" style:family="paragraph" style:parent-style-name="Standard">
      <style:text-properties officeooo:rsid="00692ea6" officeooo:paragraph-rsid="00692ea6"/>
    </style:style>
    <style:style style:name="P72" style:family="paragraph" style:parent-style-name="Standard">
      <style:text-properties officeooo:rsid="00692ea6" officeooo:paragraph-rsid="006a0db0"/>
    </style:style>
    <style:style style:name="P73" style:family="paragraph" style:parent-style-name="Standard">
      <style:text-properties officeooo:rsid="006b7db5" officeooo:paragraph-rsid="006b7db5"/>
    </style:style>
    <style:style style:name="P74" style:family="paragraph" style:parent-style-name="Standard">
      <style:text-properties officeooo:rsid="006cde01" officeooo:paragraph-rsid="006cde01"/>
    </style:style>
    <style:style style:name="P75" style:family="paragraph" style:parent-style-name="Standard">
      <style:text-properties officeooo:rsid="006dff14" officeooo:paragraph-rsid="006dff14"/>
    </style:style>
    <style:style style:name="P76" style:family="paragraph" style:parent-style-name="Standard">
      <style:text-properties officeooo:rsid="006e5e65" officeooo:paragraph-rsid="006e5e65"/>
    </style:style>
    <style:style style:name="P77" style:family="paragraph" style:parent-style-name="Standard">
      <style:text-properties officeooo:rsid="006fc02d" officeooo:paragraph-rsid="006fc02d"/>
    </style:style>
    <style:style style:name="P78" style:family="paragraph" style:parent-style-name="Standard">
      <style:text-properties officeooo:rsid="006fc02d" officeooo:paragraph-rsid="00b68867"/>
    </style:style>
    <style:style style:name="P79" style:family="paragraph" style:parent-style-name="Standard">
      <style:text-properties officeooo:rsid="0070da3c" officeooo:paragraph-rsid="0070da3c"/>
    </style:style>
    <style:style style:name="P80" style:family="paragraph" style:parent-style-name="Standard">
      <style:text-properties officeooo:rsid="0070f3cc" officeooo:paragraph-rsid="0070f3cc"/>
    </style:style>
    <style:style style:name="P81" style:family="paragraph" style:parent-style-name="Standard">
      <style:text-properties officeooo:rsid="0072e53e" officeooo:paragraph-rsid="0072e53e"/>
    </style:style>
    <style:style style:name="P82" style:family="paragraph" style:parent-style-name="Standard">
      <style:text-properties officeooo:rsid="0074b9cc" officeooo:paragraph-rsid="0074b9cc"/>
    </style:style>
    <style:style style:name="P83" style:family="paragraph" style:parent-style-name="Standard">
      <style:text-properties officeooo:rsid="0074b9cc" officeooo:paragraph-rsid="00b7a0eb"/>
    </style:style>
    <style:style style:name="P84" style:family="paragraph" style:parent-style-name="Standard">
      <style:text-properties officeooo:rsid="0075cdc8" officeooo:paragraph-rsid="0075cdc8"/>
    </style:style>
    <style:style style:name="P85" style:family="paragraph" style:parent-style-name="Standard">
      <style:text-properties officeooo:rsid="0075e32d" officeooo:paragraph-rsid="0075e32d"/>
    </style:style>
    <style:style style:name="P86" style:family="paragraph" style:parent-style-name="Standard">
      <style:text-properties officeooo:rsid="0075e32d" officeooo:paragraph-rsid="007b0074"/>
    </style:style>
    <style:style style:name="P87" style:family="paragraph" style:parent-style-name="Standard">
      <style:text-properties officeooo:rsid="007bcd7d" officeooo:paragraph-rsid="007bcd7d"/>
    </style:style>
    <style:style style:name="P88" style:family="paragraph" style:parent-style-name="Standard">
      <style:text-properties officeooo:rsid="007cedf9" officeooo:paragraph-rsid="007cedf9"/>
    </style:style>
    <style:style style:name="P89" style:family="paragraph" style:parent-style-name="Standard">
      <style:text-properties officeooo:rsid="007cef18" officeooo:paragraph-rsid="007cef18"/>
    </style:style>
    <style:style style:name="P90" style:family="paragraph" style:parent-style-name="Standard">
      <style:text-properties officeooo:rsid="007e8d2c" officeooo:paragraph-rsid="007e8d2c"/>
    </style:style>
    <style:style style:name="P91" style:family="paragraph" style:parent-style-name="Standard">
      <style:text-properties officeooo:rsid="007fa654" officeooo:paragraph-rsid="007fa654"/>
    </style:style>
    <style:style style:name="P92" style:family="paragraph" style:parent-style-name="Standard">
      <style:text-properties officeooo:rsid="008126b3" officeooo:paragraph-rsid="008126b3"/>
    </style:style>
    <style:style style:name="P93" style:family="paragraph" style:parent-style-name="Standard">
      <style:text-properties officeooo:rsid="008126b3" officeooo:paragraph-rsid="0084024e"/>
    </style:style>
    <style:style style:name="P94" style:family="paragraph" style:parent-style-name="Standard">
      <style:text-properties officeooo:rsid="0084024e" officeooo:paragraph-rsid="0084024e"/>
    </style:style>
    <style:style style:name="P95" style:family="paragraph" style:parent-style-name="Standard">
      <style:text-properties officeooo:rsid="00847294" officeooo:paragraph-rsid="00847294"/>
    </style:style>
    <style:style style:name="P96" style:family="paragraph" style:parent-style-name="Standard">
      <style:text-properties officeooo:rsid="0084bded" officeooo:paragraph-rsid="0084bded"/>
    </style:style>
    <style:style style:name="P97" style:family="paragraph" style:parent-style-name="Standard">
      <style:text-properties officeooo:rsid="0085f840" officeooo:paragraph-rsid="0085f840"/>
    </style:style>
    <style:style style:name="P98" style:family="paragraph" style:parent-style-name="Standard">
      <style:text-properties officeooo:rsid="0087a99f" officeooo:paragraph-rsid="0087a99f"/>
    </style:style>
    <style:style style:name="P99" style:family="paragraph" style:parent-style-name="Standard">
      <style:text-properties officeooo:rsid="00881418" officeooo:paragraph-rsid="00881418"/>
    </style:style>
    <style:style style:name="P100" style:family="paragraph" style:parent-style-name="Standard">
      <style:text-properties officeooo:rsid="0088e158" officeooo:paragraph-rsid="0088e158"/>
    </style:style>
    <style:style style:name="P101" style:family="paragraph" style:parent-style-name="Standard">
      <style:text-properties officeooo:rsid="008ac146" officeooo:paragraph-rsid="008ac146"/>
    </style:style>
    <style:style style:name="P102" style:family="paragraph" style:parent-style-name="Standard">
      <style:text-properties officeooo:rsid="008c5b9c" officeooo:paragraph-rsid="008c5b9c"/>
    </style:style>
    <style:style style:name="P103" style:family="paragraph" style:parent-style-name="Standard">
      <style:text-properties officeooo:rsid="008c695e" officeooo:paragraph-rsid="008c695e"/>
    </style:style>
    <style:style style:name="P104" style:family="paragraph" style:parent-style-name="Standard">
      <style:text-properties officeooo:rsid="008e508a" officeooo:paragraph-rsid="008e508a"/>
    </style:style>
    <style:style style:name="P105" style:family="paragraph" style:parent-style-name="Standard">
      <style:text-properties officeooo:rsid="008e508a" officeooo:paragraph-rsid="0092f5cd"/>
    </style:style>
    <style:style style:name="P106" style:family="paragraph" style:parent-style-name="Standard">
      <style:text-properties officeooo:rsid="0090daf6" officeooo:paragraph-rsid="0090daf6"/>
    </style:style>
    <style:style style:name="P107" style:family="paragraph" style:parent-style-name="Standard">
      <style:text-properties officeooo:rsid="00961985" officeooo:paragraph-rsid="00961985"/>
    </style:style>
    <style:style style:name="P108" style:family="paragraph" style:parent-style-name="Standard">
      <style:text-properties officeooo:rsid="0097d0e6" officeooo:paragraph-rsid="0097d0e6"/>
    </style:style>
    <style:style style:name="P109" style:family="paragraph" style:parent-style-name="Standard">
      <style:text-properties officeooo:rsid="0098f1b3" officeooo:paragraph-rsid="0098f1b3"/>
    </style:style>
    <style:style style:name="P110" style:family="paragraph" style:parent-style-name="Standard">
      <style:text-properties officeooo:rsid="0099497c" officeooo:paragraph-rsid="009ace50"/>
    </style:style>
    <style:style style:name="P111" style:family="paragraph" style:parent-style-name="Standard">
      <style:text-properties officeooo:rsid="009b9bf8" officeooo:paragraph-rsid="009b9bf8"/>
    </style:style>
    <style:style style:name="P112" style:family="paragraph" style:parent-style-name="Standard">
      <style:text-properties officeooo:rsid="009ca96a" officeooo:paragraph-rsid="009ca96a"/>
    </style:style>
    <style:style style:name="P113" style:family="paragraph" style:parent-style-name="Standard">
      <style:text-properties officeooo:rsid="009cff0c" officeooo:paragraph-rsid="009cff0c"/>
    </style:style>
    <style:style style:name="P114" style:family="paragraph" style:parent-style-name="Standard">
      <style:text-properties officeooo:rsid="00a116aa" officeooo:paragraph-rsid="00a116aa"/>
    </style:style>
    <style:style style:name="P115" style:family="paragraph" style:parent-style-name="Standard">
      <style:text-properties officeooo:rsid="00a1208b" officeooo:paragraph-rsid="00a1208b"/>
    </style:style>
    <style:style style:name="P116" style:family="paragraph" style:parent-style-name="Standard">
      <style:text-properties officeooo:rsid="00a19a3a" officeooo:paragraph-rsid="00a19a3a"/>
    </style:style>
    <style:style style:name="P117" style:family="paragraph" style:parent-style-name="Standard">
      <style:text-properties officeooo:rsid="00a56596" officeooo:paragraph-rsid="00a56596"/>
    </style:style>
    <style:style style:name="P118" style:family="paragraph" style:parent-style-name="Standard">
      <style:text-properties officeooo:rsid="00a6d88d" officeooo:paragraph-rsid="00a6d88d"/>
    </style:style>
    <style:style style:name="P119" style:family="paragraph" style:parent-style-name="Standard">
      <style:text-properties officeooo:rsid="00a72f40" officeooo:paragraph-rsid="00a72f40"/>
    </style:style>
    <style:style style:name="P120" style:family="paragraph" style:parent-style-name="Standard">
      <style:text-properties officeooo:rsid="00a8ab91" officeooo:paragraph-rsid="00a8ab91"/>
    </style:style>
    <style:style style:name="P121" style:family="paragraph" style:parent-style-name="Standard">
      <style:text-properties officeooo:rsid="00a91076" officeooo:paragraph-rsid="00a91076"/>
    </style:style>
    <style:style style:name="P122" style:family="paragraph" style:parent-style-name="Standard">
      <style:text-properties officeooo:rsid="00a9499c" officeooo:paragraph-rsid="00a97603"/>
    </style:style>
    <style:style style:name="P123" style:family="paragraph" style:parent-style-name="Standard">
      <style:text-properties officeooo:rsid="00a97603" officeooo:paragraph-rsid="00a97603"/>
    </style:style>
    <style:style style:name="P124" style:family="paragraph" style:parent-style-name="Standard">
      <style:text-properties officeooo:rsid="00ab08d0" officeooo:paragraph-rsid="00ab08d0"/>
    </style:style>
    <style:style style:name="P125" style:family="paragraph" style:parent-style-name="Standard">
      <style:text-properties officeooo:rsid="00ac5d0f" officeooo:paragraph-rsid="00ac5d0f"/>
    </style:style>
    <style:style style:name="P126" style:family="paragraph" style:parent-style-name="Standard">
      <style:text-properties officeooo:rsid="00793697" officeooo:paragraph-rsid="00b539c2"/>
    </style:style>
    <style:style style:name="P127" style:family="paragraph" style:parent-style-name="Standard">
      <style:text-properties officeooo:rsid="00b8a93c" officeooo:paragraph-rsid="00b8a93c"/>
    </style:style>
    <style:style style:name="P128" style:family="paragraph" style:parent-style-name="Standard">
      <style:text-properties officeooo:rsid="009dff94" officeooo:paragraph-rsid="009dff94"/>
    </style:style>
    <style:style style:name="P129" style:family="paragraph" style:parent-style-name="Standard">
      <style:text-properties officeooo:rsid="00bc4bda" officeooo:paragraph-rsid="00bc4bda"/>
    </style:style>
    <style:style style:name="P130" style:family="paragraph" style:parent-style-name="Standard">
      <style:text-properties fo:font-weight="normal" officeooo:rsid="00ac5d0f" officeooo:paragraph-rsid="00ac5d0f" style:font-weight-asian="normal" style:font-weight-complex="normal"/>
    </style:style>
    <style:style style:name="P131" style:family="paragraph" style:parent-style-name="sourcecode">
      <style:text-properties fo:color="#ce181e"/>
    </style:style>
    <style:style style:name="P132" style:family="paragraph" style:parent-style-name="sourcecode">
      <style:text-properties officeooo:paragraph-rsid="002aea8f"/>
    </style:style>
    <style:style style:name="P133" style:family="paragraph" style:parent-style-name="sourcecode">
      <style:text-properties officeooo:rsid="0031cb5b" officeooo:paragraph-rsid="0031cb5b"/>
    </style:style>
    <style:style style:name="P134" style:family="paragraph" style:parent-style-name="sourcecode">
      <style:text-properties style:use-window-font-color="true" fo:font-style="normal" officeooo:rsid="00377473" officeooo:paragraph-rsid="00377473" style:font-style-asian="normal" style:font-style-complex="normal"/>
    </style:style>
    <style:style style:name="P135" style:family="paragraph" style:parent-style-name="sourcecode">
      <style:text-properties officeooo:paragraph-rsid="0038b4ca"/>
    </style:style>
    <style:style style:name="P136" style:family="paragraph" style:parent-style-name="sourcecode">
      <style:text-properties officeooo:paragraph-rsid="00394c9c"/>
    </style:style>
    <style:style style:name="P137" style:family="paragraph" style:parent-style-name="sourcecode">
      <style:text-properties officeooo:rsid="00452b01" officeooo:paragraph-rsid="00452b01"/>
    </style:style>
    <style:style style:name="P138" style:family="paragraph" style:parent-style-name="sourcecode">
      <style:text-properties officeooo:paragraph-rsid="00452b01"/>
    </style:style>
    <style:style style:name="P139" style:family="paragraph" style:parent-style-name="sourcecode">
      <style:text-properties officeooo:paragraph-rsid="0047f964"/>
    </style:style>
    <style:style style:name="P140" style:family="paragraph" style:parent-style-name="sourcecode">
      <style:text-properties officeooo:rsid="004c9781" officeooo:paragraph-rsid="004c9781"/>
    </style:style>
    <style:style style:name="P141" style:family="paragraph" style:parent-style-name="sourcecode">
      <style:text-properties officeooo:paragraph-rsid="0058bba9"/>
    </style:style>
    <style:style style:name="P142" style:family="paragraph" style:parent-style-name="sourcecode">
      <style:text-properties officeooo:rsid="00407da7" officeooo:paragraph-rsid="005d3b00"/>
    </style:style>
    <style:style style:name="P143" style:family="paragraph" style:parent-style-name="sourcecode">
      <style:text-properties officeooo:paragraph-rsid="005d3b00"/>
    </style:style>
    <style:style style:name="P144" style:family="paragraph" style:parent-style-name="sourcecode">
      <style:text-properties officeooo:rsid="005d3b00" officeooo:paragraph-rsid="005d3b00"/>
    </style:style>
    <style:style style:name="P145" style:family="paragraph" style:parent-style-name="sourcecode">
      <style:text-properties officeooo:rsid="00a91076" officeooo:paragraph-rsid="00a91076"/>
    </style:style>
    <style:style style:name="P146" style:family="paragraph" style:parent-style-name="sourcecode">
      <style:text-properties officeooo:rsid="00a9499c" officeooo:paragraph-rsid="00a9499c"/>
    </style:style>
    <style:style style:name="P147" style:family="paragraph" style:parent-style-name="Text_20_body">
      <style:text-properties officeooo:rsid="00533004" officeooo:paragraph-rsid="00533004"/>
    </style:style>
    <style:style style:name="P148" style:family="paragraph" style:parent-style-name="Standard">
      <style:paragraph-properties fo:text-align="justify" style:justify-single-word="false"/>
      <style:text-properties fo:language="en" fo:country="US" officeooo:rsid="001ee57d" officeooo:paragraph-rsid="00205de7"/>
    </style:style>
    <style:style style:name="P149" style:family="paragraph" style:parent-style-name="Standard">
      <style:paragraph-properties fo:text-align="justify" style:justify-single-word="false"/>
      <style:text-properties fo:language="en" fo:country="US" officeooo:rsid="00c30205" officeooo:paragraph-rsid="00c30205"/>
    </style:style>
    <style:style style:name="P150" style:family="paragraph" style:parent-style-name="Standard">
      <style:paragraph-properties fo:text-align="justify" style:justify-single-word="false"/>
      <style:text-properties fo:language="en" fo:country="US" officeooo:rsid="0021f549" officeooo:paragraph-rsid="00c46ff9"/>
    </style:style>
    <style:style style:name="P151" style:family="paragraph" style:parent-style-name="Standard">
      <style:paragraph-properties fo:text-align="justify" style:justify-single-word="false"/>
      <style:text-properties fo:language="en" fo:country="US" officeooo:rsid="00c46ff9" officeooo:paragraph-rsid="00c46ff9"/>
    </style:style>
    <style:style style:name="P152" style:family="paragraph" style:parent-style-name="Standard">
      <style:paragraph-properties fo:text-align="justify" style:justify-single-word="false"/>
      <style:text-properties fo:language="en" fo:country="US" officeooo:rsid="00c46ff9" officeooo:paragraph-rsid="00d332b1"/>
    </style:style>
    <style:style style:name="P153" style:family="paragraph" style:parent-style-name="Standard">
      <style:paragraph-properties fo:text-align="justify" style:justify-single-word="false"/>
      <style:text-properties fo:language="en" fo:country="US" officeooo:rsid="00c5ce2c" officeooo:paragraph-rsid="00c5ce2c"/>
    </style:style>
    <style:style style:name="P154" style:family="paragraph" style:parent-style-name="Standard">
      <style:paragraph-properties fo:text-align="justify" style:justify-single-word="false"/>
      <style:text-properties fo:language="en" fo:country="US" officeooo:rsid="00c5ce2c" officeooo:paragraph-rsid="00cc71dc"/>
    </style:style>
    <style:style style:name="P155" style:family="paragraph" style:parent-style-name="Standard">
      <style:paragraph-properties fo:text-align="justify" style:justify-single-word="false"/>
      <style:text-properties fo:language="en" fo:country="US" officeooo:rsid="00c76b0e" officeooo:paragraph-rsid="00c76b0e"/>
    </style:style>
    <style:style style:name="P156" style:family="paragraph" style:parent-style-name="Standard">
      <style:paragraph-properties fo:text-align="justify" style:justify-single-word="false"/>
      <style:text-properties fo:language="en" fo:country="US" officeooo:rsid="003b051e" officeooo:paragraph-rsid="00cc71dc"/>
    </style:style>
    <style:style style:name="P157" style:family="paragraph" style:parent-style-name="Standard">
      <style:paragraph-properties fo:text-align="justify" style:justify-single-word="false"/>
      <style:text-properties fo:language="en" fo:country="US" officeooo:rsid="00e4df98" officeooo:paragraph-rsid="00e4df98"/>
    </style:style>
    <style:style style:name="P158" style:family="paragraph" style:parent-style-name="Standard">
      <style:paragraph-properties fo:text-align="justify" style:justify-single-word="false"/>
      <style:text-properties fo:language="en" fo:country="US" style:text-underline-style="solid" style:text-underline-width="auto" style:text-underline-color="font-color" officeooo:rsid="00c5ce2c" officeooo:paragraph-rsid="00c5ce2c"/>
    </style:style>
    <style:style style:name="P159" style:family="paragraph" style:parent-style-name="Standard">
      <style:text-properties officeooo:rsid="0046205d" officeooo:paragraph-rsid="0047f964"/>
    </style:style>
    <style:style style:name="P160" style:family="paragraph" style:parent-style-name="Standard">
      <style:text-properties officeooo:rsid="0046205d" officeooo:paragraph-rsid="00cf731c"/>
    </style:style>
    <style:style style:name="P161" style:family="paragraph" style:parent-style-name="Standard">
      <style:text-properties officeooo:rsid="0046205d" officeooo:paragraph-rsid="00d2b7ef"/>
    </style:style>
    <style:style style:name="P162" style:family="paragraph" style:parent-style-name="Standard">
      <style:text-properties officeooo:rsid="00cc71dc" officeooo:paragraph-rsid="00cc71dc"/>
    </style:style>
    <style:style style:name="P163" style:family="paragraph" style:parent-style-name="Standard">
      <style:text-properties officeooo:rsid="00cf731c" officeooo:paragraph-rsid="00cf731c"/>
    </style:style>
    <style:style style:name="P164" style:family="paragraph" style:parent-style-name="Standard">
      <style:text-properties officeooo:rsid="0047f964" officeooo:paragraph-rsid="0047f964"/>
    </style:style>
    <style:style style:name="P165" style:family="paragraph" style:parent-style-name="Standard">
      <style:text-properties officeooo:rsid="0047f964" officeooo:paragraph-rsid="00cf731c"/>
    </style:style>
    <style:style style:name="P166" style:family="paragraph" style:parent-style-name="Standard">
      <style:text-properties officeooo:rsid="004c9781" officeooo:paragraph-rsid="004c9781"/>
    </style:style>
    <style:style style:name="P167" style:family="paragraph" style:parent-style-name="Standard">
      <style:text-properties officeooo:rsid="0076dc55" officeooo:paragraph-rsid="0076dc55"/>
    </style:style>
    <style:style style:name="P168" style:family="paragraph" style:parent-style-name="Standard">
      <style:text-properties officeooo:rsid="00d332b1" officeooo:paragraph-rsid="00d332b1"/>
    </style:style>
    <style:style style:name="P169" style:family="paragraph" style:parent-style-name="Standard">
      <style:text-properties officeooo:rsid="0058bba9" officeooo:paragraph-rsid="00d3ffbf"/>
    </style:style>
    <style:style style:name="P170" style:family="paragraph" style:parent-style-name="Standard">
      <style:text-properties officeooo:rsid="0058bba9" officeooo:paragraph-rsid="00d55c36"/>
    </style:style>
    <style:style style:name="P171" style:family="paragraph" style:parent-style-name="Standard">
      <style:text-properties officeooo:rsid="00d55c36" officeooo:paragraph-rsid="00d55c36"/>
    </style:style>
    <style:style style:name="P172" style:family="paragraph" style:parent-style-name="Standard">
      <style:text-properties officeooo:rsid="00d55c36" officeooo:paragraph-rsid="00d5c768"/>
    </style:style>
    <style:style style:name="P173" style:family="paragraph" style:parent-style-name="Standard">
      <style:text-properties officeooo:rsid="00d5c768" officeooo:paragraph-rsid="00d5c768"/>
    </style:style>
    <style:style style:name="P174" style:family="paragraph" style:parent-style-name="Standard">
      <style:text-properties officeooo:rsid="0090daf6" officeooo:paragraph-rsid="0091bd9e"/>
    </style:style>
    <style:style style:name="P175" style:family="paragraph" style:parent-style-name="Standard">
      <style:text-properties officeooo:rsid="00543ea0" officeooo:paragraph-rsid="00d6af98"/>
    </style:style>
    <style:style style:name="P176" style:family="paragraph" style:parent-style-name="Standard">
      <style:text-properties officeooo:rsid="005be37e" officeooo:paragraph-rsid="00d6af98"/>
    </style:style>
    <style:style style:name="P177" style:family="paragraph" style:parent-style-name="Standard">
      <style:text-properties officeooo:rsid="007cef18" officeooo:paragraph-rsid="007cef18"/>
    </style:style>
    <style:style style:name="P178" style:family="paragraph" style:parent-style-name="Standard">
      <style:text-properties officeooo:rsid="00dcf7ae" officeooo:paragraph-rsid="00dcf7ae"/>
    </style:style>
    <style:style style:name="P179" style:family="paragraph" style:parent-style-name="Standard">
      <style:text-properties officeooo:rsid="008e508a" officeooo:paragraph-rsid="00de19d8"/>
    </style:style>
    <style:style style:name="P180" style:family="paragraph" style:parent-style-name="Standard">
      <style:text-properties officeooo:rsid="008e508a" officeooo:paragraph-rsid="00dfbbdd"/>
    </style:style>
    <style:style style:name="P181" style:family="paragraph" style:parent-style-name="Standard">
      <style:text-properties officeooo:rsid="008e508a" officeooo:paragraph-rsid="0092f5cd"/>
    </style:style>
    <style:style style:name="P182" style:family="paragraph" style:parent-style-name="Standard">
      <style:text-properties officeooo:rsid="00de19d8" officeooo:paragraph-rsid="00de19d8"/>
    </style:style>
    <style:style style:name="P183" style:family="paragraph" style:parent-style-name="Standard">
      <style:text-properties officeooo:rsid="00978a63" officeooo:paragraph-rsid="00978a63"/>
    </style:style>
    <style:style style:name="P184" style:family="paragraph" style:parent-style-name="Standard">
      <style:text-properties officeooo:rsid="00dfbbdd" officeooo:paragraph-rsid="00dfbbdd"/>
    </style:style>
    <style:style style:name="P185" style:family="paragraph" style:parent-style-name="Standard">
      <style:text-properties officeooo:rsid="0074b9cc" officeooo:paragraph-rsid="0074b9cc"/>
    </style:style>
    <style:style style:name="P186" style:family="paragraph" style:parent-style-name="Heading_20_1">
      <style:paragraph-properties fo:break-before="page"/>
      <style:text-properties officeooo:rsid="00a116aa" officeooo:paragraph-rsid="00a116aa"/>
    </style:style>
    <style:style style:name="P187" style:family="paragraph" style:parent-style-name="Heading_20_2">
      <style:text-properties officeooo:rsid="00419f07" officeooo:paragraph-rsid="00419f07"/>
    </style:style>
    <style:style style:name="P188" style:family="paragraph" style:parent-style-name="Heading_20_2">
      <style:text-properties officeooo:rsid="0058bba9" officeooo:paragraph-rsid="0058bba9"/>
    </style:style>
    <style:style style:name="P189" style:family="paragraph" style:parent-style-name="Heading_20_2">
      <style:text-properties officeooo:paragraph-rsid="0058bba9"/>
    </style:style>
    <style:style style:name="P190" style:family="paragraph" style:parent-style-name="Heading_20_2">
      <style:text-properties officeooo:rsid="005be37e" officeooo:paragraph-rsid="005be37e"/>
    </style:style>
    <style:style style:name="P191" style:family="paragraph" style:parent-style-name="Heading_20_2">
      <style:text-properties officeooo:rsid="00533004" officeooo:paragraph-rsid="00533004"/>
    </style:style>
    <style:style style:name="P192" style:family="paragraph" style:parent-style-name="Heading_20_2">
      <style:text-properties officeooo:rsid="0070f3cc" officeooo:paragraph-rsid="0070f3cc"/>
    </style:style>
    <style:style style:name="P193" style:family="paragraph" style:parent-style-name="Heading_20_2">
      <style:text-properties officeooo:paragraph-rsid="0070f3cc"/>
    </style:style>
    <style:style style:name="P194" style:family="paragraph" style:parent-style-name="Heading_20_2">
      <style:text-properties officeooo:rsid="007b0074" officeooo:paragraph-rsid="007b0074"/>
    </style:style>
    <style:style style:name="P195" style:family="paragraph" style:parent-style-name="Heading_20_2">
      <style:text-properties officeooo:paragraph-rsid="007b0074"/>
    </style:style>
    <style:style style:name="P196" style:family="paragraph" style:parent-style-name="Heading_20_2">
      <style:text-properties officeooo:rsid="008e508a" officeooo:paragraph-rsid="008e508a"/>
    </style:style>
    <style:style style:name="P197" style:family="paragraph" style:parent-style-name="Heading_20_2">
      <style:text-properties officeooo:paragraph-rsid="008c5ec2"/>
    </style:style>
    <style:style style:name="P198" style:family="paragraph" style:parent-style-name="Heading_20_2">
      <style:text-properties officeooo:rsid="00a72f40" officeooo:paragraph-rsid="00a72f40"/>
    </style:style>
    <style:style style:name="P199" style:family="paragraph" style:parent-style-name="Heading_20_2">
      <style:text-properties officeooo:rsid="00a97603" officeooo:paragraph-rsid="00a97603"/>
    </style:style>
    <style:style style:name="P200" style:family="paragraph" style:parent-style-name="Heading_20_2" style:master-page-name="">
      <style:paragraph-properties style:page-number="auto"/>
      <style:text-properties officeooo:rsid="005719c7" officeooo:paragraph-rsid="0058bba9"/>
    </style:style>
    <style:style style:name="P201" style:family="paragraph" style:parent-style-name="sourcecode">
      <style:text-properties officeooo:paragraph-rsid="00d5c768"/>
    </style:style>
    <style:style style:name="T1" style:family="text">
      <style:text-properties fo:font-style="italic" style:font-style-asian="italic" style:font-style-complex="italic"/>
    </style:style>
    <style:style style:name="T2" style:family="text">
      <style:text-properties fo:font-style="italic" officeooo:rsid="0047f964" style:font-style-asian="italic" style:font-style-complex="italic"/>
    </style:style>
    <style:style style:name="T3" style:family="text">
      <style:text-properties fo:font-style="italic" officeooo:rsid="00589691" style:font-style-asian="italic" style:font-style-complex="italic"/>
    </style:style>
    <style:style style:name="T4" style:family="text">
      <style:text-properties fo:font-style="italic" officeooo:rsid="0023536c" style:font-style-asian="italic" style:font-style-complex="italic"/>
    </style:style>
    <style:style style:name="T5" style:family="text">
      <style:text-properties fo:font-style="italic" officeooo:rsid="0039b9ec" style:font-style-asian="italic" style:font-style-complex="italic"/>
    </style:style>
    <style:style style:name="T6" style:family="text">
      <style:text-properties fo:font-style="italic" officeooo:rsid="00cf731c" style:font-style-asian="italic" style:font-style-complex="italic"/>
    </style:style>
    <style:style style:name="T7" style:family="text">
      <style:text-properties fo:font-style="italic" fo:background-color="transparent" loext:char-shading-value="0" style:font-style-asian="italic" style:font-style-complex="italic"/>
    </style:style>
    <style:style style:name="T8" style:family="text">
      <style:text-properties fo:font-style="italic" officeooo:rsid="00ce04a4" fo:background-color="transparent" loext:char-shading-value="0" style:font-style-asian="italic" style:font-style-complex="italic"/>
    </style:style>
    <style:style style:name="T9" style:family="text">
      <style:text-properties fo:font-style="italic" fo:font-weight="normal" officeooo:rsid="00d5c768" style:font-style-asian="italic" style:font-weight-asian="normal" style:font-style-complex="italic" style:font-weight-complex="normal"/>
    </style:style>
    <style:style style:name="T10" style:family="text">
      <style:text-properties officeooo:rsid="001fd535"/>
    </style:style>
    <style:style style:name="T11" style:family="text">
      <style:text-properties officeooo:rsid="00205de7"/>
    </style:style>
    <style:style style:name="T12" style:family="text">
      <style:text-properties fo:font-weight="bold" style:font-weight-asian="bold" style:font-weight-complex="bold"/>
    </style:style>
    <style:style style:name="T13" style:family="text">
      <style:text-properties fo:font-weight="bold" officeooo:rsid="00205de7" style:font-weight-asian="bold" style:font-weight-complex="bold"/>
    </style:style>
    <style:style style:name="T14" style:family="text">
      <style:text-properties fo:font-weight="bold" officeooo:rsid="0022ad8b" style:font-weight-asian="bold" style:font-weight-complex="bold"/>
    </style:style>
    <style:style style:name="T15" style:family="text">
      <style:text-properties fo:font-weight="bold" officeooo:rsid="00336112" style:font-weight-asian="bold" style:font-weight-complex="bold"/>
    </style:style>
    <style:style style:name="T16" style:family="text">
      <style:text-properties fo:font-weight="bold" officeooo:rsid="003542fe" style:font-weight-asian="bold" style:font-weight-complex="bold"/>
    </style:style>
    <style:style style:name="T17" style:family="text">
      <style:text-properties fo:font-weight="bold" officeooo:rsid="00394c9c" style:font-weight-asian="bold" style:font-weight-complex="bold"/>
    </style:style>
    <style:style style:name="T18" style:family="text">
      <style:text-properties fo:font-weight="bold" officeooo:rsid="0039b9ec" style:font-weight-asian="bold" style:font-weight-complex="bold"/>
    </style:style>
    <style:style style:name="T19" style:family="text">
      <style:text-properties fo:font-weight="bold" officeooo:rsid="00434e11" style:font-weight-asian="bold" style:font-weight-complex="bold"/>
    </style:style>
    <style:style style:name="T20" style:family="text">
      <style:text-properties fo:font-weight="bold" officeooo:rsid="0047f964" style:font-weight-asian="bold" style:font-weight-complex="bold"/>
    </style:style>
    <style:style style:name="T21" style:family="text">
      <style:text-properties fo:font-weight="bold" officeooo:rsid="00533004" style:font-weight-asian="bold" style:font-weight-complex="bold"/>
    </style:style>
    <style:style style:name="T22" style:family="text">
      <style:text-properties fo:font-weight="bold" officeooo:rsid="00543ea0" style:font-weight-asian="bold" style:font-weight-complex="bold"/>
    </style:style>
    <style:style style:name="T23" style:family="text">
      <style:text-properties fo:font-weight="bold" officeooo:rsid="005d3b00" style:font-weight-asian="bold" style:font-weight-complex="bold"/>
    </style:style>
    <style:style style:name="T24" style:family="text">
      <style:text-properties fo:font-weight="bold" officeooo:rsid="005f99a6" style:font-weight-asian="bold" style:font-weight-complex="bold"/>
    </style:style>
    <style:style style:name="T25" style:family="text">
      <style:text-properties fo:font-weight="bold" officeooo:rsid="00609af2" style:font-weight-asian="bold" style:font-weight-complex="bold"/>
    </style:style>
    <style:style style:name="T26" style:family="text">
      <style:text-properties fo:font-weight="bold" officeooo:rsid="0062e854" style:font-weight-asian="bold" style:font-weight-complex="bold"/>
    </style:style>
    <style:style style:name="T27" style:family="text">
      <style:text-properties fo:font-weight="bold" officeooo:rsid="006a0db0" style:font-weight-asian="bold" style:font-weight-complex="bold"/>
    </style:style>
    <style:style style:name="T28" style:family="text">
      <style:text-properties fo:font-weight="bold" officeooo:rsid="006fc02d" style:font-weight-asian="bold" style:font-weight-complex="bold"/>
    </style:style>
    <style:style style:name="T29" style:family="text">
      <style:text-properties fo:font-weight="bold" officeooo:rsid="0070da3c" style:font-weight-asian="bold" style:font-weight-complex="bold"/>
    </style:style>
    <style:style style:name="T30" style:family="text">
      <style:text-properties fo:font-weight="bold" officeooo:rsid="0076dc55" style:font-weight-asian="bold" style:font-weight-complex="bold"/>
    </style:style>
    <style:style style:name="T31" style:family="text">
      <style:text-properties fo:font-weight="bold" officeooo:rsid="00793697" style:font-weight-asian="bold" style:font-weight-complex="bold"/>
    </style:style>
    <style:style style:name="T32" style:family="text">
      <style:text-properties fo:font-weight="bold" officeooo:rsid="007b0074" style:font-weight-asian="bold" style:font-weight-complex="bold"/>
    </style:style>
    <style:style style:name="T33" style:family="text">
      <style:text-properties fo:font-weight="bold" officeooo:rsid="007fa654" style:font-weight-asian="bold" style:font-weight-complex="bold"/>
    </style:style>
    <style:style style:name="T34" style:family="text">
      <style:text-properties fo:font-weight="bold" officeooo:rsid="00829e81" style:font-weight-asian="bold" style:font-weight-complex="bold"/>
    </style:style>
    <style:style style:name="T35" style:family="text">
      <style:text-properties fo:font-weight="bold" officeooo:rsid="0087064f" style:font-weight-asian="bold" style:font-weight-complex="bold"/>
    </style:style>
    <style:style style:name="T36" style:family="text">
      <style:text-properties fo:font-weight="bold" officeooo:rsid="008c5b9c" style:font-weight-asian="bold" style:font-weight-complex="bold"/>
    </style:style>
    <style:style style:name="T37" style:family="text">
      <style:text-properties fo:font-weight="bold" officeooo:rsid="00904012" style:font-weight-asian="bold" style:font-weight-complex="bold"/>
    </style:style>
    <style:style style:name="T38" style:family="text">
      <style:text-properties fo:font-weight="bold" officeooo:rsid="0094d2d1" style:font-weight-asian="bold" style:font-weight-complex="bold"/>
    </style:style>
    <style:style style:name="T39" style:family="text">
      <style:text-properties fo:font-weight="bold" officeooo:rsid="0098f1b3" style:font-weight-asian="bold" style:font-weight-complex="bold"/>
    </style:style>
    <style:style style:name="T40" style:family="text">
      <style:text-properties fo:font-weight="bold" officeooo:rsid="009ace50" style:font-weight-asian="bold" style:font-weight-complex="bold"/>
    </style:style>
    <style:style style:name="T41" style:family="text">
      <style:text-properties fo:font-weight="bold" officeooo:rsid="009ca96a" style:font-weight-asian="bold" style:font-weight-complex="bold"/>
    </style:style>
    <style:style style:name="T42" style:family="text">
      <style:text-properties fo:font-weight="bold" officeooo:rsid="00a91076" style:font-weight-asian="bold" style:font-weight-complex="bold"/>
    </style:style>
    <style:style style:name="T43" style:family="text">
      <style:text-properties fo:font-weight="bold" officeooo:rsid="00a97603" style:font-weight-asian="bold" style:font-weight-complex="bold"/>
    </style:style>
    <style:style style:name="T44" style:family="text">
      <style:text-properties fo:font-weight="bold" officeooo:rsid="00ab08d0" style:font-weight-asian="bold" style:font-weight-complex="bold"/>
    </style:style>
    <style:style style:name="T45" style:family="text">
      <style:text-properties fo:font-weight="bold" officeooo:rsid="00236cd7" style:font-weight-asian="bold" style:font-weight-complex="bold"/>
    </style:style>
    <style:style style:name="T46" style:family="text">
      <style:text-properties fo:font-weight="bold" officeooo:rsid="00ae0ee2" style:font-weight-asian="bold" style:font-weight-complex="bold"/>
    </style:style>
    <style:style style:name="T47" style:family="text">
      <style:text-properties fo:font-weight="bold" officeooo:rsid="00b2a5cd" style:font-weight-asian="bold" style:font-weight-complex="bold"/>
    </style:style>
    <style:style style:name="T48" style:family="text">
      <style:text-properties fo:font-weight="bold" officeooo:rsid="00c46ff9" style:font-weight-asian="bold" style:font-weight-complex="bold"/>
    </style:style>
    <style:style style:name="T49" style:family="text">
      <style:text-properties fo:font-weight="bold" officeooo:rsid="00c5ce2c" style:font-weight-asian="bold" style:font-weight-complex="bold"/>
    </style:style>
    <style:style style:name="T50" style:family="text">
      <style:text-properties fo:font-weight="bold" officeooo:rsid="00ce04a4" style:font-weight-asian="bold" style:font-weight-complex="bold"/>
    </style:style>
    <style:style style:name="T51" style:family="text">
      <style:text-properties fo:font-weight="bold" officeooo:rsid="00cf731c" style:font-weight-asian="bold" style:font-weight-complex="bold"/>
    </style:style>
    <style:style style:name="T52" style:family="text">
      <style:text-properties fo:font-weight="bold" officeooo:rsid="00d332b1" style:font-weight-asian="bold" style:font-weight-complex="bold"/>
    </style:style>
    <style:style style:name="T53" style:family="text">
      <style:text-properties fo:font-weight="bold" officeooo:rsid="00d3ffbf" style:font-weight-asian="bold" style:font-weight-complex="bold"/>
    </style:style>
    <style:style style:name="T54" style:family="text">
      <style:text-properties fo:font-weight="bold" officeooo:rsid="00d55c36" style:font-weight-asian="bold" style:font-weight-complex="bold"/>
    </style:style>
    <style:style style:name="T55" style:family="text">
      <style:text-properties fo:font-weight="bold" officeooo:rsid="00d5c768" style:font-weight-asian="bold" style:font-weight-complex="bold"/>
    </style:style>
    <style:style style:name="T56" style:family="text">
      <style:text-properties fo:font-weight="bold" officeooo:rsid="00d6af98" style:font-weight-asian="bold" style:font-weight-complex="bold"/>
    </style:style>
    <style:style style:name="T57" style:family="text">
      <style:text-properties fo:font-weight="bold" officeooo:rsid="00d7d91b" style:font-weight-asian="bold" style:font-weight-complex="bold"/>
    </style:style>
    <style:style style:name="T58" style:family="text">
      <style:text-properties fo:font-weight="bold" officeooo:rsid="0061e9dd" style:font-weight-asian="bold" style:font-weight-complex="bold"/>
    </style:style>
    <style:style style:name="T59" style:family="text">
      <style:text-properties fo:font-weight="bold" officeooo:rsid="00dcf7ae" style:font-weight-asian="bold" style:font-weight-complex="bold"/>
    </style:style>
    <style:style style:name="T60" style:family="text">
      <style:text-properties fo:font-weight="bold" officeooo:rsid="00de19d8" style:font-weight-asian="bold" style:font-weight-complex="bold"/>
    </style:style>
    <style:style style:name="T61" style:family="text">
      <style:text-properties fo:font-weight="bold" officeooo:rsid="00e163bc" style:font-weight-asian="bold" style:font-weight-complex="bold"/>
    </style:style>
    <style:style style:name="T62" style:family="text">
      <style:text-properties fo:font-weight="bold" officeooo:rsid="00e4df98" style:font-weight-asian="bold" style:font-weight-complex="bold"/>
    </style:style>
    <style:style style:name="T63" style:family="text">
      <style:text-properties fo:font-weight="bold" fo:background-color="transparent" loext:char-shading-value="0" style:font-weight-asian="bold" style:font-weight-complex="bold"/>
    </style:style>
    <style:style style:name="T64" style:family="text">
      <style:text-properties fo:font-weight="bold" officeooo:rsid="00ce04a4" fo:background-color="transparent" loext:char-shading-value="0" style:font-weight-asian="bold" style:font-weight-complex="bold"/>
    </style:style>
    <style:style style:name="T65" style:family="text">
      <style:text-properties officeooo:rsid="0020ab5b"/>
    </style:style>
    <style:style style:name="T66" style:family="text">
      <style:text-properties officeooo:rsid="0021f549"/>
    </style:style>
    <style:style style:name="T67" style:family="text">
      <style:text-properties officeooo:rsid="0022ad8b"/>
    </style:style>
    <style:style style:name="T68" style:family="text">
      <style:text-properties officeooo:rsid="00236cd7"/>
    </style:style>
    <style:style style:name="T69" style:family="text">
      <style:text-properties officeooo:rsid="0024d4dc"/>
    </style:style>
    <style:style style:name="T70" style:family="text">
      <style:text-properties officeooo:rsid="00257adc"/>
    </style:style>
    <style:style style:name="T71" style:family="text">
      <style:text-properties officeooo:rsid="0026a2f8"/>
    </style:style>
    <style:style style:name="T72" style:family="text">
      <style:text-properties officeooo:rsid="00282b32"/>
    </style:style>
    <style:style style:name="T73" style:family="text">
      <style:text-properties officeooo:rsid="002a3e78"/>
    </style:style>
    <style:style style:name="T74" style:family="text">
      <style:text-properties officeooo:rsid="002aea8f"/>
    </style:style>
    <style:style style:name="T75" style:family="text">
      <style:text-properties officeooo:rsid="002b9a20"/>
    </style:style>
    <style:style style:name="T76" style:family="text">
      <style:text-properties officeooo:rsid="002d0b35"/>
    </style:style>
    <style:style style:name="T77" style:family="text">
      <style:text-properties style:text-position="super 58%"/>
    </style:style>
    <style:style style:name="T78" style:family="text">
      <style:text-properties officeooo:rsid="002df92e"/>
    </style:style>
    <style:style style:name="T79" style:family="text">
      <style:text-properties officeooo:rsid="002ee970"/>
    </style:style>
    <style:style style:name="T80" style:family="text">
      <style:text-properties officeooo:rsid="00304c0e"/>
    </style:style>
    <style:style style:name="T81" style:family="text">
      <style:text-properties officeooo:rsid="00306a75"/>
    </style:style>
    <style:style style:name="T82" style:family="text">
      <style:text-properties officeooo:rsid="0031cb5b"/>
    </style:style>
    <style:style style:name="T83" style:family="text">
      <style:text-properties officeooo:rsid="00336112"/>
    </style:style>
    <style:style style:name="T84" style:family="text">
      <style:text-properties officeooo:rsid="003542fe"/>
    </style:style>
    <style:style style:name="T85" style:family="text">
      <style:text-properties officeooo:rsid="00377473"/>
    </style:style>
    <style:style style:name="T86" style:family="text">
      <style:text-properties style:use-window-font-color="true" officeooo:rsid="00377473"/>
    </style:style>
    <style:style style:name="T87" style:family="text">
      <style:text-properties style:use-window-font-color="true" fo:font-style="normal" style:font-style-asian="normal" style:font-style-complex="normal"/>
    </style:style>
    <style:style style:name="T88" style:family="text">
      <style:text-properties style:use-window-font-color="true" fo:font-style="normal" officeooo:rsid="00377473" style:font-style-asian="normal" style:font-style-complex="normal"/>
    </style:style>
    <style:style style:name="T89" style:family="text">
      <style:text-properties style:use-window-font-color="true" fo:font-style="normal" officeooo:rsid="00cae97d" style:font-style-asian="normal" style:font-style-complex="normal"/>
    </style:style>
    <style:style style:name="T90" style:family="text">
      <style:text-properties officeooo:rsid="003885ef"/>
    </style:style>
    <style:style style:name="T91" style:family="text">
      <style:text-properties officeooo:rsid="003b8a6f"/>
    </style:style>
    <style:style style:name="T92" style:family="text">
      <style:text-properties officeooo:rsid="0038f569"/>
    </style:style>
    <style:style style:name="T93" style:family="text">
      <style:text-properties officeooo:rsid="00394c9c"/>
    </style:style>
    <style:style style:name="T94" style:family="text">
      <style:text-properties officeooo:rsid="0039b9ec"/>
    </style:style>
    <style:style style:name="T95" style:family="text">
      <style:text-properties officeooo:rsid="003e9b46"/>
    </style:style>
    <style:style style:name="T96" style:family="text">
      <style:text-properties officeooo:rsid="00407da7"/>
    </style:style>
    <style:style style:name="T97" style:family="text">
      <style:text-properties officeooo:rsid="0040a2f5"/>
    </style:style>
    <style:style style:name="T98" style:family="text">
      <style:text-properties officeooo:rsid="0040b7d2"/>
    </style:style>
    <style:style style:name="T99" style:family="text">
      <style:text-properties officeooo:rsid="0042bd41"/>
    </style:style>
    <style:style style:name="T100" style:family="text">
      <style:text-properties officeooo:rsid="00434e11"/>
    </style:style>
    <style:style style:name="T101" style:family="text">
      <style:text-properties officeooo:rsid="00452b01"/>
    </style:style>
    <style:style style:name="T102" style:family="text">
      <style:text-properties officeooo:rsid="0045928e"/>
    </style:style>
    <style:style style:name="T103" style:family="text">
      <style:text-properties officeooo:rsid="0047f964"/>
    </style:style>
    <style:style style:name="T104" style:family="text">
      <style:text-properties officeooo:rsid="004b09f3"/>
    </style:style>
    <style:style style:name="T105" style:family="text">
      <style:text-properties officeooo:rsid="004eafe1"/>
    </style:style>
    <style:style style:name="T106" style:family="text">
      <style:text-properties officeooo:rsid="00533004"/>
    </style:style>
    <style:style style:name="T107" style:family="text">
      <style:text-properties officeooo:rsid="00543ea0"/>
    </style:style>
    <style:style style:name="T108" style:family="text">
      <style:text-properties officeooo:rsid="00589691"/>
    </style:style>
    <style:style style:name="T109" style:family="text">
      <style:text-properties officeooo:rsid="0058bba9"/>
    </style:style>
    <style:style style:name="T110" style:family="text">
      <style:text-properties officeooo:rsid="005b290a"/>
    </style:style>
    <style:style style:name="T111" style:family="text">
      <style:text-properties officeooo:rsid="005c2937"/>
    </style:style>
    <style:style style:name="T112" style:family="text">
      <style:text-properties officeooo:rsid="005d3b00"/>
    </style:style>
    <style:style style:name="T113" style:family="text">
      <style:text-properties officeooo:rsid="005f99a6"/>
    </style:style>
    <style:style style:name="T114" style:family="text">
      <style:text-properties officeooo:rsid="00609af2"/>
    </style:style>
    <style:style style:name="T115" style:family="text">
      <style:text-properties officeooo:rsid="0061e9dd"/>
    </style:style>
    <style:style style:name="T116" style:family="text">
      <style:text-properties officeooo:rsid="0062e854"/>
    </style:style>
    <style:style style:name="T117" style:family="text">
      <style:text-properties officeooo:rsid="0065b516"/>
    </style:style>
    <style:style style:name="T118" style:family="text">
      <style:text-properties officeooo:rsid="0067452d"/>
    </style:style>
    <style:style style:name="T119" style:family="text">
      <style:text-properties officeooo:rsid="00692ea6"/>
    </style:style>
    <style:style style:name="T120" style:family="text">
      <style:text-properties officeooo:rsid="006a0db0"/>
    </style:style>
    <style:style style:name="T121" style:family="text">
      <style:text-properties officeooo:rsid="006fc02d"/>
    </style:style>
    <style:style style:name="T122" style:family="text">
      <style:text-properties officeooo:rsid="0070da3c"/>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officeooo:rsid="00b10419"/>
    </style:style>
    <style:style style:name="T125" style:family="text">
      <style:text-properties style:text-underline-style="solid" style:text-underline-width="auto" style:text-underline-color="font-color" officeooo:rsid="00d7d91b"/>
    </style:style>
    <style:style style:name="T126" style:family="text">
      <style:text-properties style:text-underline-style="solid" style:text-underline-width="auto" style:text-underline-color="font-color" officeooo:rsid="005d3b00"/>
    </style:style>
    <style:style style:name="T127" style:family="text">
      <style:text-properties officeooo:rsid="0074b9cc"/>
    </style:style>
    <style:style style:name="T128" style:family="text">
      <style:text-properties officeooo:rsid="0076dc55"/>
    </style:style>
    <style:style style:name="T129" style:family="text">
      <style:text-properties officeooo:rsid="00793697"/>
    </style:style>
    <style:style style:name="T130" style:family="text">
      <style:text-properties fo:font-weight="normal" style:font-weight-asian="normal" style:font-weight-complex="normal"/>
    </style:style>
    <style:style style:name="T131" style:family="text">
      <style:text-properties fo:font-weight="normal" officeooo:rsid="008c5b9c" style:font-weight-asian="normal" style:font-weight-complex="normal"/>
    </style:style>
    <style:style style:name="T132" style:family="text">
      <style:text-properties fo:font-weight="normal" officeooo:rsid="00ac5d0f" style:font-weight-asian="normal" style:font-weight-complex="normal"/>
    </style:style>
    <style:style style:name="T133" style:family="text">
      <style:text-properties fo:font-weight="normal" officeooo:rsid="00be78f8" style:font-weight-asian="normal" style:font-weight-complex="normal"/>
    </style:style>
    <style:style style:name="T134" style:family="text">
      <style:text-properties fo:font-weight="normal" officeooo:rsid="0047f964" style:font-weight-asian="normal" style:font-weight-complex="normal"/>
    </style:style>
    <style:style style:name="T135" style:family="text">
      <style:text-properties fo:font-weight="normal" officeooo:rsid="00ce04a4" style:font-weight-asian="normal" style:font-weight-complex="normal"/>
    </style:style>
    <style:style style:name="T136" style:family="text">
      <style:text-properties officeooo:rsid="00796db0"/>
    </style:style>
    <style:style style:name="T137" style:family="text">
      <style:text-properties officeooo:rsid="007b0074"/>
    </style:style>
    <style:style style:name="T138" style:family="text">
      <style:text-properties officeooo:rsid="007cedf9"/>
    </style:style>
    <style:style style:name="T139" style:family="text">
      <style:text-properties officeooo:rsid="007e8d2c"/>
    </style:style>
    <style:style style:name="T140" style:family="text">
      <style:text-properties officeooo:rsid="007fa654"/>
    </style:style>
    <style:style style:name="T141" style:family="text">
      <style:text-properties officeooo:rsid="00829e81"/>
    </style:style>
    <style:style style:name="T142" style:family="text">
      <style:text-properties officeooo:rsid="0087064f"/>
    </style:style>
    <style:style style:name="T143" style:family="text">
      <style:text-properties officeooo:rsid="008ac146"/>
    </style:style>
    <style:style style:name="T144" style:family="text">
      <style:text-properties officeooo:rsid="00904012"/>
    </style:style>
    <style:style style:name="T145" style:family="text">
      <style:text-properties officeooo:rsid="0091bd9e"/>
    </style:style>
    <style:style style:name="T146" style:family="text">
      <style:text-properties officeooo:rsid="0094d2d1"/>
    </style:style>
    <style:style style:name="T147" style:family="text">
      <style:text-properties officeooo:rsid="00961985"/>
    </style:style>
    <style:style style:name="T148" style:family="text">
      <style:text-properties officeooo:rsid="00978a63"/>
    </style:style>
    <style:style style:name="T149" style:family="text">
      <style:text-properties officeooo:rsid="0098f1b3"/>
    </style:style>
    <style:style style:name="T150" style:family="text">
      <style:text-properties officeooo:rsid="009ace50"/>
    </style:style>
    <style:style style:name="T151" style:family="text">
      <style:text-properties officeooo:rsid="009ca96a"/>
    </style:style>
    <style:style style:name="T152" style:family="text">
      <style:text-properties officeooo:rsid="009cff0c"/>
    </style:style>
    <style:style style:name="T153" style:family="text">
      <style:text-properties officeooo:rsid="009fad92"/>
    </style:style>
    <style:style style:name="T154" style:family="text">
      <style:text-properties officeooo:rsid="00a1208b"/>
    </style:style>
    <style:style style:name="T155" style:family="text">
      <style:text-properties officeooo:rsid="0023536c"/>
    </style:style>
    <style:style style:name="T156" style:family="text">
      <style:text-properties officeooo:rsid="00a19a3a"/>
    </style:style>
    <style:style style:name="T157" style:family="text">
      <style:text-properties officeooo:rsid="00a30894"/>
    </style:style>
    <style:style style:name="T158" style:family="text">
      <style:text-properties officeooo:rsid="00a72f40"/>
    </style:style>
    <style:style style:name="T159" style:family="text">
      <style:text-properties officeooo:rsid="00a8ab91"/>
    </style:style>
    <style:style style:name="T160" style:family="text">
      <style:text-properties officeooo:rsid="00a91076"/>
    </style:style>
    <style:style style:name="T161" style:family="text">
      <style:text-properties officeooo:rsid="00a9499c"/>
    </style:style>
    <style:style style:name="T162" style:family="text">
      <style:text-properties officeooo:rsid="00a97603"/>
    </style:style>
    <style:style style:name="T163" style:family="text">
      <style:text-properties officeooo:rsid="00ab08d0"/>
    </style:style>
    <style:style style:name="T164" style:family="text">
      <style:text-properties officeooo:rsid="00adcc14"/>
    </style:style>
    <style:style style:name="T165" style:family="text">
      <style:text-properties officeooo:rsid="00ae0ee2"/>
    </style:style>
    <style:style style:name="T166" style:family="text">
      <style:text-properties officeooo:rsid="00aebd1b"/>
    </style:style>
    <style:style style:name="T167" style:family="text">
      <style:text-properties officeooo:rsid="00af709f"/>
    </style:style>
    <style:style style:name="T168" style:family="text">
      <style:text-properties officeooo:rsid="00b04f12"/>
    </style:style>
    <style:style style:name="T169" style:family="text">
      <style:text-properties officeooo:rsid="00b10419"/>
    </style:style>
    <style:style style:name="T170" style:family="text">
      <style:text-properties officeooo:rsid="00b25476"/>
    </style:style>
    <style:style style:name="T171" style:family="text">
      <style:text-properties officeooo:rsid="00b2a5cd"/>
    </style:style>
    <style:style style:name="T172" style:family="text">
      <style:text-properties officeooo:rsid="00b3ff75"/>
    </style:style>
    <style:style style:name="T173" style:family="text">
      <style:text-properties officeooo:rsid="00b539c2"/>
    </style:style>
    <style:style style:name="T174" style:family="text">
      <style:text-properties officeooo:rsid="00b68867"/>
    </style:style>
    <style:style style:name="T175" style:family="text">
      <style:text-properties officeooo:rsid="00b8a93c"/>
    </style:style>
    <style:style style:name="T176" style:family="text">
      <style:text-properties officeooo:rsid="00baa55b"/>
    </style:style>
    <style:style style:name="T177" style:family="text">
      <style:text-properties officeooo:rsid="00bc4bda"/>
    </style:style>
    <style:style style:name="T178" style:family="text">
      <style:text-properties officeooo:rsid="00bca238"/>
    </style:style>
    <style:style style:name="T179" style:family="text">
      <style:text-properties fo:font-style="normal" officeooo:rsid="0047f964" style:font-style-asian="normal" style:font-style-complex="normal"/>
    </style:style>
    <style:style style:name="T180" style:family="text">
      <style:text-properties fo:font-style="normal" officeooo:rsid="00c03370" style:font-style-asian="normal" style:font-style-complex="normal"/>
    </style:style>
    <style:style style:name="T181" style:family="text">
      <style:text-properties fo:font-style="normal" fo:font-weight="bold" officeooo:rsid="00ce04a4" fo:background-color="transparent" loext:char-shading-value="0" style:font-style-asian="normal" style:font-weight-asian="bold" style:font-style-complex="normal" style:font-weight-complex="bold"/>
    </style:style>
    <style:style style:name="T182" style:family="text">
      <style:text-properties fo:font-style="normal" style:text-underline-style="none" officeooo:rsid="00d3ffbf" style:font-style-asian="normal" style:font-style-complex="normal"/>
    </style:style>
    <style:style style:name="T183" style:family="text">
      <style:text-properties officeooo:rsid="00c30205"/>
    </style:style>
    <style:style style:name="T184" style:family="text">
      <style:text-properties officeooo:rsid="00c46ff9"/>
    </style:style>
    <style:style style:name="T185" style:family="text">
      <style:text-properties officeooo:rsid="00c5ce2c"/>
    </style:style>
    <style:style style:name="T186" style:family="text">
      <style:text-properties officeooo:rsid="00c76b0e"/>
    </style:style>
    <style:style style:name="T187" style:family="text">
      <style:text-properties officeooo:rsid="00c920cb"/>
    </style:style>
    <style:style style:name="T188" style:family="text">
      <style:text-properties officeooo:rsid="00cae97d"/>
    </style:style>
    <style:style style:name="T189" style:family="text">
      <style:text-properties officeooo:rsid="003b051e"/>
    </style:style>
    <style:style style:name="T190" style:family="text">
      <style:text-properties officeooo:rsid="00cc71dc"/>
    </style:style>
    <style:style style:name="T191" style:family="text">
      <style:text-properties officeooo:rsid="00ce04a4"/>
    </style:style>
    <style:style style:name="T192" style:family="text">
      <style:text-properties fo:background-color="transparent" loext:char-shading-value="0"/>
    </style:style>
    <style:style style:name="T193" style:family="text">
      <style:text-properties officeooo:rsid="00ce04a4" fo:background-color="transparent" loext:char-shading-value="0"/>
    </style:style>
    <style:style style:name="T194" style:family="text">
      <style:text-properties officeooo:rsid="00cf731c" fo:background-color="transparent" loext:char-shading-value="0"/>
    </style:style>
    <style:style style:name="T195" style:family="text">
      <style:text-properties officeooo:rsid="00cf731c"/>
    </style:style>
    <style:style style:name="T196" style:family="text">
      <style:text-properties officeooo:rsid="00d0c664"/>
    </style:style>
    <style:style style:name="T197" style:family="text">
      <style:text-properties officeooo:rsid="00d2b7ef"/>
    </style:style>
    <style:style style:name="T198" style:family="text">
      <style:text-properties officeooo:rsid="0076c443"/>
    </style:style>
    <style:style style:name="T199" style:family="text">
      <style:text-properties officeooo:rsid="0051ec04"/>
    </style:style>
    <style:style style:name="T200" style:family="text">
      <style:text-properties officeooo:rsid="00d332b1"/>
    </style:style>
    <style:style style:name="T201" style:family="text">
      <style:text-properties officeooo:rsid="00d3ffbf"/>
    </style:style>
    <style:style style:name="T202" style:family="text">
      <style:text-properties officeooo:rsid="00d55c36"/>
    </style:style>
    <style:style style:name="T203" style:family="text">
      <style:text-properties officeooo:rsid="00d5c768"/>
    </style:style>
    <style:style style:name="T204" style:family="text">
      <style:text-properties officeooo:rsid="00d667a6"/>
    </style:style>
    <style:style style:name="T205" style:family="text">
      <style:text-properties officeooo:rsid="00d6af98"/>
    </style:style>
    <style:style style:name="T206" style:family="text">
      <style:text-properties officeooo:rsid="00d7d91b"/>
    </style:style>
    <style:style style:name="T207" style:family="text">
      <style:text-properties officeooo:rsid="00d85edf"/>
    </style:style>
    <style:style style:name="T208" style:family="text">
      <style:text-properties officeooo:rsid="00da5518"/>
    </style:style>
    <style:style style:name="T209" style:family="text">
      <style:text-properties officeooo:rsid="00dbf006"/>
    </style:style>
    <style:style style:name="T210" style:family="text">
      <style:text-properties officeooo:rsid="00dcf7ae"/>
    </style:style>
    <style:style style:name="T211" style:family="text">
      <style:text-properties officeooo:rsid="00de19d8"/>
    </style:style>
    <style:style style:name="T212" style:family="text">
      <style:text-properties officeooo:rsid="00dfbbdd"/>
    </style:style>
    <style:style style:name="T213" style:family="text">
      <style:text-properties officeooo:rsid="00e009d1"/>
    </style:style>
    <style:style style:name="T214" style:family="text">
      <style:text-properties officeooo:rsid="00e163bc"/>
    </style:style>
    <style:style style:name="T215" style:family="text">
      <style:text-properties officeooo:rsid="00e34c2d"/>
    </style:style>
    <style:style style:name="T216" style:family="text">
      <style:text-properties officeooo:rsid="00e4df98"/>
    </style:style>
    <style:style style:name="T217" style:family="text">
      <style:text-properties officeooo:rsid="00e52b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Structures in <text:span text:style-name="T153">Object Oriented Programming in Free </text:span>Pascal <text:span text:style-name="T164">and Lazarus</text:span></text:p>
      <text:p text:style-name="P2"/>
      <text:p text:style-name="P11">Zsolt Szakály</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2021.11.<text:span text:style-name="T217">14</text:span></text:p>
      <text:h text:style-name="P186" text:outline-level="1">Preface</text:h>
      <text:p text:style-name="P114">In my forty years journey in programming, most of the time my language of choice was Pascal. I used many other languages, but none of them I found superior to the actually most re<text:span text:style-name="T164">c</text:span>ent Pascal versions. Pascal. <text:span text:style-name="T164">I</text:span> was changing from mainframe implementation to microcomputers and then in the PC worl<text:span text:style-name="T164">d</text:span> from Turbo Pascal <text:span text:style-name="T164">to </text:span>Delphi and by now Free Pascal under Linux, using Lazarus.</text:p>
      <text:p text:style-name="P114">The largest dilemma I regularly faced was whether to use object oriented programming (OOP) or not, and if the answer is yes, what language tools to apply.</text:p>
      <text:p text:style-name="P114"/>
      <text:p text:style-name="P114">My short conclusion that many programmers might disagree with, is to use OOP only if it makes sense and use the OOP language tool that most suits the actual need.</text:p>
      <text:p text:style-name="P114">It is so easy to "overuse" OOP and make objects that have far too little number of fields and methods, <text:span text:style-name="T164">that are </text:span>used only in one copy, etc.; none of them ideal for OOP. It is safe to use more procedural programming in many cases. The counter argument is that objects, however limited their scope is at the moment, might evolve later and OOP is more flexible in that than the more classic solutions. So, make your choice wise.</text:p>
      <text:p text:style-name="P114">In Free Pascal there are many ways how OOP can be implemented, starting <text:span text:style-name="T183">in complexity </text:span>from advance<text:span text:style-name="T164">d</text:span> <text:span text:style-name="T12">records</text:span> to <text:span text:style-name="T12">class</text:span>es. Some people argue to use <text:span text:style-name="T183">only </text:span>the most advanced version, <text:span text:style-name="T12">class</text:span>, but my experience is that a good mix sometimes might make the software clearer or more efficient in terms of speed, etc. One strong argument against using multiple tools is that the rules of them, although similar, still different in many aspects.</text:p>
      <text:p text:style-name="P114"/>
      <text:p text:style-name="P114">To make sure what is allowed and what is not in a given language tool, I started to make experiments and made cheat-sheets for myself to remember when a <text:span text:style-name="T191">type level</text:span> method can be static, and similar things. Over time the cheat-sheet gr<text:span text:style-name="T154">ew pretty large and I realized that many of the topics I collected are issues others also face regularly and ask on forums.</text:span></text:p>
      <text:p text:style-name="P114"/>
      <text:p text:style-name="P115">So, now I decided to share my cheat-sheets reformatted into a kind of tutorial. I ask the readers to give any feedback, since there are still points where I was not sure, there might be topic need to be explored more in details. So, any feedback welcome.</text:p>
      <text:p text:style-name="P115"/>
      <text:p text:style-name="P115"><text:span text:style-name="T183">I do not recommend to copy, fork this document, as </text:span>it is very much a work in progress and I expect to rewrite it many more times.</text:p>
      <text:h text:style-name="Heading_20_1" text:outline-level="1">Introduction</text:h>
      <text:h text:style-name="Heading_20_2" text:outline-level="2">Pascal</text:h>
      <text:p text:style-name="P3">Pascal is a great language with bad, or maybe better to say, <text:span text:style-name="T65">with </text:span>no marketing. The problem is that Pascal is still considered to be the same as the original version released in 1970 by Niklaus Wirth. The truth is that the Pascals of today are so much more different and include so many more features that it is almost wrong to call it still just Pascal. When <text:span text:style-name="T10">C was extended to cover OOP and introduced among others Classes, it got a new name, and today C people are very sensitive if one dares to call C++ simply C. Even more, C++ shows how it develops by introducing standards from C++98 to C++20, making users to feel how modern the language is.</text:span></text:p>
      <text:p text:style-name="P3"/>
      <text:p text:style-name="P9">Pascal chose a different route. Although there are some programming standards, and some well-known Pascal version names, they did not really make it to become a language as much as C++. To me Delphi, Turbo Pascal are more commercial product names than languages even if they are also language dialects. Object Pascal is a name that can also be read some places, but honestly that again is not a language in my mind, maximum a dialect.</text:p>
      <text:p text:style-name="P9"><text:soft-page-break/>Also, when Pascal is adding new features in the compilers or adding, upgrading new libraries, it is simply called version numbers, most of the time with full backward compatibility. Therefore we are not talking about Pascal++20 as a standard.</text:p>
      <text:p text:style-name="P5">So, for anyone, who just familiarizes with Pascal, my main suggestion is to forget anything heard earlier about Pascal being an old, beginners only language.</text:p>
      <text:h text:style-name="Heading_20_2" text:outline-level="2">Object Oriented structures</text:h>
      <text:p text:style-name="P4">In any programming language, <text:span text:style-name="T11">and Pascal is no exception,</text:span> if one starts to write a program that does more than just <text:span text:style-name="T1">Hello Word!</text:span>, the need to use data structures will come up soon. Using structures is even more important if we make one step further and start to talk about Object Oriented Programming.</text:p>
      <text:p text:style-name="P10">Structures include arrays, sets and files, but those are not covered in this summary. See <text:a xlink:type="simple" xlink:href="https://docwiki.embarcadero.com/RADStudio/Sydney/en/Structured_Types_(Delphi" text:style-name="Internet_20_link" text:visited-style-name="Visited_20_Internet_20_Link">https://docwiki.embarcadero.com/RADStudio/Sydney/en/Structured_Types_(Delphi</text:a>) for details. The focus here is only on records and their various advanced extensions.</text:p>
      <text:p text:style-name="P4"><text:span text:style-name="T11">There are many different ways to handle these structures in Pascal. There are three main keywords, </text:span><text:span text:style-name="T13">record</text:span><text:span text:style-name="T11">, </text:span><text:span text:style-name="T13">object</text:span><text:span text:style-name="T11">, </text:span><text:span text:style-name="T13">class</text:span><text:span text:style-name="T11"> and also other concepts and language elements, like Advanced record, TObject and TClass. Last but not least I add to this list </text:span><text:span text:style-name="T13">unit</text:span><text:span text:style-name="T11">, as a language element that is rarely seen as a structure to use, but I will show how to use it as such.</text:span></text:p>
      <text:p text:style-name="P148"/>
      <text:p text:style-name="P149">To cover such a complex topic, one has to choose a logical sequence of discussion. I could have followed the historical timeline of elements appearing in the language, or I could have followed the popularity, usability of the elements, but for didactic reasons I chose to go through them in the order of complexity, from the simplest <text:span text:style-name="T12">record</text:span> to the most complex <text:span text:style-name="T12">class</text:span> and then some other topics like <text:span text:style-name="T12">unit</text:span>. The other two approaches I include here to give a good overview upfront.</text:p>
      <text:h text:style-name="Heading_20_2" text:outline-level="2">History, <text:span text:style-name="T185">usability</text:span></text:h>
      <text:p text:style-name="P150">The mother of all structures <text:span text:style-name="T154">used in OOP </text:span>in Pascal is <text:span text:style-name="T12">record </text:span><text:span text:style-name="T68">(</text:span><text:a xlink:type="simple" xlink:href="https://wiki.freepascal.org/Record" text:style-name="Internet_20_link" text:visited-style-name="Visited_20_Internet_20_Link"><text:span text:style-name="T68">https://wiki.freepascal.org/Record</text:span></text:a><text:span text:style-name="T68">).</text:span> It exists from the very early days and is still <text:span text:style-name="T67">very popular and useful. It is only a data structure and neither programming elements are included, nor other features like inheritance can be used.</text:span></text:p>
      <text:p text:style-name="P150"/>
      <text:p text:style-name="P152">If I am not mistaken, Borland's Turbo Pascal was the first widely used implementation of an object oriented structure, smartly identified with the keyword <text:span text:style-name="T12">object</text:span>. TP objects are similar to <text:span text:style-name="T12">record</text:span>s in many ways, but include basically everything that is needed for writing OO programs. It implemented methods, properties, inheritance, virtualization, constructors and destructors, i.e. practically everything that is needed for OOP. The same approach is still fully available and officially supported in Free Pascal, <text:span text:style-name="T200">(see:</text:span> <text:a xlink:type="simple" xlink:href="https://www.freepascal.org/docs-html/ref/refch5.html#refse29.html" text:style-name="Internet_20_link" text:visited-style-name="Visited_20_Internet_20_Link"><text:span text:style-name="T199">https://www.freepascal.org/docs-html/ref/refch5.html#refse29.html</text:span></text:a><text:span text:style-name="T199">,</text:span> but Borland, later CodeGear and by now Embarcadero chose a different route in the IDE, a sort of successor of Turbo Pascal; Delphi.</text:p>
      <text:p text:style-name="P157">Free Pascal for full Turbo Pascal compatibility kept <text:span text:style-name="T12">object</text:span> supported, but nowadays it is considered out-of-date. If you start to familiarize with OOP, probably you should not use it, but still I recommend to read the <text:span text:style-name="T12">object</text:span> chapter hereunder as some of the concepts used in <text:span text:style-name="T12">class</text:span> are introduced there.</text:p>
      <text:p text:style-name="P151"/>
      <text:p text:style-name="P151">In Delphi they decided that some of the implementation approaches used in <text:span text:style-name="T12">object</text:span> are far from ideal.</text:p>
      <text:p text:style-name="P151">One is that object instances, if declared normally (i.e. var Variable : tObjectType) are either placed in the stack (local variables) or in the program's static memory (global variables). The intention was to move the instances to the heap.</text:p>
      <text:p text:style-name="P151">The other is the use of the virtual method table. <text:span text:style-name="T12">object</text:span> uses a simple VMT and the intention was to upgrade it to a more advanced structure.</text:p>
      <text:p text:style-name="P151"><text:soft-page-break/>At this point the Delphi developers decided to create a new keyword, called <text:span text:style-name="T12">class</text:span>, for the new language feature and <text:span text:style-name="T216">to </text:span>deprecate the old <text:span text:style-name="T12">object</text:span>. Maybe they could have chosen to upgrade object, but they probable had their good reasons, <text:span text:style-name="T216">like backwards compatibility,</text:span> not to do that. Anyway, it is history by now.</text:p>
      <text:p text:style-name="P151">Free Pascal the<text:span text:style-name="T185">n decided to allow both, using language mode selectors. In {$mode delphi} the Delphi approach is followed as much as possible while {$mode tp} provides the Turbo Pascal compatibility. It is to be mentioned that there are other modes as well, the most important ones are {$mode fpc}, a basic free pascal with limited or no object oriented features and the now Lazarus default {$mode objfpc} Free Pascal's own object oriented dialect, another one that fully supports </text:span><text:span text:style-name="T49">class</text:span><text:span text:style-name="T185"> in a Delphi-similar way.</text:span></text:p>
      <text:p text:style-name="P158">By today, class is the most supported and most recommended tool for OOP.</text:p>
      <text:p text:style-name="P155">It is also important to mention here, that on the compiler level <text:span text:style-name="T12">object</text:span> and <text:span text:style-name="T12">class</text:span> share some source code and that results some strange structures, e.g. when <text:span text:style-name="T12">object</text:span>, designed even before the <text:span text:style-name="T12">class</text:span> keyword was invented, allows declarations like <text:span text:style-name="T12">class var i : integer;</text:span>. These details I will discuss in the relevant chapters below.</text:p>
      <text:p text:style-name="P153"/>
      <text:p text:style-name="P154">Later Embarcadero probably realized that the old <text:span text:style-name="T12">object</text:span> was not so bad after all, and decided to reintroduce something similar., but instead of touching <text:span text:style-name="T12">object</text:span> again, they enhanced the old <text:span text:style-name="T12">record</text:span> structure, calling it advanced or extended <text:span text:style-name="T12">record</text:span>. <text:span text:style-name="T189">See</text:span></text:p>
      <text:p text:style-name="P156">(<text:a xlink:type="simple" xlink:href="https://wiki.lazarus.freepascal.org/FPC_New_Features_2.6.0#Advanced_record_syntax" text:style-name="Internet_20_link" text:visited-style-name="Visited_20_Internet_20_Link">https://wiki.lazarus.freepascal.org/FPC_New_Features_2.6.0#Advanced_record_syntax</text:a>, <text:a xlink:type="simple" xlink:href="https://www.freepascal.org/docs-html/ref/refch9.html#refse61.html" text:style-name="Internet_20_link" text:visited-style-name="Visited_20_Internet_20_Link">https://www.freepascal.org/docs-html/ref/refch9.html#refse61.html</text:a>, <text:s/><text:a xlink:type="simple" xlink:href="https://docwiki.embarcadero.com/RADStudio/Alexandria/en/Structured_Types_(Delphi)#Records_.28advanced.29" text:style-name="Internet_20_link" text:visited-style-name="Visited_20_Internet_20_Link">https://docwiki.embarcadero.com/RADStudio/Alexandria/en/Structured_Types_(Delphi)#Records_.28advanced.29</text:a>) for official specifications.</text:p>
      <text:p text:style-name="P154">It is a bit of a strange language element. In {$mode delphi} it is fully supported (as its existence is only due to the route Delphi took), while in <text:span text:style-name="T186">the other modes a separate modeswitch has to be used as well; {$modeswitch advancedrecords}.</text:span></text:p>
      <text:p text:style-name="P155">Another strange aspect is that as advanced records were developed by Embarcadero after <text:span text:style-name="T12">class</text:span>, it follows some of the definition techniques used there, <text:span text:style-name="T195">even when it would not be fully logic on its own merit. See the definition of a static method: </text:span><text:span text:style-name="T51">class procedure X; static;</text:span><text:span text:style-name="T195"> later.</text:span>.</text:p>
      <text:p text:style-name="P155">In the world of Free Pascal, one can question what to use advanced <text:span text:style-name="T12">records</text:span> at all, when <text:span text:style-name="T12">object</text:span> is still fully supported and <text:span text:style-name="T12">class</text:span> is also available. <text:span text:style-name="T216">Probably it is again not a top priority to use, but I recommend to read its chapter, as in the gradual build-up of the functionality used in </text:span><text:span text:style-name="T62">class</text:span><text:span text:style-name="T216">, it is an important didactic step.</text:span></text:p>
      <text:h text:style-name="Heading_20_2" text:outline-level="2">Tools used</text:h>
      <text:p text:style-name="P5">In this study I will go through these <text:span text:style-name="T67">elements</text:span> showing what they are and how to use them. As an underlying compiler I refer to FreePascal <text:span text:style-name="T164">being</text:span> the compiler with the broadest hardware and OS base support and <text:span text:style-name="T164">being</text:span> the compiler that can handle most if not all the Pascal dialects available. I will refer to the relevant dialect where applicable.</text:p>
      <text:p text:style-name="P5">Most of the development, test I actually did in Lazarus, the most widely used integrated development environment (IDE) <text:span text:style-name="T90">for </text:span>rapid application development (RAD), <text:span text:style-name="T66">though for most of the topics covered below the native, text-mode IDE of FreePascal or even a basic text editor and the fpc compiler is good enough.</text:span></text:p>
      <text:h text:style-name="Heading_20_2" text:outline-level="2">Other reading materials</text:h>
      <text:p text:style-name="P12"><text:span text:style-name="T155">Learning the details summarized here I relied on available documentation from various releases of Turbo Pascal, Delphi and mainly on the on-line available documentation and wiki of Free Pascal and Lazarus (</text:span><text:a xlink:type="simple" xlink:href="https://wiki.freepascal.org/" text:style-name="Internet_20_link" text:visited-style-name="Visited_20_Internet_20_Link"><text:span text:style-name="T155">https://wiki.freepascal.org/</text:span></text:a><text:span text:style-name="T155">) and on the wisdom of the developers and users available in many third party forums, like Stack Overflow (</text:span><text:a xlink:type="simple" xlink:href="https://stackoverflow.com/" text:style-name="Internet_20_link" text:visited-style-name="Visited_20_Internet_20_Link"><text:span text:style-name="T155">https://stackoverflow.com</text:span></text:a><text:span text:style-name="T155"> scattered around many tags, like </text:span><text:span text:style-name="T4">freepascal</text:span><text:span text:style-name="T155">, </text:span><text:span text:style-name="T4">turbo-pascal</text:span><text:span text:style-name="T155">, </text:span><text:span text:style-name="T4">delphi</text:span><text:span text:style-name="T155">, </text:span><text:span text:style-name="T4">lazarus</text:span><text:span text:style-name="T155">, etc.) but mainly on the dedicated forum of </text:span><text:soft-page-break/><text:span text:style-name="T155">Lazarus at </text:span><text:a xlink:type="simple" xlink:href="https://forum.lazarus.freepascal.org/index.php" text:style-name="Internet_20_link" text:visited-style-name="Visited_20_Internet_20_Link"><text:span text:style-name="T155">https://forum.lazarus.freepascal.org/index.php</text:span></text:a><text:span text:style-name="T155">. Where applicable, I try to include as many links as possible, to provide more precise descriptions.</text:span></text:p>
      <text:h text:style-name="Heading_20_1" text:outline-level="1">Record</text:h>
      <text:p text:style-name="P6"><text:span text:style-name="T184">I start the discussion of various language elements with the plain </text:span><text:span text:style-name="T48">record</text:span><text:span text:style-name="T184">. In this chapter I cover the anatomy of it in great details, not only because </text:span><text:span text:style-name="T14">record</text:span><text:span text:style-name="T67"> is so important, but also because it is a great reference point to show the differences of other structural elements later.</text:span></text:p>
      <text:h text:style-name="Heading_20_2" text:outline-level="2">What are records?</text:h>
      <text:p text:style-name="P8">Records, or to be more precise <text:span text:style-name="T12">record</text:span> type variables are holders of a collection of other variables. As a first approach, the variables, - called fields, - <text:span text:style-name="T68">that are </text:span>stored in a record do not differ much from other variables. From the simple variable types, like integer, to the most complex user defined variable types, practically anything can be stored in a record instance, <text:span text:style-name="T68">including variable length types, like arrays or strings. Fields of a </text:span><text:span text:style-name="T45">record</text:span><text:span text:style-name="T68"> can be all different types, unlike in case of arrays and sets where the individual elements are all of the same type.</text:span></text:p>
      <text:h text:style-name="Heading_20_2" text:outline-level="2">Why use records?</text:h>
      <text:p text:style-name="P7">If I want to stor<text:span text:style-name="T154">e</text:span> my name in a program, I can easily use:</text:p>
      <text:p text:style-name="P7"/>
      <text:p text:style-name="sourcecode">program Test;</text:p>
      <text:p text:style-name="sourcecode">var</text:p>
      <text:p text:style-name="sourcecode"><text:s text:c="2"/>MyFirstName : string;</text:p>
      <text:p text:style-name="sourcecode"><text:s text:c="2"/>MyFamilyName : string;</text:p>
      <text:p text:style-name="sourcecode">begin</text:p>
      <text:p text:style-name="sourcecode">MyFirstname := 'Zsolt';</text:p>
      <text:p text:style-name="sourcecode">MyFamilyName := 'Szakaly';</text:p>
      <text:p text:style-name="sourcecode">Writeln('My name is ' + MyFirstName + ' ' MyFamilyName);</text:p>
      <text:p text:style-name="sourcecode">end.</text:p>
      <text:p text:style-name="P13"/>
      <text:p text:style-name="P13">or I can declare my variable as a record:</text:p>
      <text:p text:style-name="P13"/>
      <text:p text:style-name="sourcecode">var</text:p>
      <text:p text:style-name="sourcecode"><text:s text:c="2"/>Myself : record</text:p>
      <text:p text:style-name="sourcecode"><text:s text:c="13"/>FirstName : string;</text:p>
      <text:p text:style-name="sourcecode"><text:s text:c="13"/>LastName : string;</text:p>
      <text:p text:style-name="sourcecode"><text:s text:c="13"/>end;</text:p>
      <text:p text:style-name="sourcecode">begin</text:p>
      <text:p text:style-name="sourcecode">MySelf.FirstName := 'Zsolt';</text:p>
      <text:p text:style-name="Standard"/>
      <text:p text:style-name="P14">so, why would I "bother" with a record, <text:span text:style-name="T68">use </text:span>two <text:span text:style-name="T68">variable names (OK, only one variable name and a field name) and an extra dot?</text:span></text:p>
      <text:p text:style-name="P15"/>
      <text:p text:style-name="P15">The simple answer is that because the two belong together and we need to show it somehow.</text:p>
      <text:p text:style-name="P15">Besides this simple dialectical approach, using records has many other benefits:</text:p>
      <text:p text:style-name="P17"/>
      <text:p text:style-name="P21">- <text:span text:style-name="T68">The fields of a record move together and therefore we cannot corrupt the data within.</text:span></text:p>
      <text:p text:style-name="P16">Consider that you store the names of students in a class and try to use unconnected arrays vs. arrays of records:</text:p>
      <text:p text:style-name="Standard"/>
      <text:p text:style-name="sourcecode">var</text:p>
      <text:p text:style-name="sourcecode"><text:s text:c="2"/>GoodApproach : array of</text:p>
      <text:p text:style-name="sourcecode"><text:s text:c="19"/><text:span text:style-name="T68">record</text:span></text:p>
      <text:p text:style-name="sourcecode"><text:s text:c="21"/><text:span text:style-name="T68">FirstName : string;</text:span></text:p>
      <text:p text:style-name="sourcecode"><text:s text:c="21"/><text:span text:style-name="T68">LastName : string;</text:span></text:p>
      <text:p text:style-name="sourcecode"><text:soft-page-break/><text:s text:c="21"/><text:span text:style-name="T68">end;</text:span></text:p>
      <text:p text:style-name="sourcecode"><text:s text:c="2"/><text:span text:style-name="T68">BadFirstName : array of string;</text:span></text:p>
      <text:p text:style-name="sourcecode"><text:s text:c="2"/><text:span text:style-name="T68">BadFamilyName : array of string;</text:span></text:p>
      <text:p text:style-name="P15"/>
      <text:p text:style-name="P15">In the good approach, when we add a person and increase the array to hold the name of the person, we can be sure that GoodApproach[10].FirstName and GoodApproach[10].LastName belong to the same person.</text:p>
      <text:p text:style-name="P15">In the bad approach, we can easily make a mistake, when adding someone who has no FirstName (think of Madonna) or who has multiple first names and we store them separately. We might end up with two arrays of different sizes and the same index in the two arrays might belong to different persons.</text:p>
      <text:p text:style-name="P15"/>
      <text:p text:style-name="P21">- <text:span text:style-name="T68">Records can be transferred together.</text:span></text:p>
      <text:p text:style-name="P16">Jumping a bit ahead (see next <text:span text:style-name="T165">point</text:span>), but when a <text:span text:style-name="T12">record</text:span> is defined as a type it can be used to move the whole data set together. Think of it:</text:p>
      <text:p text:style-name="Standard"/>
      <text:p text:style-name="sourcecode">type</text:p>
      <text:p text:style-name="sourcecode"><text:s text:c="2"/>tPerson : record</text:p>
      <text:p text:style-name="sourcecode"><text:s text:c="4"/>FirstName : string;</text:p>
      <text:p text:style-name="sourcecode"><text:s text:c="4"/>FamilyName : string;</text:p>
      <text:p text:style-name="sourcecode"><text:s text:c="4"/>end;</text:p>
      <text:p text:style-name="sourcecode">function GetBossName : tPerson;</text:p>
      <text:p text:style-name="Standard"/>
      <text:p text:style-name="Standard">can work, <text:span text:style-name="T69">but the same cannot be achieved if first and family names are stored in different variables.</text:span></text:p>
      <text:p text:style-name="P18">Similarly, one can de<text:span text:style-name="T165">f</text:span>ine:</text:p>
      <text:p text:style-name="P18"/>
      <text:p text:style-name="sourcecode">var</text:p>
      <text:p text:style-name="sourcecode"><text:s text:c="2"/>NameFile : file of tPerson;</text:p>
      <text:p text:style-name="P18"/>
      <text:p text:style-name="P18">and read and write full names in one step <text:span text:style-name="T165">(beware of fields of a </text:span><text:span text:style-name="T46">record</text:span><text:span text:style-name="T165"> that are actually pointers – see later)</text:span>.</text:p>
      <text:p text:style-name="P18"/>
      <text:p text:style-name="P18">- No need to use long and complicated names.</text:p>
      <text:p text:style-name="P18">Names in a certain scope of the program must be unique. If we have in a school teachers, parents and pupils and we want to treat them different than we would need different names, like TeacherFirstName, PupilFamilyName, etc. It is much easier to define teacher, parent and pupil record types and all can have a FirstName and a FamilyName field.</text:p>
      <text:p text:style-name="P18">I do not cover here ye<text:span text:style-name="T165">t</text:span> (see two <text:span text:style-name="T165">points later</text:span>), but even better would be to use a new type and use it in all the three record types, like:</text:p>
      <text:p text:style-name="P18"/>
      <text:p text:style-name="sourcecode">type</text:p>
      <text:p text:style-name="sourcecode"><text:s text:c="2"/>t<text:span text:style-name="T74">Person</text:span> = record</text:p>
      <text:p text:style-name="sourcecode"><text:s text:c="4"/><text:span text:style-name="T70">FirstName : string;</text:span></text:p>
      <text:p text:style-name="sourcecode"><text:s text:c="4"/><text:span text:style-name="T70">FamilyName : string;</text:span></text:p>
      <text:p text:style-name="sourcecode"><text:s text:c="4"/><text:span text:style-name="T70">end;</text:span></text:p>
      <text:p text:style-name="sourcecode"><text:s text:c="2"/><text:span text:style-name="T70">tTeacher = record</text:span></text:p>
      <text:p text:style-name="sourcecode"><text:s text:c="4"/><text:span text:style-name="T70">Name : tPerson;</text:span></text:p>
      <text:p text:style-name="sourcecode"><text:s text:c="4"/><text:span text:style-name="T70">Subject : string;</text:span></text:p>
      <text:p text:style-name="sourcecode"><text:s text:c="4"/><text:span text:style-name="T70">end;</text:span></text:p>
      <text:p text:style-name="sourcecode"><text:s text:c="2"/><text:span text:style-name="T70">tParent = record</text:span></text:p>
      <text:p text:style-name="sourcecode"><text:s text:c="4"/><text:span text:style-name="T70">Name : tPerson;</text:span></text:p>
      <text:p text:style-name="sourcecode"><text:s text:c="4"/><text:span text:style-name="T70">Profession : string;</text:span></text:p>
      <text:p text:style-name="sourcecode"><text:s text:c="4"/><text:span text:style-name="T70">end;</text:span></text:p>
      <text:p text:style-name="sourcecode"><text:s text:c="2"/><text:span text:style-name="T70">tPupil = record</text:span></text:p>
      <text:p text:style-name="sourcecode"><text:s text:c="4"/><text:span text:style-name="T70">Name : tPerson;</text:span></text:p>
      <text:p text:style-name="sourcecode"><text:s text:c="4"/><text:span text:style-name="T70">ClassName : string;</text:span></text:p>
      <text:p text:style-name="sourcecode"><text:soft-page-break/><text:s text:c="4"/><text:span text:style-name="T70">end;</text:span></text:p>
      <text:p text:style-name="P18"/>
      <text:p text:style-name="P39">One small remark: Note, that in case of tPupil I have a field called ClassName. It would be much easier to call it simply Class, but <text:span text:style-name="T12">class</text:span> is a reserved word in most of the compiler modes of Free Pascal. In case of {$mode fpc} class can be used as a <text:span text:style-name="T92">field name, even if it is shown bold in Lazarus editor. Still, I would not recommend to use it, as later you might want to "upgrade" your source to use more features in a different compiler mode and then you would need to change the name</text:span>.</text:p>
      <text:h text:style-name="Heading_20_2" text:outline-level="2"><text:span text:style-name="T72">Declare as a </text:span>Variable or <text:span text:style-name="T72">as a </text:span>Type?</text:h>
      <text:p text:style-name="P22">At a first glance the same can be achieved <text:span text:style-name="T73">defining</text:span> the record inside the variable declaration or in two steps, first <text:span text:style-name="T73">define </text:span>a <text:span text:style-name="T12">type</text:span> and then <text:span text:style-name="T73">declare </text:span>a variable of that newly created type. At the first glance declaring the variable and the record structure in the same step is even easier, shorter and more visible what the given variable stores:</text:p>
      <text:p text:style-name="P18"/>
      <text:p text:style-name="sourcecode">var</text:p>
      <text:p text:style-name="sourcecode"><text:s text:c="2"/>TypedVariable1 : t<text:span text:style-name="T72">Person</text:span>;</text:p>
      <text:p text:style-name="sourcecode"><text:s text:c="2"/>TypedVariable2 : t<text:span text:style-name="T72">Person</text:span>;</text:p>
      <text:p text:style-name="sourcecode"><text:s text:c="2"/>DirectVariable1, DirectVariable2 :</text:p>
      <text:p text:style-name="sourcecode"><text:s text:c="4"/>record</text:p>
      <text:p text:style-name="sourcecode"><text:s text:c="6"/>FirstName : string;</text:p>
      <text:p text:style-name="sourcecode"><text:s text:c="6"/>SecondName : string;</text:p>
      <text:p text:style-name="sourcecode"><text:s text:c="6"/>end;</text:p>
      <text:p text:style-name="sourcecode"><text:s text:c="2"/>DirectVariable3:</text:p>
      <text:p text:style-name="sourcecode"><text:s text:c="4"/>record</text:p>
      <text:p text:style-name="sourcecode"><text:s text:c="6"/>FirstName : string;</text:p>
      <text:p text:style-name="sourcecode"><text:s text:c="6"/>SecondName : string;</text:p>
      <text:p text:style-name="sourcecode"><text:s text:c="6"/>end;</text:p>
      <text:p text:style-name="sourcecode">begin</text:p>
      <text:p text:style-name="sourcecode">TypedVariable1 := TypedVariable2;</text:p>
      <text:p text:style-name="sourcecode">DirectVariable1 := DirectVariable2;</text:p>
      <text:p text:style-name="P131">DirectVariable1 := TypedVariable1;</text:p>
      <text:p text:style-name="P131">DirectVariable1 := DirectVariable3;</text:p>
      <text:p text:style-name="sourcecode">end.</text:p>
      <text:p text:style-name="P18"/>
      <text:p text:style-name="P22">Nonetheless, as a basic rule of thumb always use the two step approach, first <text:span text:style-name="T73">define</text:span> a <text:span text:style-name="T12">type</text:span> and then <text:span text:style-name="T73">declare</text:span> the variable as of that type. Again, there are many reasons why one should follow it, with very few exceptions, maybe for very local, short life records.</text:p>
      <text:p text:style-name="P22"/>
      <text:p text:style-name="P22">- The most important reasons can be seen in the above example with red. Those two lines would not even compile, because a variable declared in one step is never the same type as another variable declared literally the same, but in another step or declared in two steps. The only time when two variables declared this way are the same, if they are listed in the same declaration as DirectVariable1 and DirectVariable2 in the above example.</text:p>
      <text:p text:style-name="P22"/>
      <text:p text:style-name="P22">- In the previous <text:span text:style-name="T165">point</text:span> I used a function returning a t<text:span text:style-name="T71">Person</text:span> type. Functions can return user defined types, but cannot be declared with a return value with a <text:span text:style-name="T71">record </text:span>type defined therein. So, the following would not compile and even if it would, it could not be assigned to any other variable because of the previous point:</text:p>
      <text:p text:style-name="P22"/>
      <text:p text:style-name="sourcecode">function FailToCompile : record C : char; end;</text:p>
      <text:p text:style-name="P22"/>
      <text:h text:style-name="Heading_20_2" text:outline-level="2">How to design the records smart?</text:h>
      <text:p text:style-name="P24">Designing a <text:span text:style-name="T12">record</text:span> is not an easy task. There is a simple rules of thumb to follow; put together different variables in one record only if they logically belong together, like values describing the <text:soft-page-break/>properties of an object (properties and objects are used as words of their original meaning, not as Pascal keywords! <text:span text:style-name="T165">Pascal keywords are with </text:span><text:span text:style-name="T46">bold</text:span>). Having said that, there are so many other things to consider, that fully covering it is beyond the scope of this study. Here, I only mention few important aspects, using the example of tTeacher above. We can at least use three different approaches with very similar outcome:</text:p>
      <text:p text:style-name="P24"/>
      <text:p text:style-name="P132">type</text:p>
      <text:p text:style-name="P132"><text:s text:c="2"/>t<text:span text:style-name="T74">Person</text:span> = record</text:p>
      <text:p text:style-name="P132"><text:s text:c="4"/><text:span text:style-name="T70">FirstName : string;</text:span></text:p>
      <text:p text:style-name="P132"><text:s text:c="4"/><text:span text:style-name="T70">FamilyName : string;</text:span></text:p>
      <text:p text:style-name="P132"><text:s text:c="4"/><text:span text:style-name="T70">end;</text:span></text:p>
      <text:p text:style-name="P132"><text:s text:c="2"/><text:span text:style-name="T70">tTeacher1 = record</text:span></text:p>
      <text:p text:style-name="P132"><text:s text:c="4"/><text:span text:style-name="T70">Name : tName;</text:span></text:p>
      <text:p text:style-name="P132"><text:s text:c="4"/><text:span text:style-name="T70">Subject : string;</text:span></text:p>
      <text:p text:style-name="P132"><text:s text:c="4"/><text:span text:style-name="T70">end;</text:span></text:p>
      <text:p text:style-name="P132"><text:s text:c="2"/><text:span text:style-name="T70">tTeacher2 = record</text:span></text:p>
      <text:p text:style-name="P132"><text:s text:c="4"/><text:span text:style-name="T70">FirstName : string;</text:span></text:p>
      <text:p text:style-name="P132"><text:s text:c="4"/><text:span text:style-name="T70">FamilyName : string;</text:span></text:p>
      <text:p text:style-name="P132"><text:s text:c="4"/><text:span text:style-name="T70">Subject : string;</text:span></text:p>
      <text:p text:style-name="P132"><text:s text:c="4"/><text:span text:style-name="T70">end;</text:span></text:p>
      <text:p text:style-name="P132"><text:s text:c="2"/><text:span text:style-name="T70">tTeacher3 = record</text:span></text:p>
      <text:p text:style-name="P132"><text:s text:c="4"/><text:span text:style-name="T70">Name : string;</text:span></text:p>
      <text:p text:style-name="P132"><text:s text:c="4"/><text:span text:style-name="T70">Subject : string;</text:span></text:p>
      <text:p text:style-name="P132"><text:s text:c="4"/><text:span text:style-name="T70">end;</text:span></text:p>
      <text:p text:style-name="P18"/>
      <text:p text:style-name="P24">- Granularity</text:p>
      <text:p text:style-name="P24">The second and the third one only differ in how granular we split the name. Does it make sense to split a name into two? Well, as a first thought, it is good to have as precise data stored as we can. If later we want to sort the names by family name, it is handy to have a separate <text:span text:style-name="T75">field for that. On the other hand it limits our capabilities, if we want to include a name with prefixes, like Dr. or multiple first names, etc. In a free format string variable of Name we can put any name we want.</text:span></text:p>
      <text:p text:style-name="P25">I call this problem the billion dollar problem, as large database migrations typically have this problem. When a company upgrades its billing software or when companies merge and they want to combine their CRMs, it can be a nightmare to split an address written in one line into a record of many fields, like Apartment number, Floor, Building, House number, Street name, etc. Typically the other direction is easier; if we have all these details, we can combine <text:span text:style-name="T165">them</text:span> into a one line Address field. The problem is that when we write our software we cannot know, whether the company using it will acquire other companies or will be acquired. At the end of the day, database migration is a nightmare and companies spend millions to make <text:span text:style-name="T165">correct migration tools</text:span>, or loose even more when they fail to do it right. On a worldwide scale I would not be surprise a billion dollar figure a year lost (well, earned by IT people) on granularity problems.</text:p>
      <text:p text:style-name="P18"/>
      <text:p text:style-name="P18">- <text:span text:style-name="T75">Hierarchy</text:span></text:p>
      <text:p text:style-name="P25">The first and second have the same data granularity, but one has a sub-record with the name details while the other is a flat record. Just like for granularity, there is no easy rule for record hierarchy. Using the flat model is definitely easier to use while the program is small and development time is an issue. <text:span text:style-name="T76">Very nicely built, but therefore large and complex hierarchies can be hard to use. </text:span>Imagine when the record <text:span text:style-name="T76">is really complex and there are many levels of data.</text:span></text:p>
      <text:p text:style-name="P25"/>
      <text:p text:style-name="sourcecode">Presidents[41].PersonalDetails.Name.FirstName[0].OfficialOrNickName := ntNick;</text:p>
      <text:p text:style-name="sourcecode">Presidents[41].PersonalDetails.Name.FirstName[0].Name := 'Bill';</text:p>
      <text:p text:style-name="sourcecode">Presidents[41].PersonalDetails.Name.FirstName[1].OfficialOrNickName := ntOfficial;</text:p>
      <text:p text:style-name="sourcecode">Presidents[41].PersonalDetails.Name.FirstName[1].Name := 'William';</text:p>
      <text:p text:style-name="sourcecode">Presidents[41].PersonalDetails.Name.FirstName[2].OfficialOrNickName := ntOfficial;</text:p>
      <text:p text:style-name="sourcecode">Presidents[41].PersonalDetails.Name.FirstName[3].Name := 'Jefferson';</text:p>
      <text:p text:style-name="sourcecode"><text:soft-page-break/>Presidents[41].PersonalDetails.Name.LastName := 'Clinton';</text:p>
      <text:p text:style-name="P26"/>
      <text:p text:style-name="P26">(just for the record, Bill Clinton was the 42<text:span text:style-name="T77">nd</text:span> president, but the array is zero based.)</text:p>
      <text:p text:style-name="P18"/>
      <text:p text:style-name="P26">On the other hand, overly simplified flat models can be hard to maintain and use later. Imagine the situation when a company visitor has a record in the database with many fields <text:span text:style-name="T166">i.e. a</text:span> flat record, like first name, last name, who invited, how important VIP is (s)he, etc., and we want to send a request to the card printing vendor to make a visitor card. We cannot send the full record with lots of confidential data, we only need to send the name and the areas to grant access to. If the record is flat, we need to cherry pick the right fields, what might be complicated after a while. In a nice hierarchical structure, we can just send a sub-record what contains exactly what is needed for the card to get printed.</text:p>
      <text:p text:style-name="P19"/>
      <text:p text:style-name="P19">- <text:span text:style-name="T76">Naming</text:span></text:p>
      <text:p text:style-name="P26">Intentionally, I used a misleading type name above. In its current form tPerson only includes name details. A person has many more properties we should use. Either we increase the tPerson with more values in a flat fashion or we use a hierarchical model. Imagine, we want to include the person's age (again, you might get used to the fact that I intentionally use silly examples, so I can correct them later…). If we use the flat model, tPerson is a good name with all the personal details. But if we want to use the hierarchical model, we need to give meaningful names:</text:p>
      <text:p text:style-name="P26"/>
      <text:p text:style-name="sourcecode">type</text:p>
      <text:p text:style-name="sourcecode"><text:s text:c="2"/>tName = record</text:p>
      <text:p text:style-name="sourcecode"><text:s text:c="4"/>FirstName : string;</text:p>
      <text:p text:style-name="sourcecode"><text:s text:c="4"/>LastName : string;</text:p>
      <text:p text:style-name="sourcecode"><text:s text:c="4"/>end;</text:p>
      <text:p text:style-name="sourcecode"><text:s text:c="2"/>tPerson = record</text:p>
      <text:p text:style-name="sourcecode"><text:s text:c="4"/>Name : tName;</text:p>
      <text:p text:style-name="sourcecode"><text:s text:c="4"/>Age : integer;</text:p>
      <text:p text:style-name="sourcecode"><text:s text:c="4"/>end;</text:p>
      <text:p text:style-name="sourcecode"><text:s text:c="2"/>tTeacher = record</text:p>
      <text:p text:style-name="sourcecode"><text:s text:c="4"/>PersonalDetails : tPerson;</text:p>
      <text:p text:style-name="sourcecode"><text:s text:c="4"/>Subject : string;</text:p>
      <text:p text:style-name="sourcecode"><text:s text:c="4"/>end;</text:p>
      <text:p text:style-name="P19"/>
      <text:p text:style-name="P19">- <text:span text:style-name="T76">Database matching</text:span></text:p>
      <text:p text:style-name="P26">At the end of the day, all serious software has to store the data somewhere, typically in a database. When a physical database is designed, speed and memory usage has to be optimized at the same time. This requires to norm<text:span text:style-name="T78">alize</text:span> the database records, <text:span text:style-name="T78">without "over-normalizing" it.</text:span></text:p>
      <text:p text:style-name="P27">To make read and write operation easy, it is often beneficial to use the same structure in memory as the structure in the database, although it is not a must. If there are good reasons, the two can differ.</text:p>
      <text:p text:style-name="P18"/>
      <text:p text:style-name="P18">- <text:span text:style-name="T78">Store unchanging values</text:span></text:p>
      <text:p text:style-name="P27">In the above example I used an Age field for a tPerson. The problem is that the Age of the person is chang<text:span text:style-name="T166">ing</text:span> every year. You might say, that even the name <text:span text:style-name="T166">might</text:span> change, so what is the problem? Actually the name never changes on its own; someone has to change it. It is an "action" in the software and so the name filed(s) can be update<text:span text:style-name="T187">d</text:span>. The Age on the other hand changes even without anyone asking it.</text:p>
      <text:p text:style-name="P27">So, as a good design practice, never store any value that can change without a user interaction. Instead of Age, use Date of birth and if Age is needed, make a <text:span text:style-name="T12">function</text:span> (later I also cover <text:span text:style-name="T12">property</text:span>) to calculate the Age from DoB and the actual date when the Age is needed.</text:p>
      <text:h text:style-name="Heading_20_2" text:outline-level="2"><text:soft-page-break/>Where are the records stored?</text:h>
      <text:p text:style-name="P29">As a beginner answer, it should be enough to say that somewhere in the memory. What is more important to know, is that a record instance is immediately created when a variable of that type is declared. Creating the record sounds fancy, but actually in case of <text:span text:style-name="T12">record</text:span>s it only means that the necessary memory is reserved for the variable. Important to know, that the size of the variable is always fix<text:span text:style-name="T167">ed</text:span>. Actually, you can inquire it in two different ways, through the type and through the variable.</text:p>
      <text:p text:style-name="P29"/>
      <text:p text:style-name="sourcecode">type</text:p>
      <text:p text:style-name="sourcecode"><text:s text:c="2"/><text:span text:style-name="T79">tRecord = record</text:span></text:p>
      <text:p text:style-name="sourcecode"><text:s text:c="4"/><text:span text:style-name="T79">A : integer;</text:span></text:p>
      <text:p text:style-name="sourcecode"><text:s text:c="4"/><text:span text:style-name="T79">B : char;</text:span></text:p>
      <text:p text:style-name="sourcecode"><text:s text:c="4"/><text:span text:style-name="T79">end;</text:span></text:p>
      <text:p text:style-name="sourcecode">var</text:p>
      <text:p text:style-name="sourcecode"><text:s text:c="2"/><text:span text:style-name="T187">My</text:span>Record : tRecord;</text:p>
      <text:p text:style-name="sourcecode">begin</text:p>
      <text:p text:style-name="sourcecode">writeln('Size of the type ',sizeof(tRecord));</text:p>
      <text:p text:style-name="sourcecode">writeln('Size of the variable ',sizeof(<text:span text:style-name="T187">My</text:span>Record));</text:p>
      <text:p text:style-name="sourcecode">end.</text:p>
      <text:p text:style-name="P29"/>
      <text:p text:style-name="P29">will print twice the same number. What this number is, will be covered in the next <text:span text:style-name="T167">point</text:span>.</text:p>
      <text:p text:style-name="P29"/>
      <text:p text:style-name="P29">On a slightly more advanced level, it is known that <text:span text:style-name="T12">record</text:span>s are created in the stack, while for example, later on, we will see that <text:span text:style-name="T12">class</text:span>es are created in the heap. Nonetheless, we have to be careful with this statement.</text:p>
      <text:p text:style-name="P29">First, it assumes that words stack and heap ha<text:span text:style-name="T156">ve</text:span> a meaning in our operating system, while some small special devices (and Pascal can be used to program them) have special memory management systems, so it is only true in the "classic" world of Windows, Linux, Mac, etc.</text:p>
      <text:p text:style-name="P29">Secondly, even in the simplest case it is not true, when we declare global variables, <text:span text:style-name="T80">those are stored in the static memory assigned for the program at the start of the program and only local variables are placed in the stack</text:span>.</text:p>
      <text:p text:style-name="P30">Thirdly, I think officially, unless I make a mistake, there is no rule how a Pascal compiler should store variables. Any new release, or version for a special hardware can do it differently. It is normally not for the programmer to know.</text:p>
      <text:p text:style-name="P18"/>
      <text:p text:style-name="P30">In an even more advance level, one should do some more research and learn more tricks. Even if we think, generally correctly, that local variables including record type variables are stored in the stack, there are cases when it is not so. <text:span text:style-name="T81">Not only the compiler might do it like that, but we can also make tricks.</text:span></text:p>
      <text:p text:style-name="P18"/>
      <text:p text:style-name="sourcecode">var</text:p>
      <text:p text:style-name="sourcecode"><text:s text:c="2"/>Allocation : <text:span text:style-name="T82">packed array [1..sizeof(tRecord)] of byte</text:span>;</text:p>
      <text:p text:style-name="sourcecode">procedure LocalInHeap;</text:p>
      <text:p text:style-name="sourcecode"><text:s text:c="2"/>var</text:p>
      <text:p text:style-name="sourcecode"><text:s text:c="4"/>Record : tRecord absolute Allocation;</text:p>
      <text:p text:style-name="sourcecode"><text:s text:c="2"/>begin</text:p>
      <text:p text:style-name="sourcecode"><text:s text:c="2"/>end;</text:p>
      <text:p text:style-name="sourcecode">begin</text:p>
      <text:p text:style-name="P133">LocalInHeap;</text:p>
      <text:p text:style-name="sourcecode">end.</text:p>
      <text:p text:style-name="P18"/>
      <text:h text:style-name="Heading_20_2" text:outline-level="2">How big is my record?</text:h>
      <text:p text:style-name="P31">It is hard to say from just looking at the source code. The best is to ask the system, using the sizeof() function.</text:p>
      <text:p text:style-name="P31"><text:soft-page-break/>What we can know for sure, is that the fields of a record are stored in the memory in the same order as they are declared in the record definition, but they are not necessarily follow each other immediately. Depending on the processor (e.g. 32 bit vs. 64 bit) the fields are normally aligned to a multiply of 4 or 8 or even 16 bytes <text:span text:style-name="T83">(</text:span><text:a xlink:type="simple" xlink:href="https://forum.lazarus.freepascal.org/index.php/topic,56463" text:style-name="Internet_20_link" text:visited-style-name="Visited_20_Internet_20_Link"><text:span text:style-name="T83">https://forum.lazarus.freepascal.org/index.php/topic,56463</text:span></text:a><text:span text:style-name="T83">). This is to make atomic processor operations faster. If it is important not to loose space in between fields, one can use the </text:span><text:span text:style-name="T15">packed record</text:span><text:span text:style-name="T83"> definition, though it can significantly slow down the operation.</text:span></text:p>
      <text:p text:style-name="P32">The other frequently asked question, what happens with variable length fields? How can the record have a fixed length if its elements are variable length. The "classic" Pascal variable types are always fixed length. The oldest <text:span text:style-name="T12">string</text:span>, nowadays called <text:span text:style-name="T12">shortstring</text:span> is always 256 bytes long, regardless how many characters are in it (this is why it has a maximum length of 255 characters). All more modern solutions are actually pointers internally and so they occupy the size of a pointer in the record, e.g. 8 bytes in a 64 bit processor. If the variable size field, e.g. <text:span text:style-name="T12">ansistring</text:span> is initialized, it only makes the pointer of it to point to the right structure in the heap.</text:p>
      <text:h text:style-name="Heading_20_2" text:outline-level="2">Record operation<text:span text:style-name="T156">s</text:span></text:h>
      <text:p text:style-name="P32">Records are relatively simple creatures and therefore they behave like many other simple variable types. You can use, e.g. </text:p>
      <text:p text:style-name="P32"/>
      <text:p text:style-name="sourcecode">var</text:p>
      <text:p text:style-name="sourcecode"><text:s text:c="2"/><text:span text:style-name="T83">A, B : tRecord;</text:span></text:p>
      <text:p text:style-name="sourcecode">begin</text:p>
      <text:p text:style-name="sourcecode">A :=B;</text:p>
      <text:p text:style-name="sourcecode">end.</text:p>
      <text:p text:style-name="Standard"/>
      <text:p text:style-name="P33">where B is then fully copied to A. This is true for all the fields of record B as it is. In the previous chapter I described that some seemingly simple <text:span text:style-name="T84">references are stored as pointers. In such case normally only the pointer is copied, what can cause problems if not handled properly.</text:span></text:p>
      <text:p text:style-name="P33"><text:span text:style-name="T84">Luckily enough some of the most frequently used complex creatures, like </text:span><text:span text:style-name="T16">ansistring</text:span><text:span text:style-name="T84">, have a copy operator, so although </text:span><text:span text:style-name="T16">ansistring</text:span><text:span text:style-name="T84"> under the hood is a pointer, when used as a field of a </text:span><text:span text:style-name="T16">record</text:span><text:span text:style-name="T84">, it behaves the same way as a </text:span><text:span text:style-name="T16">shortstring</text:span><text:span text:style-name="T84">, i.e. seemingly fully copied. Still, we do not need to worry that it copies large strings unnecessarily, as the special reference count mechanism can ensure that it is only copied, if one of the users tries to change it.</text:span></text:p>
      <text:p text:style-name="P33"/>
      <text:p text:style-name="P116">This copy mechanism is also one of the reasons why people do not recommend to use it for more complex structures. Every time a <text:span text:style-name="T12">record</text:span> is used as a method's parameter not with the <text:span text:style-name="T12">const</text:span> or <text:span text:style-name="T12">var</text:span> keyword, the call creates a <text:span text:style-name="T168">full </text:span>copy. Copying large records frequently can slow down the software.</text:p>
      <text:h text:style-name="Heading_20_2" text:outline-level="2">Record as a pointer</text:h>
      <text:p text:style-name="P34">There is nothing to stop us using pointers to point to record structures.</text:p>
      <text:p text:style-name="P34"/>
      <text:p text:style-name="sourcecode">type</text:p>
      <text:p text:style-name="sourcecode"><text:s text:c="2"/>tRecord = record</text:p>
      <text:p text:style-name="sourcecode"><text:s text:c="4"/>A : integer;</text:p>
      <text:p text:style-name="sourcecode"><text:s text:c="4"/>end;</text:p>
      <text:p text:style-name="sourcecode"><text:s text:c="2"/>pRecord = ^tRecord;</text:p>
      <text:p text:style-name="sourcecode">var</text:p>
      <text:p text:style-name="sourcecode"><text:s text:c="2"/>RecordPointer : pRecord;</text:p>
      <text:p text:style-name="sourcecode">begin</text:p>
      <text:p text:style-name="sourcecode">RecordPointer := new(pRecord);</text:p>
      <text:p text:style-name="sourcecode">RecordPointer^.A := 123;</text:p>
      <text:p text:style-name="sourcecode">end.</text:p>
      <text:p text:style-name="P34"/>
      <text:p text:style-name="P34"><text:soft-page-break/>This is also a time when our record ends up in the heap, although it is a bit unfair to say so, since we did not declare a variable with tRecord type.</text:p>
      <text:p text:style-name="P34"/>
      <text:p text:style-name="P34">One thing that make people do not like pointers used for record definition is the use of the ^ after the end of the name of the pointer variable. I think that this is the least of the problems with it. It is much more serious that allocating heap objects can easily lead to memory leak if not programmed correctly. <text:span text:style-name="T85">This is why I would not recommend to use pointers when we can avoid them. But if we use them, ^ is actually a good reminder to pay attention to memory leak.</text:span></text:p>
      <text:p text:style-name="Standard"><text:span text:style-name="T85">For those who want to use pointers for this purpose and still do not like ^, there is good news. In fpc there is a mode switch, you can turn on to automatically de-reference a pointer. W</text:span><text:span text:style-name="T86">i</text:span><text:span text:style-name="T88">th </text:span><text:span text:style-name="T87">{$</text:span><text:span text:style-name="T89">m</text:span><text:span text:style-name="T87">ode</text:span><text:span text:style-name="T89">s</text:span><text:span text:style-name="T87">witch autoderef} </text:span><text:span text:style-name="T88">the last line of the above example can easily be replaced with </text:span></text:p>
      <text:p text:style-name="P36"/>
      <text:p text:style-name="P134">RecordPointer.A := 123;</text:p>
      <text:p text:style-name="P36"/>
      <text:p text:style-name="P35"><text:span text:style-name="T88">b</text:span><text:span text:style-name="T87">ut then again, I would not recommend it, if you are afraid of memory leak.</text:span></text:p>
      <text:h text:style-name="Heading_20_2" text:outline-level="2">Variable records</text:h>
      <text:p text:style-name="P37">It often happens that for similar objects we want to define <text:span text:style-name="T124">one</text:span> <text:span text:style-name="T12">record</text:span> structure, but not all the values we want to store, are relevant to all the variants of the record. A simple approach would be to list all possible variables as fields in the declaration and always use only those that are relevant for the given sub-type. Actually this is possible, but has some drawbacks. First, it wastes memory what was a problem in the past when memory was always of short supply, and secondly, one can add both <text:span text:style-name="T169">values when only one would be allowed, thus </text:span>creating confusions later. To overcome this problem variable records are allowed to be defined.</text:p>
      <text:p text:style-name="P37">In the example above we defined three different <text:span text:style-name="T12">record</text:span> types for three different type of people seen in a school. If somewhere else we want to do the same thing with their data regardless of their type, it is better to use a variable <text:span text:style-name="T12">record</text:span> to describe them:</text:p>
      <text:p text:style-name="P37"/>
      <text:p text:style-name="P135">type</text:p>
      <text:p text:style-name="P135"><text:s text:c="2"/>tSchoolPerson = record</text:p>
      <text:p text:style-name="P135"><text:s text:c="4"/>PersonalDetails : tPerson;</text:p>
      <text:p text:style-name="P135"><text:s text:c="4"/>case integer of</text:p>
      <text:p text:style-name="P135"><text:s text:c="6"/>1 : (Subject:<text:span text:style-name="T93">short</text:span>string); // the teacher</text:p>
      <text:p text:style-name="P135"><text:s text:c="6"/>2 : (Profession:<text:span text:style-name="T93">short</text:span>string); //the parent</text:p>
      <text:p text:style-name="P135"><text:s text:c="6"/>3 : (Class<text:span text:style-name="T91">Name</text:span>:<text:span text:style-name="T93">short</text:span>string); //the pupil</text:p>
      <text:p text:style-name="P135"><text:s text:c="4"/>end;</text:p>
      <text:p text:style-name="P20"/>
      <text:p text:style-name="P38">There are a couple of things to be noted:</text:p>
      <text:p text:style-name="P38"/>
      <text:p text:style-name="P38">-The variable part uses a <text:span text:style-name="T12">case</text:span> structure with no variable in<text:span text:style-name="T169">side</text:span> the <text:span text:style-name="T12">case</text:span> instruction. That is not allowed in a normal <text:span text:style-name="T12">case</text:span> <text:span text:style-name="T92">statement</text:span>, but here it is OK. On the other hand if it adds value, there is nothing against using a field identifier also in the <text:span text:style-name="T12">case</text:span> statement. In that case the fie<text:span text:style-name="T92">l</text:span>d name given there, is simply an extra field in the fixed <text:span text:style-name="T169">part of the </text:span>structure. <text:span text:style-name="T188">T</text:span>he example shown in the Free Pascal wiki for Records, <text:span text:style-name="T188">another</text:span> versions <text:span text:style-name="T188">can be defined </text:span>creat<text:span text:style-name="T188">ing</text:span> the same structure:</text:p>
      <text:p text:style-name="P20"/>
      <text:p text:style-name="P135">type</text:p>
      <text:p text:style-name="P135"><text:s text:c="2"/><text:span text:style-name="T91">t</text:span>MaritalState = (unmarried,married,widowed,divorced);</text:p>
      <text:p text:style-name="P135"><text:s text:c="2"/><text:span text:style-name="T91">t</text:span>Person<text:span text:style-name="T91">1</text:span> = record // <text:span text:style-name="T188">original</text:span></text:p>
      <text:p text:style-name="P135"><text:s text:c="4"/>//CONSTANT PART</text:p>
      <text:p text:style-name="P136"><text:s text:c="4"/>//of course records may be nested</text:p>
      <text:p text:style-name="P136"><text:s text:c="4"/>name : record</text:p>
      <text:p text:style-name="P136"><text:s text:c="6"/>first,middle,last : string;</text:p>
      <text:p text:style-name="P135"><text:s text:c="6"/>end;</text:p>
      <text:p text:style-name="P135"><text:s text:c="4"/>sex : (male,female);</text:p>
      <text:p text:style-name="P135"><text:s text:c="4"/>//date of <text:s/>birth</text:p>
      <text:p text:style-name="P135"><text:soft-page-break/><text:s text:c="4"/>dob : TDateTime;</text:p>
      <text:p text:style-name="P135"><text:s text:c="4"/>//VARIABLE PART</text:p>
      <text:p text:style-name="P135"><text:s text:c="4"/>case maritalState : TmaritalState of</text:p>
      <text:p text:style-name="P135"><text:s text:c="6"/>unmarried:();</text:p>
      <text:p text:style-name="P135"><text:s text:c="6"/>married,widowed:(marriageDate:TDateTime);</text:p>
      <text:p text:style-name="P135"><text:s text:c="6"/><text:span text:style-name="T91">d</text:span>ivorced:(marriageDateDivorced,divorceDate:TdateTime; <text:span text:style-name="T91">i</text:span>sFirstDivorce:boolean)</text:p>
      <text:p text:style-name="P135"><text:s text:c="4"/>end;</text:p>
      <text:p text:style-name="P135"><text:s text:c="2"/><text:span text:style-name="T91">t</text:span>Person<text:span text:style-name="T91">2</text:span> = record // <text:span text:style-name="T188">equivalent</text:span></text:p>
      <text:p text:style-name="P135"><text:s text:c="4"/>//CONSTANT PART</text:p>
      <text:p text:style-name="P135"><text:s text:c="4"/>//of course records may be nested</text:p>
      <text:p text:style-name="P135"><text:s text:c="4"/>name : record</text:p>
      <text:p text:style-name="P135"><text:s text:c="6"/>first,middle,last : string;</text:p>
      <text:p text:style-name="P135"><text:s text:c="6"/>end;</text:p>
      <text:p text:style-name="P135"><text:s text:c="4"/>sex : (male,female);</text:p>
      <text:p text:style-name="P135"><text:s text:c="4"/>//date of birth</text:p>
      <text:p text:style-name="P135"><text:s text:c="4"/>dob : TdateTime;</text:p>
      <text:p text:style-name="P135"><text:s text:c="4"/>//<text:span text:style-name="T91">marital status</text:span></text:p>
      <text:p text:style-name="P135"><text:s text:c="4"/>maritalState : TmaritalState;</text:p>
      <text:p text:style-name="P135"><text:s text:c="4"/>//VARIABLE PART</text:p>
      <text:p text:style-name="P135"><text:s text:c="4"/><text:span text:style-name="T91">case integer of</text:span></text:p>
      <text:p text:style-name="P135"><text:s text:c="6"/><text:span text:style-name="T91">1</text:span>:();</text:p>
      <text:p text:style-name="P135"><text:s text:c="6"/><text:span text:style-name="T91">2</text:span>:(marriageDate:TDateTime);</text:p>
      <text:p text:style-name="P135"><text:s text:c="6"/><text:span text:style-name="T91">3</text:span>:(marriageDateDivorced,divorceDate:TDateTime;isFirstDivorce:boolean)</text:p>
      <text:p text:style-name="P135"><text:s text:c="4"/>end;</text:p>
      <text:p text:style-name="P20"/>
      <text:p text:style-name="P18">- <text:span text:style-name="T93">The </text:span><text:span text:style-name="T17">case</text:span><text:span text:style-name="T93"> statement, i.e. the variable part, is always after all the fixed fields and it has no closing </text:span><text:span text:style-name="T17">end;</text:span><text:span text:style-name="T93"> it is not needed, as the closing </text:span><text:span text:style-name="T17">end;</text:span><text:span text:style-name="T93"> of the record definition also closes the </text:span><text:span text:style-name="T17">case</text:span><text:span text:style-name="T93"> structure.</text:span></text:p>
      <text:p text:style-name="P18"/>
      <text:p text:style-name="P18">- <text:span text:style-name="T93">The variable fields are in a pair of brackets, and not in between </text:span><text:span text:style-name="T17">begin</text:span><text:span text:style-name="T93">-</text:span><text:span text:style-name="T17">end</text:span><text:span text:style-name="T93">, like a </text:span><text:span text:style-name="T17">case</text:span><text:span text:style-name="T93"> statement used in the code.</text:span></text:p>
      <text:p text:style-name="P18"/>
      <text:p text:style-name="P18">- <text:span text:style-name="T94">In the second version, for married and widowed I did not use two different values, as it does not carry any information. Basically the listing of values in the </text:span><text:span text:style-name="T18">case</text:span><text:span text:style-name="T94"> statement are only to split the different versions of the variable part. It is the case even when the </text:span><text:span text:style-name="T18">case</text:span><text:span text:style-name="T94"> has a variable included. Even in the tPerson1 version, it is not necessary to list both married and widowed inside the </text:span><text:span text:style-name="T18">case</text:span><text:span text:style-name="T94"> statement.</text:span></text:p>
      <text:p text:style-name="P18"/>
      <text:p text:style-name="P18">- <text:span text:style-name="T94">As a consequence or maybe the reason of the above, it is also true that the field in the </text:span><text:span text:style-name="T18">case</text:span><text:span text:style-name="T94"> statement (if any) is not checked at all when the variable part is used. So, even in tPerson1 we can set </text:span><text:span text:style-name="T5">maritalStatus</text:span><text:span text:style-name="T94"> to </text:span><text:span text:style-name="T5">unmarried</text:span><text:span text:style-name="T94"> and still set the value of </text:span><text:span text:style-name="T5">marriageDate</text:span><text:span text:style-name="T94">.</text:span></text:p>
      <text:p text:style-name="P18"/>
      <text:p text:style-name="P18">- <text:span text:style-name="T94">The fields of the variable parts occupy the same memory area. After the fixed part, the allocation of memory is continued for the first </text:span><text:span text:style-name="T18">case</text:span><text:span text:style-name="T94"> branch. The fields in the second </text:span><text:span text:style-name="T18">case</text:span><text:span text:style-name="T94"> branch also start right after the fixed part. Since different versions of the variable parts can have different number and size fields, the different variable branches can have different overall length. The size of the </text:span><text:span text:style-name="T18">record</text:span><text:span text:style-name="T94"> is as large as needed to store even the largest branch.</text:span></text:p>
      <text:p text:style-name="P18"/>
      <text:p text:style-name="P18">- <text:span text:style-name="T170">Changing a variable part field changes the relevant memory area. In a second step we can read a field from another variable branch and it reads the memory according to the mapping of that definition. Sometimes it can result in totally unpredictable results (imagine a pointer and a double at the same memory address), but sometimes it can also be useful, like when we split a 32 bit cardinal into two 16 bit words.</text:span></text:p>
      <text:p text:style-name="P18"/>
      <text:p text:style-name="P18">- <text:span text:style-name="T93">In the above example I changed the fields in the variable part from </text:span><text:span text:style-name="T17">string</text:span><text:span text:style-name="T93"> to </text:span><text:span text:style-name="T17">shortstring</text:span><text:span text:style-name="T93">. The reason for that is that in most of the compiler modes </text:span><text:span text:style-name="T17">string</text:span><text:span text:style-name="T93"> refers to </text:span><text:span text:style-name="T17">ansistring</text:span><text:span text:style-name="T93">, a special solution as mentioned above. </text:span><text:span text:style-name="T17">ansistring</text:span><text:span text:style-name="T93"> requires initialization that is normally done automatically when </text:span><text:soft-page-break/><text:span text:style-name="T93">created. However in a variable structure the compiler cannot know whether we want to use that variable part or another. Therefore, if we need to use variable types that require initialization, we need to place them outside the variable part. Since, these types are internally pointers, it is not much of a waste to define all versions next to each other.</text:span></text:p>
      <text:h text:style-name="Heading_20_2" text:outline-level="2">Cross referencing</text:h>
      <text:p text:style-name="P46">In real life we often need to link instances of different type of records together. Imagine a tTeacher has a <text:span text:style-name="T157">link to the best</text:span> tPupil in their classes and for tPupils they have a class master to link.</text:p>
      <text:p text:style-name="P46">So we would want to do something like:</text:p>
      <text:p text:style-name="P46"/>
      <text:p text:style-name="sourcecode">type</text:p>
      <text:p text:style-name="P131"><text:s text:c="2"/>tPupil = record; forward;</text:p>
      <text:p text:style-name="sourcecode"><text:s text:c="2"/>tTeacher = record</text:p>
      <text:p text:style-name="sourcecode"><text:s text:c="4"/><text:span text:style-name="T97">Top</text:span>Pupil : tPupil;</text:p>
      <text:p text:style-name="sourcecode"><text:s text:c="4"/>end;</text:p>
      <text:p text:style-name="sourcecode"><text:s text:c="2"/>tPupil = record</text:p>
      <text:p text:style-name="sourcecode"><text:s text:c="4"/>ClassMaster : tTeacher;</text:p>
      <text:p text:style-name="sourcecode"><text:s text:c="4"/>end;</text:p>
      <text:p text:style-name="Standard"/>
      <text:p text:style-name="P46">Unfortunately, the red line will not work. There is no such thing as a <text:span text:style-name="T12">forward</text:span> declaration of a <text:span text:style-name="T12">record</text:span>. It is logic, if we think about it. What would the above code mean if we declare a Teacher as a tTeacher, it would allocate the memory of a tTeacher, but that includes a tPupil, so the size of the tTeacher include the size of a tPupil. But the tPupil includes the size of a tTeacher and it never ends.</text:p>
      <text:p text:style-name="P46"/>
      <text:p text:style-name="P46">If you want to use a cross reference, it has to be based on usage of pointers.</text:p>
      <text:h text:style-name="Heading_20_1" text:outline-level="1">Advanced record</text:h>
      <text:p text:style-name="P40">Advanced records, <text:span text:style-name="T104">or also called extended records</text:span> are a rarely used feature of Pascal. It was added by Embarcadero for Delphi and Free Pascal includes them since version 2.6.</text:p>
      <text:p text:style-name="P40"/>
      <text:p text:style-name="P41">A<text:span text:style-name="T170">s a</text:span>dvanced records are added late, if I follow<text:span text:style-name="T170">ed</text:span> a chronological order, they would probably end up somewhere around the end of the list. Nonetheless, I think feature-wise they fit perfectly in between the "classic" <text:span text:style-name="T12">record</text:span>s and <text:span text:style-name="T12">object</text:span>s.</text:p>
      <text:p text:style-name="P41"/>
      <text:p text:style-name="P40">Advanced records are special in many ways. They do not have their own keyword, the same <text:span text:style-name="T12">record</text:span> keyword can be used as above. Why are they called then separate, why not just say that the "classic" <text:span text:style-name="T12">record</text:span> has some new features? The reason is not very convincing, but advanced records are <text:span text:style-name="T99">not available in the normal compiler modes unless another mode switch is added {$modeswitch advancedrecords} or the compiler mode is set to delphi with {$mode delphi}</text:span>.</text:p>
      <text:p text:style-name="P40"/>
      <text:p text:style-name="P41">Many people consider advanced records unnecessary to use. They say, and they have a point, that for simple reasons one should use <text:span text:style-name="T12">record</text:span>, while for more feature rich structural elements one can <text:span text:style-name="T95">always </text:span>use <text:span text:style-name="T190">the very similar</text:span> <text:span text:style-name="T12">object</text:span> or <text:span text:style-name="T190">the even more recommended, </text:span><text:span text:style-name="T12">class</text:span>. Still, there are cases when advanced records can have a place in the programmers' tool set. It does not need to be explained why advanced records are better than "classic" <text:span text:style-name="T12">record</text:span>s, but it is beneficial to understand why they are sometimes better than <text:span text:style-name="T12">object</text:span>s or <text:span text:style-name="T12">classe</text:span>s. This is also covered in the chapter, but first we check what the advanced features added to the features of the "classic" brother <text:span text:style-name="T190">are</text:span>.</text:p>
      <text:h text:style-name="Heading_20_2" text:outline-level="2">Methods</text:h>
      <text:p text:style-name="P42">When we want to do something with a variable, including <text:span text:style-name="T12">record</text:span>s, we can call a <text:span text:style-name="T12">procedure</text:span> or a <text:span text:style-name="T12">function</text:span>, with the variable as a parameter.</text:p>
      <text:p text:style-name="P42"/>
      <text:p text:style-name="sourcecode"><text:soft-page-break/>writeln('My integer and string are ',i,' <text:span text:style-name="T157">and </text:span>',s);</text:p>
      <text:p text:style-name="P42"/>
      <text:p text:style-name="P42"><text:span text:style-name="T1">writeln</text:span> in this set-up is a general method that can be called with many different types of parameters. On the other hand, if we want to print the personal details of a person, we use a special method, designed to work only with that type of data, including probably a photo, pre-set sections, etc. That method cannot be re-used to print the details of a car. So, what we can do, we can have two different procedures to print them:</text:p>
      <text:p text:style-name="P42"/>
      <text:p text:style-name="sourcecode">procedure PrintAPerson(aPerson : tPerson);</text:p>
      <text:p text:style-name="sourcecode">procedure PrintACar(aCar : tCar);</text:p>
      <text:p text:style-name="P42"/>
      <text:p text:style-name="P42">In a large program this makes a lot of procedures hanging around with specific names, that can only work with a certain type parameter. Things can be made a bit easier, if the same name is used for the procedures <text:span text:style-name="T96">(polymorphism), but that has some readability, maintenance issues. OOP came up with a better approach, allowing methods to be attached to structures and so we can use:</text:span></text:p>
      <text:p text:style-name="P42"/>
      <text:p text:style-name="sourcecode">MyCar.Print;</text:p>
      <text:p text:style-name="sourcecode">Myself.Print;</text:p>
      <text:p text:style-name="P43"/>
      <text:p text:style-name="P45">Besides the obvious benefits of no need to call the method with <text:span text:style-name="T112">a </text:span>parameter <text:span text:style-name="T112">there are other benefits.</text:span></text:p>
      <text:p text:style-name="P45"/>
      <text:p text:style-name="P45"><text:span text:style-name="T112">We do not need to use the variable name inside a method to access it. You should imagine that a method of a </text:span><text:span text:style-name="T23">record</text:span><text:span text:style-name="T112"> has one extra parameter, basically the variable it is called with, and the whole body of the method is included in a </text:span><text:span text:style-name="T23">with</text:span><text:span text:style-name="T112"> statement. Something like as below:</text:span></text:p>
      <text:p text:style-name="P44"/>
      <text:p text:style-name="P144">type</text:p>
      <text:p text:style-name="P143"><text:s text:c="2"/>tPerson <text:span text:style-name="T112">= record</text:span></text:p>
      <text:p text:style-name="P143"><text:s text:c="4"/>Name : <text:span text:style-name="T112">string;</text:span></text:p>
      <text:p text:style-name="P143"><text:s text:c="4"/><text:span text:style-name="T112">procedure </text:span>Print;</text:p>
      <text:p text:style-name="P142"><text:s text:c="4"/>end;</text:p>
      <text:p text:style-name="P144">var</text:p>
      <text:p text:style-name="P144"><text:s text:c="2"/>Person : tPerson;</text:p>
      <text:p text:style-name="P144">procedure tPerson.Print;</text:p>
      <text:p text:style-name="P144"><text:s text:c="2"/>begin</text:p>
      <text:p text:style-name="P144"><text:s text:c="2"/>writeln(Name);</text:p>
      <text:p text:style-name="P144"><text:s text:c="2"/>end;</text:p>
      <text:p text:style-name="P144">procedure EquivalentTPersonPrint(aPerson : tPerson);</text:p>
      <text:p text:style-name="P144"><text:s text:c="2"/>begin</text:p>
      <text:p text:style-name="P144"><text:s text:c="2"/>with aPerson do</text:p>
      <text:p text:style-name="P144"><text:s text:c="4"/>begin</text:p>
      <text:p text:style-name="P144"><text:s text:c="4"/>writeln(Name);</text:p>
      <text:p text:style-name="P144"><text:s text:c="4"/>end;</text:p>
      <text:p text:style-name="P144"><text:s text:c="2"/>end;</text:p>
      <text:p text:style-name="P44"/>
      <text:p text:style-name="P66">Actually something very similar happens under the hood.</text:p>
      <text:p text:style-name="P44"/>
      <text:p text:style-name="P43">Advanced records support normal methods and special methods for construction, called <text:span text:style-name="T12">constructor</text:span>s. Unlike the more advanced <text:span text:style-name="T12">object</text:span>s and <text:span text:style-name="T12">class</text:span>es, <text:span text:style-name="T12">record</text:span>s do not have <text:span text:style-name="T12">destructor</text:span>s <text:span text:style-name="T98">(</text:span>see there).</text:p>
      <text:p text:style-name="P43"/>
      <text:p text:style-name="P69">Methods of records can have the same name and different parameter lists (polymorphism).</text:p>
      <text:p text:style-name="P43"/>
      <text:p text:style-name="P47">If you are interested in more details, there is a <text:span text:style-name="T115">lengthy</text:span> discussion in this topic at: <text:a xlink:type="simple" xlink:href="http://www.delphigroups.info/2/cf/471305.html" text:style-name="Internet_20_link" text:visited-style-name="Visited_20_Internet_20_Link">http://www.delphigroups.info/2/cf/471305.html</text:a>.</text:p>
      <text:h text:style-name="P187" text:outline-level="2"><text:soft-page-break/>Visibility</text:h>
      <text:p text:style-name="P48">The addition of methods to a <text:span text:style-name="T12">record</text:span> raises another issue. We might want to use some internal variables, fields in our <text:span text:style-name="T12">record</text:span>s that are only used by our methods, but we do not want to give others access to them. This requires a new concept, called visibility. In case of advanced records we can use <text:span text:style-name="T19">private</text:span><text:span text:style-name="T100">, </text:span><text:span text:style-name="T19">strict private</text:span><text:span text:style-name="T100"> and </text:span><text:span text:style-name="T19">public</text:span><text:span text:style-name="T100"> visibility modifiers. </text:span><text:span text:style-name="T19">public</text:span><text:span text:style-name="T100"> fields and methods are visible from anywhere where the record is visible, </text:span><text:span text:style-name="T19">private</text:span><text:span text:style-name="T100"> is visible only within the same unit and </text:span><text:span text:style-name="T19">strict private</text:span><text:span text:style-name="T100"> is only visible from within the methods of the record.</text:span></text:p>
      <text:p text:style-name="P57">The default visibility is <text:span text:style-name="T12">public</text:span>.</text:p>
      <text:h text:style-name="Heading_20_2" text:outline-level="2">Properties</text:h>
      <text:p text:style-name="P49">Visibility is also nice in a case we saw above, when in the data structure we store the date of birth, but we want the user to give or retrieve the age. We can do it with the following structure:</text:p>
      <text:p text:style-name="P49"/>
      <text:p text:style-name="sourcecode">type</text:p>
      <text:p text:style-name="sourcecode"><text:s text:c="2"/>tPerson = record</text:p>
      <text:p text:style-name="sourcecode"><text:s text:c="4"/>private</text:p>
      <text:p text:style-name="sourcecode"><text:s text:c="6"/>DoB : tDateTime;</text:p>
      <text:p text:style-name="sourcecode"><text:s text:c="4"/>public</text:p>
      <text:p text:style-name="sourcecode"><text:s text:c="6"/>function Age : integer;</text:p>
      <text:p text:style-name="sourcecode"><text:s text:c="6"/>procedure Age(a : integer);</text:p>
      <text:p text:style-name="sourcecode"><text:s text:c="4"/>end;</text:p>
      <text:p text:style-name="P49"/>
      <text:p text:style-name="P49">We can now do things like:</text:p>
      <text:p text:style-name="P49"/>
      <text:p text:style-name="sourcecode">Myself.Age(99);</text:p>
      <text:p text:style-name="sourcecode">writeln(Myself.Age);</text:p>
      <text:p text:style-name="P49"/>
      <text:p text:style-name="P49">Due to the nice behavior of Pascal, in the second line we cannot differentiate if Age is a field (variable) within the <text:span text:style-name="T12">record</text:span> or a <text:span text:style-name="T12">function</text:span>, unlike in C++, where we would see</text:p>
      <text:p text:style-name="P49"/>
      <text:p text:style-name="sourcecode">std::cout &lt;&lt; Myself.Age() &lt;&lt; " " &lt;&lt; Myself.DoB &lt;&lt; "\n";</text:p>
      <text:p text:style-name="P49"/>
      <text:p text:style-name="P49">With the setting side though we still see that Age is not a field, but it is a <text:span text:style-name="T12">procedure</text:span>. For this problem there is a new solution, called properties. Adding a property for the Age, we can now write:</text:p>
      <text:p text:style-name="P50"/>
      <text:p text:style-name="P138"><text:s text:c="2"/>tPerson = record</text:p>
      <text:p text:style-name="P138"><text:s text:c="4"/>private</text:p>
      <text:p text:style-name="P138"><text:s text:c="6"/>DoB : tDateTime;</text:p>
      <text:p text:style-name="P138"><text:s text:c="6"/><text:span text:style-name="T101">function GetAge : integer;</text:span></text:p>
      <text:p text:style-name="P138"><text:s text:c="6"/><text:span text:style-name="T101">procedure SetAge(newage : integer),</text:span></text:p>
      <text:p text:style-name="P138"><text:s text:c="4"/>public</text:p>
      <text:p text:style-name="P138"><text:s text:c="6"/><text:span text:style-name="T101">property</text:span> Age : <text:span text:style-name="T101">integer</text:span> <text:span text:style-name="T101">read GetAge write SetAge</text:span>;</text:p>
      <text:p text:style-name="P137"><text:s text:c="4"/>en<text:span text:style-name="T103">d;</text:span></text:p>
      <text:p text:style-name="P49"/>
      <text:p text:style-name="P49">Now we can access this new property fully transparently, as if it were a field:</text:p>
      <text:p text:style-name="P49"/>
      <text:p text:style-name="P138">Myself.Age :<text:span text:style-name="T101">= </text:span>99;</text:p>
      <text:p text:style-name="P138">writeln(Myself.Age);</text:p>
      <text:p text:style-name="P49"/>
      <text:p text:style-name="P49">If a property has only a read mechanism, it becomes read only and the same for write only.</text:p>
      <text:h text:style-name="Heading_20_2" text:outline-level="2"><text:span text:style-name="T190">Static (type level)</text:span> elements</text:h>
      <text:p text:style-name="P159">Normally, if we have multiple instances from a record type, we expect that all record instance<text:span text:style-name="T171">s</text:span> hold the data of one object <text:span text:style-name="T190">instance</text:span>, and this is how a normal record works. Nevertheless, sometimes we <text:soft-page-break/>might want to have a field that is stored as a "global like variable", but still linked to this particular type of record. We might want to store the oldest person's age when we have many records. <text:span text:style-name="T103">For this we can declare a so-called </text:span><text:span text:style-name="T2">type level field</text:span><text:span text:style-name="T103"> what is shared across all the tPerson type records.</text:span></text:p>
      <text:p text:style-name="P159"/>
      <text:p text:style-name="P162">Few words on naming: Traditionally from the <text:span text:style-name="T12">object</text:span> world, where this concept appeared first, we call these elements <text:span text:style-name="T1">static</text:span>, <text:span text:style-name="T195">like </text:span><text:span text:style-name="T6">static field</text:span><text:span text:style-name="T195">, </text:span><text:span text:style-name="T6">static method</text:span><text:span text:style-name="T195">.</text:span> For fields this works across the whole infrastructure from advanced <text:span text:style-name="T12">record</text:span>s to <text:span text:style-name="T12">class</text:span>es. For methods it is not that simple. In <text:span text:style-name="T12">class</text:span>, there are <text:span text:style-name="T191">type</text:span> level methods that use the keyword and calling convention of <text:span text:style-name="T12">static;</text:span> and also other <text:span text:style-name="T195">type</text:span> level methods<text:span text:style-name="T192"> without </text:span><text:span text:style-name="T63">static;</text:span><text:span text:style-name="T192">. To call both </text:span><text:span text:style-name="T7">static methods</text:span><text:span text:style-name="T192"> would be misleading. Therefore generally I used to refer to these elements as </text:span><text:span text:style-name="T7">class level</text:span><text:span text:style-name="T192"> elements, but then </text:span><text:span text:style-name="T193">again, it might be confusing as </text:span><text:span text:style-name="T181">class</text:span><text:span text:style-name="T193"> is a keyword and </text:span><text:span text:style-name="T194">such </text:span><text:span text:style-name="T193">elements exist not only in </text:span><text:span text:style-name="T64">class</text:span><text:span text:style-name="T193">es. As a latest attempt I try to call them t</text:span><text:span text:style-name="T8">ype level elements</text:span><text:span text:style-name="T193"> or where it does not generate confusion, simply </text:span><text:span text:style-name="T8">type elements</text:span><text:span text:style-name="T193">.</text:span></text:p>
      <text:p text:style-name="P159"/>
      <text:p text:style-name="P163">See the following example:</text:p>
      <text:p text:style-name="P51"/>
      <text:p text:style-name="P139">type</text:p>
      <text:p text:style-name="P139"><text:s/>tPerson = record</text:p>
      <text:p text:style-name="P139"><text:s text:c="3"/>private</text:p>
      <text:p text:style-name="P139"><text:s text:c="5"/>class var oldestDoB : tDateTime;</text:p>
      <text:p text:style-name="P139"><text:s text:c="5"/>class function GetMaxAge : double; static;</text:p>
      <text:p text:style-name="P139"><text:s text:c="3"/>public</text:p>
      <text:p text:style-name="P139"><text:s text:c="5"/>class property MaxAge : double read GetMaxAge;</text:p>
      <text:p text:style-name="P139"><text:s text:c="3"/>private</text:p>
      <text:p text:style-name="P139"><text:s text:c="5"/>DoB : tDateTime;</text:p>
      <text:p text:style-name="P139"><text:s text:c="5"/>procedure SetAge(aAge : double);</text:p>
      <text:p text:style-name="P139"><text:s text:c="3"/>public</text:p>
      <text:p text:style-name="P139"><text:s text:c="5"/>property Age : double write SetAge;</text:p>
      <text:p text:style-name="P139"><text:s text:c="3"/>end;</text:p>
      <text:p text:style-name="P139">class function tPerson.GetMaxAge : double;</text:p>
      <text:p text:style-name="P139"><text:s/>begin</text:p>
      <text:p text:style-name="P139"><text:s/>GetMaxAge := (now - oldestDoB) / 365;</text:p>
      <text:p text:style-name="P139"><text:s/>end;</text:p>
      <text:p text:style-name="P139">procedure tPerson.SetAge (aAge : double);</text:p>
      <text:p text:style-name="P139"><text:s/>begin</text:p>
      <text:p text:style-name="P139"><text:s/>DoB := now - aAge;</text:p>
      <text:p text:style-name="P139"><text:s/>if (oldestDoB = 0) or (DoB &lt; oldestDoB) then</text:p>
      <text:p text:style-name="P139"><text:s text:c="3"/>oldestDoB := DoB;</text:p>
      <text:p text:style-name="P139"><text:s/>end;</text:p>
      <text:p text:style-name="P139"/>
      <text:p text:style-name="P139">var</text:p>
      <text:p text:style-name="P139"><text:s text:c="2"/>Person1, Person2 : tPerson;</text:p>
      <text:p text:style-name="P139">begin</text:p>
      <text:p text:style-name="P139">writeln(Person1.MaxAge);</text:p>
      <text:p text:style-name="P139">Person1.Age := 34*365;</text:p>
      <text:p text:style-name="P139">writeln(Person2.MaxAge);</text:p>
      <text:p text:style-name="P139">Person2.Age:= 54*365;</text:p>
      <text:p text:style-name="P139">writeln(tPerson.MaxAge);</text:p>
      <text:p text:style-name="P140">end.</text:p>
      <text:p text:style-name="P51"/>
      <text:p text:style-name="P52">(Output is not formatted and age is calculated with 365 day years, but I think the use of class elements can be seen.)</text:p>
      <text:p text:style-name="P52"/>
      <text:p text:style-name="P165">Few remarks:</text:p>
      <text:p text:style-name="P161">- <text:span text:style-name="T103">this </text:span><text:span text:style-name="T20">class</text:span><text:span text:style-name="T103"> keyword is not the </text:span><text:span text:style-name="T20">class</text:span><text:span text:style-name="T103"> keyword used later as a more advanced version of a </text:span><text:span text:style-name="T20">record</text:span><text:span text:style-name="T134">.</text:span></text:p>
      <text:p text:style-name="P160">- <text:span text:style-name="T195">the declaration of type level fields follow only the logic and syntax defined for </text:span><text:span text:style-name="T51">class</text:span><text:span text:style-name="T195">, and not the </text:span><text:span text:style-name="T51">object</text:span><text:span text:style-name="T195"> one, i.e. it uses </text:span><text:span text:style-name="T51">class var i : integer;</text:span><text:span text:style-name="T195"> and not </text:span><text:span text:style-name="T51">i : integer; static;</text:span><text:span text:style-name="T195">, although both </text:span><text:span text:style-name="T51">class</text:span><text:span text:style-name="T195"> and </text:span><text:span text:style-name="T51">object</text:span><text:span text:style-name="T195"> accept both declarations.</text:span></text:p>
      <text:p text:style-name="P160">- <text:span text:style-name="T103">not only fields, but also properties and methods can be </text:span><text:span text:style-name="T135">type</text:span><text:span text:style-name="T103"> level.</text:span></text:p>
      <text:p text:style-name="P160"><text:soft-page-break/>- <text:span text:style-name="T191">type level fields are not only shared among the instances of tPerson, but already created when the type is defined, and hence can also be used even when no instance is declared, using like tPerson.MaxAge.</text:span></text:p>
      <text:p text:style-name="P160">- <text:span text:style-name="T196">as the type level fields are created at the program start, they are placed in the static memory. It would be rather confusing how and when to create type level fields of locally defined types, hence it is not allowed.</text:span></text:p>
      <text:p text:style-name="P160">- <text:span text:style-name="T197">type level variables can only be in the fixed part, not in the variable part.</text:span></text:p>
      <text:p text:style-name="P161"><text:span text:style-name="T198">- type level properties are defined with the </text:span><text:span text:style-name="T30">class</text:span><text:span text:style-name="T128"> keyword in front of their name. Type level properties can only access type level methods and fields in the </text:span><text:span text:style-name="T30">read</text:span><text:span text:style-name="T128"> and </text:span><text:span text:style-name="T30">write</text:span><text:span text:style-name="T128"> section.</text:span></text:p>
      <text:p text:style-name="P161">- <text:span text:style-name="T191">type level method declarations are always start with the </text:span><text:span text:style-name="T50">class</text:span><text:span text:style-name="T191"> and followed by the </text:span><text:span text:style-name="T22">static</text:span><text:span text:style-name="T107"> keyword. It is not very logic here, but it is one of the consequences of advanced </text:span><text:span text:style-name="T22">record</text:span><text:span text:style-name="T107"> being a development after </text:span><text:span text:style-name="T22">class</text:span><text:span text:style-name="T107">. The use of </text:span><text:span text:style-name="T22">static</text:span><text:span text:style-name="T107"> will be discussed in the next chapter for </text:span><text:span text:style-name="T22">object</text:span><text:span text:style-name="T107">s., and the class methods will be discussed in the </text:span><text:span text:style-name="T22">class</text:span><text:span text:style-name="T107"> chapter.</text:span></text:p>
      <text:p text:style-name="P160">- <text:span text:style-name="T103">in order to use </text:span><text:span text:style-name="T20">class</text:span><text:span text:style-name="T103"> in advanced </text:span><text:span text:style-name="T20">record</text:span><text:span text:style-name="T103">s the mode switch </text:span><text:span text:style-name="T2">advancedrecords</text:span><text:span text:style-name="T103"> is not sufficient, also the compiler mode has to be </text:span><text:span text:style-name="T2">delphi</text:span><text:span text:style-name="T103"> or </text:span><text:span text:style-name="T2">objfpc</text:span><text:span text:style-name="T103">. In case of </text:span><text:span text:style-name="T2">delphi</text:span><text:span text:style-name="T103">, </text:span><text:span text:style-name="T2">advancedrecords</text:span><text:span text:style-name="T179"> </text:span><text:span text:style-name="T180">is not needed.</text:span></text:p>
      <text:h text:style-name="Heading_20_2" text:outline-level="2">Nested types <text:span text:style-name="T102">and consts</text:span></text:h>
      <text:p text:style-name="P52">Normally constants and new, user defined types can be placed at the beginning of the program or unit as they do not change anyway, <text:span text:style-name="T171">do not use extra memory regardless where they are defined</text:span>. Nonetheless, for visibility (i.e. to prevent that noone else who is not supposed to use it, should not use it) and for avoiding name conflicts <text:span text:style-name="T197">(e.g. </text:span><text:span text:style-name="T12">const</text:span> MaxRecords = <text:s/>n; can be used for various types of records with different n numbers) we often put <text:span text:style-name="T12">type</text:span> and <text:span text:style-name="T12">const</text:span> inside local <text:span text:style-name="T12">procedure</text:span>s and <text:span text:style-name="T12">function</text:span>s.</text:p>
      <text:p text:style-name="P52">The same concept can be applied for advanced records, i.e. inside the record definition <text:span text:style-name="T12">type</text:span> and <text:span text:style-name="T12">const</text:span> keywords are allowed.</text:p>
      <text:h text:style-name="Heading_20_2" text:outline-level="2">Benefits compared to <text:span text:style-name="T12">object</text:span></text:h>
      <text:p text:style-name="P53">In the next two chapters I will show <text:span text:style-name="T12">object</text:span> and <text:span text:style-name="T12">class</text:span> as more advanced structures to use for OOP. As I did in this chapter, I will show there also, what are the new features and improvements compared to the previous chapter, i.e. in case <text:span text:style-name="T171">of </text:span><text:span text:style-name="T47">object</text:span><text:span text:style-name="T171"> </text:span>compared to advanced <text:span text:style-name="T12">record</text:span>s.</text:p>
      <text:p text:style-name="P53">However life is not <text:span text:style-name="T171">always</text:span> going upwards. There are some aspects, where advanced <text:span text:style-name="T47">record</text:span><text:span text:style-name="T171">s</text:span> can do a bit more than <text:span text:style-name="T12">object</text:span>s and <text:span text:style-name="T12">class</text:span>es, and so give a reason for existence (other than full Delphi compatibility of FreePascal). So, the following points are worth considering when you have to choose between an advanced <text:span text:style-name="T12">record</text:span> and an <text:span text:style-name="T12">object</text:span>:</text:p>
      <text:p text:style-name="P53"/>
      <text:p text:style-name="P41">- <text:span text:style-name="T105">Advanced records are still records, nice and small, easy to understand.</text:span></text:p>
      <text:p text:style-name="P41">- <text:span text:style-name="T105">Records can have variable parts. It is a feature that disappears in the next steps.</text:span></text:p>
      <text:p text:style-name="P41">- <text:span text:style-name="T105">Advanced records still behave like any other value types, so the copy operator copies the full content as described above.</text:span></text:p>
      <text:p text:style-name="P41">- <text:span text:style-name="T105">On Win32 platform there are some more differences, but for that, please refer to </text:span></text:p>
      <text:p text:style-name="P41"><text:a xlink:type="simple" xlink:href="https://docwiki.embarcadero.com/RADStudio/Alexandria/en/Structured_Types_(Delphi)#Records_.28advanced.29" text:style-name="Internet_20_link" text:visited-style-name="Visited_20_Internet_20_Link">https://docwiki.embarcadero.com/RADStudio/Alexandria/en/Structured_Types_(Delphi)#Records_.28advanced.29</text:a> </text:p>
      <text:h text:style-name="Heading_20_1" text:outline-level="1">Object</text:h>
      <text:p text:style-name="P54">In our logical sequence the next kind of structure that can be used for OOP is <text:span text:style-name="T12">object</text:span>. By today, even <text:span text:style-name="T12">object</text:span> is considered a bit out of date, although still fully supported and in my view, still very useful.</text:p>
      <text:p text:style-name="P54"><text:span text:style-name="T200">We can look at</text:span> <text:span text:style-name="T12">object</text:span> <text:span text:style-name="T200">as the first real OOP element</text:span> in Pascal. If you read the documentation, it mentions that visibility was first introduced in <text:span text:style-name="T12">object</text:span>s. Using advanced records came later with many of the <text:span text:style-name="T12">object</text:span> <text:span text:style-name="T200">(or </text:span><text:span text:style-name="T52">class</text:span><text:span text:style-name="T200">) </text:span>functionality introduced for <text:span text:style-name="T12">record</text:span>s. As a result <text:span text:style-name="T12">object</text:span>s are very similar to advanced <text:span text:style-name="T12">record</text:span>s. <text:span text:style-name="T106">In this chapter I try to collect what more </text:span><text:span text:style-name="T21">object</text:span><text:span text:style-name="T106">s can do than </text:span><text:span text:style-name="T21">record</text:span><text:span text:style-name="T106">. </text:span><text:soft-page-break/><text:span text:style-name="T106">(The other direction, i.e. what </text:span><text:span text:style-name="T21">record</text:span><text:span text:style-name="T106"> can do, but </text:span><text:span text:style-name="T21">object</text:span><text:span text:style-name="T106"> cannot, can be found in the previous chapter).</text:span></text:p>
      <text:p text:style-name="P56"/>
      <text:p text:style-name="P56">To <text:span text:style-name="T12">object</text:span> <text:span text:style-name="T108">keyword is supported even in the basic</text:span> <text:span text:style-name="T3">fpc</text:span><text:span text:style-name="T108"> compiler mode, however some advanced functionalities are limited.</text:span></text:p>
      <text:h text:style-name="P200" text:outline-level="2"><text:span text:style-name="T191">Static</text:span> variables</text:h>
      <text:p text:style-name="P59">In the same way as we saw in case of advanced records, there can be fields that are not stored on the instance level, but on the type level. There we had one way to declare a variable</text:p>
      <text:p text:style-name="P59"/>
      <text:p text:style-name="P141">type</text:p>
      <text:p text:style-name="P141"><text:s text:c="2"/>tRecord = record</text:p>
      <text:p text:style-name="P141"><text:s text:c="4"/>class var I : integer;</text:p>
      <text:p text:style-name="P141"><text:s text:c="4"/>end;</text:p>
      <text:p text:style-name="P59"/>
      <text:p text:style-name="P58">In case of <text:span text:style-name="T12">object</text:span> we have two different methods, with exactly the same result:</text:p>
      <text:p text:style-name="P58"/>
      <text:p text:style-name="P141">type</text:p>
      <text:p text:style-name="P141"><text:s text:c="2"/>t<text:span text:style-name="T200">MyObject</text:span> = <text:span text:style-name="T200">object</text:span></text:p>
      <text:p text:style-name="P141"><text:s text:c="4"/><text:span text:style-name="T108">I : integer; static;</text:span></text:p>
      <text:p text:style-name="P141"><text:s text:c="4"/>class var <text:span text:style-name="T108">J</text:span> : integer;</text:p>
      <text:p text:style-name="P141"><text:s text:c="4"/>end;</text:p>
      <text:p text:style-name="P58"/>
      <text:p text:style-name="P58">The only difference that <text:span text:style-name="T12">static</text:span> works in all cases, <text:span text:style-name="T12">class var</text:span> requires either <text:span text:style-name="T1">delphi</text:span> or <text:span text:style-name="T1">objfpc</text:span> compiler mode.</text:p>
      <text:p text:style-name="P167">It must be mentioned that the two versions cannot be combined, i.e. we cannot use both <text:span text:style-name="T12">class var</text:span> and <text:span text:style-name="T12">static</text:span> in the same declaration.</text:p>
      <text:p text:style-name="P167"/>
      <text:p text:style-name="P168">One might ask why are there two different syntax versions for the same purpose and which one is to use. Originally, when <text:span text:style-name="T12">object</text:span> was invented, only the <text:span text:style-name="T12">static;</text:span> approach existed. Then <text:span text:style-name="T12">class</text:span> introduced (most probably because of the type level methods, not fields – see later) a new syntax, <text:span text:style-name="T12">class</text:span> in front of the other keywords, like <text:span text:style-name="T12">var</text:span>, <text:span text:style-name="T12">procedure</text:span> or <text:span text:style-name="T12">function</text:span>. Since <text:span text:style-name="T12">object</text:span> shares some code in the compiler with <text:span text:style-name="T12">class</text:span> and it hurts noone, both declarations are allowed. Nonetheless, I would recommend to use only the <text:span text:style-name="T12">static;</text:span> version as that is the original <text:span text:style-name="T12">object</text:span> solution and as far as I know, there is not even a guarantee that the <text:span text:style-name="T12">class var</text:span> version will always be there.</text:p>
      <text:p text:style-name="P168">This is also the reason, why here for <text:span text:style-name="T12">object</text:span>s I intentionally use <text:span text:style-name="T1">static variables</text:span> instead of <text:span text:style-name="T1">type level variables</text:span>, what would also be correct, but hide the fact that for <text:span text:style-name="T12">object</text:span>s only <text:span text:style-name="T12">static</text:span> is official.</text:p>
      <text:h text:style-name="P188" text:outline-level="2"><text:span text:style-name="T201">P</text:span>roperties</text:h>
      <text:p text:style-name="P169"><text:span text:style-name="T201">Properties and even more type level properties are not part of the official </text:span><text:span text:style-name="T53">object</text:span><text:span text:style-name="T201"> definition.</text:span></text:p>
      <text:p text:style-name="P169"><text:span text:style-name="T201">Using {$mode tp} (the sort-of "</text:span><text:span text:style-name="T182">native"</text:span><text:span text:style-name="T201"> mode of </text:span><text:span text:style-name="T53">object</text:span><text:span text:style-name="T201">) </text:span><text:span text:style-name="T53">property</text:span><text:span text:style-name="T201"> is not allowed. In other modes property works, even in the simplest {$mode fpc}.</text:span></text:p>
      <text:p text:style-name="P169"><text:span text:style-name="T201">Type level properties therefore do not follow the </text:span><text:span text:style-name="T53">static;</text:span><text:span text:style-name="T201"> keyword style, but use the </text:span><text:span text:style-name="T53">class property</text:span><text:span text:style-name="T201"> approach (one more reason to see that it is not part of the original </text:span><text:span text:style-name="T53">object</text:span><text:span text:style-name="T201">).</text:span></text:p>
      <text:p text:style-name="P169"><text:span text:style-name="T201">As a consequence I do not even recommend it for </text:span><text:span text:style-name="T53">object</text:span><text:span text:style-name="T201">.</text:span></text:p>
      <text:h text:style-name="Heading_20_2" text:outline-level="2"><text:span text:style-name="T191">Static</text:span> methods</text:h>
      <text:p text:style-name="P170">When discussing methods in case of <text:span text:style-name="T12">object</text:span>s, the story gets a <text:span text:style-name="T202">lot</text:span> more complicated <text:span text:style-name="T201">than it was with advanced </text:span><text:span text:style-name="T53">record</text:span><text:span text:style-name="T201">s</text:span>. <text:span text:style-name="T202">This is basically because of the compiler sharing code with the </text:span><text:span text:style-name="T54">class</text:span><text:span text:style-name="T202"> implementation. So, first the original </text:span><text:span text:style-name="T54">object</text:span><text:span text:style-name="T202"> approach and then the current Free Pascal available syntax.</text:span></text:p>
      <text:p text:style-name="P170"/>
      <text:p text:style-name="P172"><text:soft-page-break/>Originally for <text:span text:style-name="T12">object</text:span> there were only two kinds of methods; either an instance level or a type level. Type level methods could access only type level fields. As seen above type level fields for <text:span text:style-name="T12">object</text:span> are originally <text:span text:style-name="T12">static;</text:span> defined, so it is logic that type level methods should also be defined similarly:</text:p>
      <text:p text:style-name="P172"/>
      <text:p text:style-name="P201">type</text:p>
      <text:p text:style-name="P201"><text:s text:c="2"/><text:span text:style-name="T203">tMyObject</text:span> = <text:span text:style-name="T203">object</text:span></text:p>
      <text:p text:style-name="P201"><text:s text:c="4"/>procedure Test; static;</text:p>
      <text:p text:style-name="P201"><text:s text:c="4"/>end;</text:p>
      <text:p text:style-name="P172"/>
      <text:p text:style-name="P172">This is the official, recommended way to do, if one uses <text:span text:style-name="T12">object</text:span>.</text:p>
      <text:p text:style-name="P173">We will see a bit later, that instead of <text:span text:style-name="T12">static;</text:span> another keyword can be used for virtual methods as well, indicating a different mechanism to call the method.</text:p>
      <text:p text:style-name="P173"/>
      <text:p text:style-name="P171">Later, in case of <text:span text:style-name="T12">class</text:span> the approach will be more complicated, using two dimensions, one, <text:span text:style-name="T110">whether the method works on a given instance or whether it can work independently of an instance, i.e. on type level </text:span>and two,<text:span text:style-name="T110"> how the method </text:span>is called. There again, the <text:span text:style-name="T12">class procedure</text:span> syntax is used to <text:span text:style-name="T203">indicate that the method is of </text:span><text:span text:style-name="T9">type level</text:span><text:span text:style-name="T203"> and the </text:span><text:span text:style-name="T55">static;</text:span><text:span text:style-name="T203"> keyword refers only to the calling mechanism. This results in two syntax versions with different meaning:</text:span></text:p>
      <text:p text:style-name="P60"/>
      <text:p text:style-name="sourcecode">type</text:p>
      <text:p text:style-name="sourcecode"><text:s text:c="2"/><text:span text:style-name="T203">tMyClass</text:span> = <text:span text:style-name="T203">class</text:span></text:p>
      <text:p text:style-name="sourcecode"><text:s text:c="4"/>class procedure Test<text:span text:style-name="T203">1</text:span>;</text:p>
      <text:p text:style-name="P201"><text:s text:c="4"/>class procedure Tes<text:span text:style-name="T203">2</text:span>t; static;</text:p>
      <text:p text:style-name="P201"><text:s text:c="4"/>end;</text:p>
      <text:p text:style-name="P60"/>
      <text:p text:style-name="P173">As yet another consequence of the compiler code sharing between <text:span text:style-name="T12">object</text:span> and <text:span text:style-name="T12">class</text:span>, in case of object all the three above mechanisms can be used. Again, I have to reiterate, that only the first is recommended, mixing the two can make confusions.</text:p>
      <text:p text:style-name="P106"><text:span text:style-name="T203">E.g. I would expect </text:span>based on the documentation of <text:span text:style-name="T12">class</text:span><text:span text:style-name="T203"> </text:span>(<text:a xlink:type="simple" xlink:href="https://www.freepascal.org/docs-html/ref/refsu30.html" text:style-name="Internet_20_link" text:visited-style-name="Visited_20_Internet_20_Link">https://www.freepascal.org/docs-html/ref/refsu30.html</text:a>) that <text:span text:style-name="T12">static</text:span> methods have no <text:span text:style-name="T12">Self</text:span> parameter. <text:span text:style-name="T203">This is because </text:span><text:span text:style-name="T55">static;</text:span><text:span text:style-name="T203"> should describe the calling mechanism and it would mean that when the method is called no Self parameter is handed over. </text:span>As the below example shows, for <text:span text:style-name="T12">object</text:span> it is not true. <text:span text:style-name="T203">In the original syntax </text:span><text:span text:style-name="T55">static;</text:span><text:span text:style-name="T203"> is to define type level and not calling mechanism, hence it has a Self parameter.</text:span></text:p>
      <text:p text:style-name="P106"><text:span text:style-name="T203">Another consequence from the </text:span><text:span text:style-name="T55">class</text:span><text:span text:style-name="T203"> approach, </text:span>that when the method is only <text:span text:style-name="T12">class</text:span> defined, but not <text:span text:style-name="T12">static</text:span>, it cannot be called from the type, only as an instance.</text:p>
      <text:p text:style-name="P174"/>
      <text:p text:style-name="P106">A long example to show, what is possible and what is not <text:span text:style-name="T203">with explanations included</text:span>:</text:p>
      <text:p text:style-name="P106"/>
      <text:p text:style-name="sourcecode">type</text:p>
      <text:p text:style-name="sourcecode"><text:s text:c="2"/>tMyObject = object</text:p>
      <text:p text:style-name="sourcecode"><text:s text:c="4"/>// Instance variable</text:p>
      <text:p text:style-name="sourcecode"><text:s text:c="4"/>IInstance : integer;</text:p>
      <text:p text:style-name="sourcecode"><text:s text:c="4"/>// Class variable, two types</text:p>
      <text:p text:style-name="sourcecode"><text:s text:c="4"/>IStatic : integer; static; // <text:span text:style-name="T203">the real object style, use this</text:span></text:p>
      <text:p text:style-name="sourcecode"><text:s text:c="4"/>class var IClass : integer; // <text:span text:style-name="T203">the class style, do not use</text:span></text:p>
      <text:p text:style-name="sourcecode"><text:s text:c="4"/>// Cannot use both <text:span text:style-name="T203">at the same time</text:span></text:p>
      <text:p text:style-name="sourcecode">// <text:s/>class var IClassStatic : integer; static;</text:p>
      <text:p text:style-name="sourcecode"/>
      <text:p text:style-name="sourcecode"><text:s text:c="4"/>// Can define both a class and an instance con<text:span text:style-name="T145">s</text:span>tructor</text:p>
      <text:p text:style-name="sourcecode"><text:s text:c="4"/>class constructor Cclass; // <text:span text:style-name="T203">class style approach, avoid if possible</text:span></text:p>
      <text:p text:style-name="sourcecode"><text:s text:c="4"/>constructor CInstance;</text:p>
      <text:p text:style-name="sourcecode"/>
      <text:p text:style-name="sourcecode"><text:s text:c="4"/>// All the four declarations are possible</text:p>
      <text:p text:style-name="sourcecode"><text:s text:c="4"/>procedure Pinstance; // <text:span text:style-name="T204">normal instance method</text:span></text:p>
      <text:p text:style-name="sourcecode"><text:s text:c="4"/>procedure PStatic; static; // <text:span text:style-name="T204">the object style approach, use this</text:span></text:p>
      <text:p text:style-name="sourcecode"><text:s text:c="4"/>class procedure Pclass; // <text:span text:style-name="T204">class style approach, avoid</text:span></text:p>
      <text:p text:style-name="sourcecode"><text:s text:c="4"/>class procedure PClassStatic; static; // <text:span text:style-name="T204">class style approach avoid</text:span></text:p>
      <text:p text:style-name="sourcecode"><text:soft-page-break/></text:p>
      <text:p text:style-name="sourcecode"><text:s text:c="4"/>end;</text:p>
      <text:p text:style-name="sourcecode"/>
      <text:p text:style-name="sourcecode">class constructor tMyObject.CClass;</text:p>
      <text:p text:style-name="sourcecode"><text:s text:c="2"/>begin</text:p>
      <text:p text:style-name="sourcecode"><text:s text:c="2"/>writeln('tMyObject.CClass called');</text:p>
      <text:p text:style-name="sourcecode"><text:s text:c="2"/>// Class constructor can only see the class variables, regardless how they were defined</text:p>
      <text:p text:style-name="sourcecode">//IInstance <text:s text:c="7"/>:= 111;</text:p>
      <text:p text:style-name="sourcecode"><text:s text:c="2"/>IStatic <text:s text:c="9"/>:= 112;</text:p>
      <text:p text:style-name="sourcecode"><text:s text:c="2"/>IClass <text:s text:c="10"/>:= 113;</text:p>
      <text:p text:style-name="sourcecode"><text:s text:c="2"/>end;</text:p>
      <text:p text:style-name="sourcecode"/>
      <text:p text:style-name="sourcecode">constructor tMyObject.CInstance;</text:p>
      <text:p text:style-name="sourcecode"><text:s text:c="2"/>begin</text:p>
      <text:p text:style-name="sourcecode"><text:s text:c="2"/>writeln('tMyObject.CInstance called');</text:p>
      <text:p text:style-name="sourcecode"><text:s text:c="2"/>// The instance constructor can see both class and instance variables</text:p>
      <text:p text:style-name="sourcecode"><text:s text:c="2"/>IInstance <text:s text:c="7"/>:= 121;</text:p>
      <text:p text:style-name="sourcecode"><text:s text:c="2"/>IStatic <text:s text:c="9"/>:= 122;</text:p>
      <text:p text:style-name="sourcecode"><text:s text:c="2"/>IClass <text:s text:c="10"/>:= 123;</text:p>
      <text:p text:style-name="sourcecode"><text:s text:c="2"/>end;</text:p>
      <text:p text:style-name="sourcecode"/>
      <text:p text:style-name="sourcecode">procedure tMyObject.PInstance;</text:p>
      <text:p text:style-name="sourcecode"><text:s text:c="2"/>begin</text:p>
      <text:p text:style-name="sourcecode"><text:s text:c="2"/>// Instant procedure has a Self variable and can see all variables</text:p>
      <text:p text:style-name="sourcecode"><text:s text:c="2"/>writeln('tMyObject.PInstance - ',IInstance, ' ' , IStatic, ' ' , IClass);</text:p>
      <text:p text:style-name="sourcecode"><text:s text:c="2"/>writeln('tMyObject.PInstance @ ',Self.IInstance, ' ' , Self.IStatic, ' ' , Self.IClass);</text:p>
      <text:p text:style-name="sourcecode"><text:s text:c="2"/>end;</text:p>
      <text:p text:style-name="sourcecode"/>
      <text:p text:style-name="sourcecode">procedure tMyObject.PStatic;</text:p>
      <text:p text:style-name="sourcecode"><text:s text:c="2"/>begin</text:p>
      <text:p text:style-name="sourcecode"><text:s text:c="2"/>// <text:span text:style-name="T204">Original object style s</text:span>tatic procedure has a Self variable, but can only see the <text:span text:style-name="T204">type level, i.e. static</text:span> variables</text:p>
      <text:p text:style-name="sourcecode"><text:s text:c="2"/>writeln('tMyObject.PStatic - '(* , IInstance, ' ' *), IStatic, ' ' , IClass);</text:p>
      <text:p text:style-name="sourcecode"><text:s text:c="2"/>writeln('tMyObject.PStatic @ '(* , Self.IInstance, ' ' *), Self.IStatic, ' ' , Self.IClass);</text:p>
      <text:p text:style-name="sourcecode"><text:s text:c="2"/>end;</text:p>
      <text:p text:style-name="sourcecode"/>
      <text:p text:style-name="sourcecode">class procedure tMyObject.PClass;</text:p>
      <text:p text:style-name="sourcecode"><text:s text:c="2"/>begin</text:p>
      <text:p text:style-name="sourcecode"><text:s text:c="2"/>// Class procedure has the same access</text:p>
      <text:p text:style-name="sourcecode"><text:s text:c="2"/>writeln('tMyObject.PClass - '(*, IInstance, ' ' *), IStatic, ' ' , IClass);</text:p>
      <text:p text:style-name="sourcecode"><text:s text:c="2"/>writeln('tMyObject.PClass @ '(* , Self.IInstance, ' ' *), Self.IStatic, ' ' , Self.IClass);</text:p>
      <text:p text:style-name="sourcecode"><text:s text:c="2"/>end;</text:p>
      <text:p text:style-name="sourcecode"/>
      <text:p text:style-name="sourcecode">class procedure tMyObject.PClassStatic;</text:p>
      <text:p text:style-name="sourcecode"><text:s text:c="2"/>begin</text:p>
      <text:p text:style-name="sourcecode"><text:s text:c="2"/>// Class and static procedure can <text:span text:style-name="T204">also </text:span>only see the <text:span text:style-name="T204">static</text:span> variables <text:span text:style-name="T204">but it</text:span> has no Self variable</text:p>
      <text:p text:style-name="sourcecode"><text:s text:c="2"/>writeln('tMyObject.PClassStatic - '(* , IInstance, ' ' *), IStatic, ' ' , IClass);</text:p>
      <text:p text:style-name="sourcecode">//writeln('tMyObject.PClassStatic @ ', Self.IInstance, ' ', Self.IStatic, ' ' , Self.Iclass); // <text:span text:style-name="T204">Self not available, because of static calling</text:span></text:p>
      <text:p text:style-name="sourcecode"><text:s text:c="2"/>end;</text:p>
      <text:p text:style-name="sourcecode"/>
      <text:p text:style-name="sourcecode">var</text:p>
      <text:p text:style-name="sourcecode"><text:s text:c="2"/>MyObject <text:s/>: tMyObject;</text:p>
      <text:p text:style-name="sourcecode"/>
      <text:p text:style-name="sourcecode">begin</text:p>
      <text:p text:style-name="sourcecode"><text:s text:c="2"/>writeln('tMyObject');</text:p>
      <text:p text:style-name="sourcecode"><text:s text:c="2"/>// Class constructor can never be called, called automatically</text:p>
      <text:p text:style-name="sourcecode">//tMyObject.CClass;</text:p>
      <text:p text:style-name="sourcecode"><text:soft-page-break/><text:s text:c="2"/>// Instance constructor cannot be called from type</text:p>
      <text:p text:style-name="sourcecode">//tMyObject.CInstance;</text:p>
      <text:p text:style-name="sourcecode"><text:s text:c="2"/>// Instance procedure cannot be called from type</text:p>
      <text:p text:style-name="sourcecode">//tMyObject.PInstance;</text:p>
      <text:p text:style-name="sourcecode"><text:s text:c="2"/>// Static procedure is a class procedure, can be called <text:span text:style-name="T145">and gets </text:span>a type level Self</text:p>
      <text:p text:style-name="sourcecode"><text:s text:c="2"/>tMyObject.PStatic;</text:p>
      <text:p text:style-name="sourcecode"><text:s text:c="2"/>// Class procedure cannot be called from a type <text:span text:style-name="T204">(class logic, see later)</text:span></text:p>
      <text:p text:style-name="sourcecode">//tMyObject.PClass;</text:p>
      <text:p text:style-name="sourcecode"><text:s text:c="2"/>// Class and static procedure can be called, <text:span text:style-name="T204">but</text:span> no Self</text:p>
      <text:p text:style-name="sourcecode"><text:s text:c="2"/>tMyObject.PClassStatic;</text:p>
      <text:p text:style-name="sourcecode"><text:s text:c="2"/>writeln;</text:p>
      <text:p text:style-name="sourcecode"><text:s text:c="2"/>writeln('MyObject');</text:p>
      <text:p text:style-name="sourcecode"><text:s text:c="2"/>// For instances we can simplify with "with"</text:p>
      <text:p text:style-name="sourcecode"><text:s text:c="2"/>with MyObject do</text:p>
      <text:p text:style-name="sourcecode"><text:s text:c="4"/>begin</text:p>
      <text:p text:style-name="sourcecode"><text:s text:c="4"/>// Class constructor cannot be called, but everything else yes</text:p>
      <text:p text:style-name="sourcecode">// <text:s/>CClass;</text:p>
      <text:p text:style-name="sourcecode"><text:s text:c="4"/>CInstance;</text:p>
      <text:p text:style-name="sourcecode"><text:s text:c="4"/>PInstance;</text:p>
      <text:p text:style-name="sourcecode"><text:s text:c="4"/>PStatic;</text:p>
      <text:p text:style-name="sourcecode"><text:s text:c="4"/>PClass;</text:p>
      <text:p text:style-name="sourcecode"><text:s text:c="4"/>PClassStatic;</text:p>
      <text:p text:style-name="sourcecode"><text:s text:c="4"/>end;</text:p>
      <text:p text:style-name="sourcecode">end.</text:p>
      <text:p text:style-name="P106"/>
      <text:h text:style-name="P189" text:outline-level="2"><text:span text:style-name="T109">I</text:span>nheritance</text:h>
      <text:p text:style-name="P28">Some of the problems mentioned <text:span text:style-name="T106">when we discussed above the dilemma, whether FirstName and FamilyName should be in a separate tName record type and the tPerson record should include tName or FirstName and FamilyName should be direct fields of tPerson can be overcome with the concept of inheritance. A tTeacher is actually a tPerson with some extra fields and methods, tPerson is actually a tName with some extra fields and methods, etc. The new keyword </text:span><text:span text:style-name="T21">object</text:span><text:span text:style-name="T106"> can handle inheritance.</text:span></text:p>
      <text:p text:style-name="P55">We can now define:</text:p>
      <text:p text:style-name="P55"/>
      <text:p text:style-name="sourcecode">type</text:p>
      <text:p text:style-name="sourcecode"><text:s text:c="2"/>tName = object</text:p>
      <text:p text:style-name="sourcecode"><text:s text:c="4"/>FirstName : string;</text:p>
      <text:p text:style-name="sourcecode"><text:s text:c="4"/>Familyname : string;</text:p>
      <text:p text:style-name="sourcecode"><text:s text:c="4"/>end;</text:p>
      <text:p text:style-name="sourcecode"><text:s text:c="2"/>tPerson = object( tName)</text:p>
      <text:p text:style-name="sourcecode"><text:s text:c="4"/>DoB : tDateTime;</text:p>
      <text:p text:style-name="sourcecode"><text:s text:c="4"/>end;</text:p>
      <text:p text:style-name="sourcecode"><text:s text:c="2"/>tTeacher = object(tPerson)</text:p>
      <text:p text:style-name="sourcecode"><text:s text:c="4"/>Subject : string;</text:p>
      <text:p text:style-name="sourcecode"><text:s text:c="4"/>end;</text:p>
      <text:p text:style-name="P55"/>
      <text:p text:style-name="P55">Now, if we want to access the first name of a teacher, we do not need to go through a chain of fields, like Teacher.Personality.Name.FirstName, but we can do easily</text:p>
      <text:p text:style-name="P55"/>
      <text:p text:style-name="sourcecode">writeln(Teacher.FirstName,' ',Teacher.LastName);</text:p>
      <text:p text:style-name="P55"/>
      <text:p text:style-name="P55">as if FirstName was declared directly in tTeacher.</text:p>
      <text:p text:style-name="P55"/>
      <text:p text:style-name="P56">As a first approach we typically want our <text:span text:style-name="T12">object</text:span> <text:span text:style-name="T205">methods</text:span> be usable and want them to also serve as a parent type for later types. Nonetheless, in Pascal we can block both of them, but never at the same time.</text:p>
      <text:p text:style-name="P175"><text:soft-page-break/>Using the <text:span text:style-name="T12">abstract</text:span> keyword we indicate that the type should never be used, only its descendants. Imagine a tShape object including a method<text:span text:style-name="T204"> Calculate </text:span>to calculate the area. While we do not specify the shape and coordinates of the shape, we cannot use it. So we can declare tShape.<text:span text:style-name="T205">Calculate</text:span> as abstract, and the descendant tSquare.<text:span text:style-name="T205">Calculate</text:span> and tCircle.<text:span text:style-name="T205">Calculate</text:span> <text:span text:style-name="T205">are only defined and </text:span>can <text:span text:style-name="T205">only </text:span>be used. <text:span text:style-name="T205">Abstract methods must be virtual.</text:span></text:p>
      <text:p text:style-name="P175"><text:span text:style-name="T205">Besides individual methods a whole </text:span><text:span text:style-name="T56">object</text:span><text:span text:style-name="T205"> type can be made abstract. For more details on them: </text:span><text:a xlink:type="simple" xlink:href="https://forum.lazarus.freepascal.org/index.php/topic,17547.0.html" text:style-name="Internet_20_link" text:visited-style-name="Visited_20_Internet_20_Link"><text:span text:style-name="T205">https://forum.lazarus.freepascal.org/index.php/topic,17547.0.html</text:span></text:a></text:p>
      <text:p text:style-name="P56">Defining an object <text:span text:style-name="T205">type </text:span>with the <text:span text:style-name="T12">sealed</text:span> keyword we make sure that no descendant type is defined based on this.</text:p>
      <text:h text:style-name="P190" text:outline-level="2">Inherited methods</text:h>
      <text:p text:style-name="P61">Besides inheriting variable fields, object hierarchy has another very nice feature, method inheritance. If we define two object types tTest1 and tTest2 and tTest2 is a descendant of tTest1 then any tTest2 instance can safely use any method defined in tTest1. There cannot be any problem, since a method defined in tTest1 can only use fields that are already available in tTest1, any additional fields of tTest2 are simply not seen. Need to remark that this is also the reason, why a <text:span text:style-name="T129">variable</text:span> field cannot be <text:span text:style-name="T129">re-declared</text:span> in tTest2.</text:p>
      <text:p text:style-name="P176">There is no restriction though how a method can be redefined. Basically any (<text:span text:style-name="T129">non-virtual</text:span> – see later) redefined method behaves as a totally new method. tTest2.SameMethod can access tTest1 and tTest2 variables and can do anything. <text:span text:style-name="T111">There is no restriction regarding the parameter list of the method either, even that can be different in the redefined version.</text:span></text:p>
      <text:p text:style-name="P62">For a tTest2 instance it is still possible to call tTest1.SameMethod, even if it is redefined as tTest2.SameMethod by simply calling it by putting tTest1 in front of the method name, or from within tTest2.SameMethod by calling <text:span text:style-name="T129">the </text:span><text:span text:style-name="T130">inherited</text:span> SameMethod <text:span text:style-name="T129">by keyword </text:span><text:span text:style-name="T12">inherited</text:span>.</text:p>
      <text:p text:style-name="P61">If tTest1 has two methods Method1 and Method2 and both are redefined in tTest2, it is still an easy case. If a tTest1 instance calls Method1 <text:span text:style-name="T111">from</text:span> Method2, it <text:span text:style-name="T172">actually </text:span>calls tTest1.Method<text:span text:style-name="T111">1</text:span>, but if the same is done from <text:span text:style-name="T111">a tTest2 instance then tTest2.Method1 is called.</text:span></text:p>
      <text:p text:style-name="P63">If from the two methods Method1 is not redefined in tTest2, that is still not a problem. When a tTest2 instance calls from a redefined Method2 a not redefined Method1, there is no other choice just to call tTest1.Method1.</text:p>
      <text:p text:style-name="P63">The problem starts if Method1 is redefined, but Method2 is not. We call from a tTest2 instance Method2. As it is not redefined it must call tTest1.Method2, but tTest1.Method2 wants to call a Method1. The difficult question, whether it should call the original tTest1.Method1 or the redefined tTest2.Method1. This I cover in the next point.</text:p>
      <text:h text:style-name="Heading_20_2" text:outline-level="2">Virtual methods</text:h>
      <text:p text:style-name="P64">In the previous point the problem arose which Method1 to call, if we have a call from a descendant tTest2 type instance <text:span text:style-name="T172">calling a method</text:span> called Method2, <text:span text:style-name="T172">what is only </text:span>defined in the parent tTest1 <text:span text:style-name="T12">object</text:span> definition, <text:span text:style-name="T172">but </text:span>not redefined in the descendant tTest2, <text:span text:style-name="T172">and subsequently </text:span>it calls a Method1, that is originally defined in tTest1 and then redefined in tTest2.</text:p>
      <text:p text:style-name="P64">Logically a tTest2.Method2 can only turn to its own declaration when starts looking for Method1. <text:span text:style-name="T206">Basically we can understand that when the compiler compiles tTest2.Method2 and it has a call to a Method1, it is directly uses the entry point of tTest2.Method1. We can say that they are bound at </text:span><text:span text:style-name="T125">compile time</text:span><text:span text:style-name="T206">.</text:span> Unless we do some special efforts, <text:span text:style-name="T206">therefore </text:span>it is logical that tTest1.Method2 will call tTest1.Method1, even if originally we called it from Test2. In this case we simply loose the access to tTest2.Method1 from tTest2.Method2, since the latter does not exist and the ancestor's tTest1.Method2 is used. This is the <text:span text:style-name="T129">default</text:span> way.</text:p>
      <text:p text:style-name="P64">In most cases however we want to use the "closest" version of every method. Imagine a hierarchy of tTest1, tTest2, tTest3. When we do something on an object instance of tTest3, we want to use the tTest3 methods if available, or the tTest2 if only that is available and if none of them is there, then <text:soft-page-break/>we shall use tTest1. This is true even if some in-between methods are not available <text:span text:style-name="T206">lower in the chain</text:span>.</text:p>
      <text:p text:style-name="P65">The solution is to make a method <text:span text:style-name="T12">virtual</text:span>. In the above example tTest1.Method2 looks for a Method1 in its own declaration. If <text:span text:style-name="T31">virtual</text:span><text:span text:style-name="T129"> </text:span>i<text:span text:style-name="T129">s not</text:span> f<text:span text:style-name="T129">ound</text:span>, it uses that, but if it finds <text:span text:style-name="T12">virtual</text:span> <text:span text:style-name="T129">then </text:span>it knows to use the one that is "closest" to the actual object instance.</text:p>
      <text:p text:style-name="P65">How can it find that? It is rather simple; the object passed to Method1 <text:span text:style-name="T112">has a hidden table showing the entry points of all the virtual methods it is aware of. If tTest3 redefined a method then the table points to that method, if it was only redefined in tTest2, but not in tTest3 then the table points to the method defined in tTest2 and if none of them redefined the original tTest1 method then it points to that. We can say that the call is bound at </text:span><text:span text:style-name="T126">run time</text:span><text:span text:style-name="T112">.</text:span></text:p>
      <text:p text:style-name="P64"/>
      <text:p text:style-name="P67">Few words to pay attention to:</text:p>
      <text:p text:style-name="P67"/>
      <text:p text:style-name="P67">- Since tTest1.Method2 does not know at the time of compile whether its Method1 will be overwritten later or not, it can only call it with the know parameter list of tTest1.Method1. As a consequence it is not allowed to redefine a virtual method with a different parameter list than the one in the ancestor.</text:p>
      <text:p text:style-name="P67"/>
      <text:p text:style-name="P67">- If the <text:span text:style-name="T12">virtual</text:span> keyword is missing in tTest1.Method1 then it will never look for a virtual table in the object instance, hence still the parent's method will be called.</text:p>
      <text:p text:style-name="P67"/>
      <text:p text:style-name="P67">- If <text:span text:style-name="T113">Method1 is redefined in tTest2 and tTest3, but we forget </text:span><text:span text:style-name="T24">virtual</text:span><text:span text:style-name="T113"> from the third declaration, it has a strange effect. When tTest3 is compiled, it creates a new static Method1 visible from tTest3 only, but it still maintains a virtual table inherited from tTest2 and in it there is a pointer to a Method1, to actually the one defined in tTest2. So the unwanted effect that Test3.Method2 will call tTest1.Method2 and that will call tTest2.Method1.</text:span></text:p>
      <text:p text:style-name="P67"/>
      <text:p text:style-name="P67">- <text:span text:style-name="T113">At one point in history, Delphi developers were concerned that in case of complex object hierarchies the virtual tables can grow large and it can have a memory shortage consequence. Therefore another keyword was introduced, called </text:span><text:span text:style-name="T24">dynamic</text:span><text:span text:style-name="T113">. Methods declared </text:span><text:span text:style-name="T24">dynamic</text:span><text:span text:style-name="T113"> behaved the same way as </text:span><text:span text:style-name="T24">virtual</text:span><text:span text:style-name="T113">, only the virtual table was not stored, but created on the fly. That resulted less memory usage, but slower execution. Free Pascal still supports the </text:span><text:span text:style-name="T24">dynamic</text:span><text:span text:style-name="T113"> keyword, but it is equivalent to </text:span><text:span text:style-name="T24">virtual</text:span><text:span text:style-name="T113">.</text:span></text:p>
      <text:p text:style-name="P67"/>
      <text:p text:style-name="P67">- <text:span text:style-name="T114">Although an </text:span><text:span text:style-name="T25">object</text:span><text:span text:style-name="T114"> is immediately created when it is declared, just like </text:span><text:span text:style-name="T25">record</text:span><text:span text:style-name="T114">s earlier, the virtual table makes it a bit more complicated. Virtual tables need to be initialized, if used. The good news is that the system automatically takes care of it, if the object or one of its ancestors has a </text:span><text:span text:style-name="T25">constructor</text:span><text:span text:style-name="T114"> (see next point) and it is called explicitly.</text:span></text:p>
      <text:p text:style-name="P64"/>
      <text:p text:style-name="P126">- <text:span text:style-name="T191">Type level</text:span> methods <text:span text:style-name="T206">should not be virtual. This is due to the original design of </text:span><text:span text:style-name="T57">object</text:span><text:span text:style-name="T206">, where type level methods are identified with </text:span><text:span text:style-name="T57">static;</text:span><text:span text:style-name="T206"> but </text:span><text:span text:style-name="T57">static</text:span><text:span text:style-name="T206"> and </text:span><text:span text:style-name="T57">virtual</text:span><text:span text:style-name="T206"> cannot be used at the same definition. However technically type level methods </text:span>can <text:span text:style-name="T206">still</text:span> be virtual <text:span text:style-name="T206">due to the </text:span><text:span text:style-name="T57">class</text:span><text:span text:style-name="T206"> logic available.</text:span> In that case to make it <text:span text:style-name="T191">type</text:span> level, only the <text:span text:style-name="T12">class</text:span> keyword can be used before <text:span text:style-name="T12">procedure</text:span> or <text:span text:style-name="T12">function</text:span>, <text:span text:style-name="T206">and </text:span><text:span text:style-name="T57">virtual</text:span><text:span text:style-name="T12">;</text:span> after. Th<text:span text:style-name="T206">en again, this is against the </text:span><text:span text:style-name="T57">object</text:span><text:span text:style-name="T206"> design and should not be used. Use </text:span><text:span text:style-name="T57">class</text:span><text:span text:style-name="T206"> for this purpose.</text:span></text:p>
      <text:h text:style-name="Heading_20_2" text:outline-level="2">Constructor and Destructor</text:h>
      <text:p text:style-name="P68">In case of advanced <text:span text:style-name="T12">record</text:span>s, I already mentioned briefly the keyword <text:span text:style-name="T12">constructor</text:span>. A method defined as <text:span text:style-name="T12">constructor</text:span> has the same format as a <text:span text:style-name="T12">procedure</text:span>, the only difference is that the keyword <text:span text:style-name="T12">procedure</text:span> is replaced by <text:span text:style-name="T12">constructor</text:span>. The difference is that when a <text:span text:style-name="T12">constructor</text:span> is called, it sets up the virtual table without any extra call to be made.</text:p>
      <text:p text:style-name="P68"><text:soft-page-break/><text:span text:style-name="T12">Constructor</text:span>s therefore can be totally empty, but still ha<text:span text:style-name="T207">ve</text:span> to be called if the object uses <text:span text:style-name="T12">virtual</text:span> <text:s/>methods.</text:p>
      <text:p text:style-name="P68">In real life, most of the time <text:span text:style-name="T12">constructor</text:span>s are also used to initialize variables, etc. and therefore <text:span text:style-name="T12">constructor</text:span>s often have parameters as well. O<text:span text:style-name="T115">ne </text:span><text:span text:style-name="T58">object</text:span><text:span text:style-name="T115"> definition can include multiple </text:span><text:span text:style-name="T58">constructor</text:span><text:span text:style-name="T115">s with the same or different names. Obviously, if they have the same name (Init is typical), they have to have different parameter lists, no two identical name and parameter list method can exist.</text:span></text:p>
      <text:p text:style-name="P68"/>
      <text:p text:style-name="P69">The opposite of <text:span text:style-name="T12">constructor</text:span>s are <text:span text:style-name="T12">destructor</text:span>s. <text:span text:style-name="T116">When we finished with an object, we should call its </text:span><text:span text:style-name="T26">destructor</text:span><text:span text:style-name="T116"> to free up memory reserved for the </text:span><text:span text:style-name="T26">object</text:span><text:span text:style-name="T116">. Unlike </text:span><text:span text:style-name="T26">constructor</text:span><text:span text:style-name="T116">, one object should only have one </text:span><text:span text:style-name="T26">destructor</text:span><text:span text:style-name="T116">, otherwise a compiler warning is issued. Most of the time </text:span><text:span text:style-name="T26">destructor</text:span><text:span text:style-name="T116">s are virtual, so always the most relevant is called. The typical name for an </text:span><text:span text:style-name="T26">object</text:span><text:span text:style-name="T116"> </text:span><text:span text:style-name="T26">destructor</text:span><text:span text:style-name="T116"> is Done, but it is not mandatory</text:span></text:p>
      <text:p text:style-name="P69"/>
      <text:p text:style-name="P103"><text:span text:style-name="T12">Constructor</text:span>s and <text:span text:style-name="T12">destructor</text:span>s can <text:span text:style-name="T173">also </text:span>be made <text:span text:style-name="T191">type</text:span> level, i.e. belonging to the object type rather than to a<text:span text:style-name="T173">n</text:span> <text:span text:style-name="T12">object</text:span> instance. There can only be one <text:span text:style-name="T12">class constructor</text:span> and <text:span text:style-name="T12">class destructor</text:span> what are called automatically. The constructor <text:span text:style-name="T173">is called </text:span>before the <text:span text:style-name="T12">initialization</text:span> section of the <text:span text:style-name="T12">unit</text:span> where it is defined and the destructor is called after the execution of the <text:span text:style-name="T12">finalization</text:span> section.</text:p>
      <text:h text:style-name="P191" text:outline-level="2">Memory usage</text:h>
      <text:p text:style-name="P147">Unlike in case of <text:span text:style-name="T12">record</text:span>s it is not officially guaranteed that fields of an object are stored in the same sequence as they are declared. The compiler might use some optimization if prefers.</text:p>
      <text:p text:style-name="P147">It is often forgotten however, <text:span text:style-name="T12">object</text:span>s still behave in many ways similar to <text:span text:style-name="T12">record</text:span> and so, we can use the <text:span text:style-name="T12">packed</text:span> keyword, what does exactly the same as in case of records, i.e. fields are stored in the same sequence as declared without any padding, address alignment, or with other words, <text:span text:style-name="T173">no </text:span>holes in between them.</text:p>
      <text:h text:style-name="Heading_20_2" text:outline-level="2">Heap or stack?</text:h>
      <text:p text:style-name="P70">Earlier we already touched this topic. Normally a local variable <text:span text:style-name="T12">object</text:span> is stored in the stack <text:span text:style-name="T207">(local variable) or in the static program memory (global variable)</text:span>, just like any other variable, including <text:span text:style-name="T12">record</text:span>s. All the fields get their memory allocation and the object can be used, if no virtual table is needed. Otherwise, it can create a segmentation fault or similar when it is used.</text:p>
      <text:p text:style-name="P70">As a general rule, it is recommended therefore to always call a constructor. But i<text:span text:style-name="T118">f</text:span> a constructor is called anyway, it is easy to refer the object by reference (basically pointer) instead of a variable. In this case the object gets its memory in the heap, making it even more important to call its <text:span text:style-name="T12">destructor</text:span>, once not needed.</text:p>
      <text:p text:style-name="P70"/>
      <text:p text:style-name="P70">The two type of usage is shown below:</text:p>
      <text:p text:style-name="P70"/>
      <text:p text:style-name="sourcecode">type</text:p>
      <text:p text:style-name="sourcecode"><text:s text:c="2"/>tMyObject = object</text:p>
      <text:p text:style-name="sourcecode"><text:s text:c="4"/>constructor Init;</text:p>
      <text:p text:style-name="sourcecode"><text:s text:c="4"/>destructor Done; virtual;</text:p>
      <text:p text:style-name="sourcecode"><text:s text:c="4"/><text:span text:style-name="T117">procedure Print;</text:span></text:p>
      <text:p text:style-name="sourcecode"><text:s text:c="4"/><text:span text:style-name="T119">end;</text:span></text:p>
      <text:p text:style-name="sourcecode"><text:s/>pMyObject = ^ tMyObject;</text:p>
      <text:p text:style-name="sourcecode"/>
      <text:p text:style-name="sourcecode">var</text:p>
      <text:p text:style-name="sourcecode"><text:s text:c="2"/>Variable : tMyObject;</text:p>
      <text:p text:style-name="sourcecode"><text:s text:c="2"/>Reference<text:span text:style-name="T117">NoInit</text:span> : pMyObject;</text:p>
      <text:p text:style-name="sourcecode"><text:s text:c="2"/><text:span text:style-name="T117">ReferenceInit : pMyObject;</text:span></text:p>
      <text:p text:style-name="sourcecode"/>
      <text:p text:style-name="sourcecode"><text:soft-page-break/>...</text:p>
      <text:p text:style-name="sourcecode"/>
      <text:p text:style-name="sourcecode">Variable.Print; // works, <text:span text:style-name="T207">if</text:span> no virtual methods used, <text:span text:style-name="T119">has compiler warning</text:span></text:p>
      <text:p text:style-name="sourcecode">Variable.Init; // <text:span text:style-name="T117">unnecessary in this case</text:span></text:p>
      <text:p text:style-name="sourcecode">Variable.Done; // <text:span text:style-name="T117">also unnecessary</text:span></text:p>
      <text:p text:style-name="sourcecode"/>
      <text:p text:style-name="sourcecode">ReferenceNoInit<text:span text:style-name="T118">^.Print; // would fail if Print used any field of tMyObject as the object is not yet created</text:span></text:p>
      <text:p text:style-name="sourcecode"/>
      <text:p text:style-name="sourcecode">ReferenceNoInit := new(pMyObject); // OK, but does not call a constructor, <text:span text:style-name="T119">compiler warning</text:span></text:p>
      <text:p text:style-name="sourcecode">ReferenceNoInit^.Init; // the constructor can be called later <text:span text:style-name="T207">like this</text:span></text:p>
      <text:p text:style-name="sourcecode"/>
      <text:p text:style-name="sourcecode">new(ReferenceNoInit); // the same as above, no constructor call, <text:span text:style-name="T119">compiler warning</text:span></text:p>
      <text:p text:style-name="sourcecode"/>
      <text:p text:style-name="sourcecode">ReferenceInit := new(pMyObject,Init); // The correct way to create a heap object</text:p>
      <text:p text:style-name="sourcecode">new(ReferenceInit, Init); // Equivalent to the above</text:p>
      <text:p text:style-name="P71"/>
      <text:p text:style-name="P74">Please note that I called my object type tMyObject and not TObject, as that is a pre-defined <text:span text:style-name="T12">class</text:span> in FreePascal, as shown in a chapter later.</text:p>
      <text:p text:style-name="P74"/>
      <text:p text:style-name="P74">As a reminder I can mention here as well, that there is a mode switch allowing auto dereferencing of the pointers, so the ^ sign is not always needed, albeit I do not recommend <text:span text:style-name="T207">omitting </text:span>it.</text:p>
      <text:h text:style-name="Heading_20_2" text:outline-level="2">Fail</text:h>
      <text:p text:style-name="P72">Inside <text:span text:style-name="T12">constructor</text:span>s a rarely used instruction can also be used. That is <text:span text:style-name="T12">fail</text:span>: <text:a xlink:type="simple" xlink:href="https://www.freepascal.org/docs-html/rtl/system/fail.html" text:style-name="Internet_20_link" text:visited-style-name="Visited_20_Internet_20_Link">https://www.freepascal.org/docs-html/rtl/system/fail.html</text:a>. What fail does is <text:span text:style-name="T120">similar</text:span> to <text:span text:style-name="T12">exit</text:span> <text:span text:style-name="T120">with</text:span> <text:span text:style-name="T120">a significant difference. </text:span>The execution of the constructor is terminated and the program returns to the caller, <text:span text:style-name="T120">but the virtual table is not created</text:span>.</text:p>
      <text:p text:style-name="P72">What happens to the actual object instance, depends on the way we created it <text:span text:style-name="T120">and how we want to use it.</text:span></text:p>
      <text:p text:style-name="P71"/>
      <text:p text:style-name="P71">If the <text:span text:style-name="T12">object</text:span> is a variable type, then all the <text:span text:style-name="T120">memory is allocated when the variable is declared, i.e. the object instance is "created". When the </text:span><text:span text:style-name="T27">constructor</text:span><text:span text:style-name="T120"> is called, it runs up to the point of </text:span><text:span text:style-name="T27">fail</text:span><text:span text:style-name="T120">. Any activity done before </text:span><text:span text:style-name="T27">fail</text:span><text:span text:style-name="T120"> is still there, e.g. if a field is set, it remains like that. The object instance can be used normally as long as no virtual method is involved. If a virtual method is called, the lack of virtual table results in a crash, similarly to the case when the </text:span><text:span text:style-name="T27">constructor</text:span><text:span text:style-name="T120"> is not called at all. This is the difference in comparison with </text:span><text:span text:style-name="T27">exit</text:span><text:span text:style-name="T120">. If the constructor leaves with an </text:span><text:span text:style-name="T27">exit</text:span><text:span text:style-name="T120"> in it, the virtual table is still created.</text:span></text:p>
      <text:p text:style-name="P73"/>
      <text:p text:style-name="P73">If the object instance is created in the heap, we still have two cases.</text:p>
      <text:p text:style-name="P73">The bad programming practice as shown above to allocate the memory with a <text:span text:style-name="T12">new</text:span> and in a second step call (if not forgotten) the <text:span text:style-name="T12">constructor</text:span>. Since at the moment of calling the <text:span text:style-name="T12">constructor</text:span>, the memory is already allocated, the pointer is <text:span text:style-name="T207">already </text:span>set and <text:span text:style-name="T12">fail</text:span> does not reverse these. As a result, the object instance is still more or less working, just <text:span text:style-name="T174">like </text:span>in case of a variable type <text:span text:style-name="T12">object</text:span>, except the fact that virtual methods cannot be called.</text:p>
      <text:p text:style-name="P73">The correct way to create a heap object though, as also shown above, is to call the <text:span text:style-name="T12">constructor</text:span> in the extended syntax of <text:span text:style-name="T12">new</text:span>, in the same step. If the <text:span text:style-name="T12">constructor</text:span> <text:span text:style-name="T174">then </text:span>fails with <text:span text:style-name="T12">fail</text:span>, then no memory allocation happens and the object is simply not there. The pointer variable or reference to the object instance will be <text:span text:style-name="T12">nil</text:span>, and the object cannot be used (except <text:span text:style-name="T191">type level </text:span>methods that do not use any instance fields).</text:p>
      <text:h text:style-name="Heading_20_2" text:outline-level="2"><text:soft-page-break/>Visibility</text:h>
      <text:p text:style-name="P92">In case of advanced records we saw that visibility of methods can be set to <text:span text:style-name="T12">strict private</text:span>, <text:span text:style-name="T12">private</text:span> and <text:span text:style-name="T12">public</text:span>. As a reminder: <text:span text:style-name="T12">strict private</text:span> is only visible from inside the <text:span text:style-name="T12">record</text:span>, <text:span text:style-name="T12">private</text:span> is visible inside the <text:span text:style-name="T12">unit</text:span> and <text:span text:style-name="T12">public</text:span> is visible from anywhere outside of the <text:span text:style-name="T12">unit</text:span>.</text:p>
      <text:p text:style-name="P93">In case of <text:span text:style-name="T12">object</text:span>, things get a bit more complicated. Two new visibility levels are introduced, <text:span text:style-name="T34">protected</text:span><text:span text:style-name="T141"> and </text:span><text:span text:style-name="T34">strict protected</text:span><text:span text:style-name="T141">.</text:span></text:p>
      <text:p text:style-name="P93"><text:span text:style-name="T141">The more open </text:span><text:span text:style-name="T34">protected</text:span><text:span text:style-name="T141"> means that fields and methods in that section are available for anyone within the same </text:span><text:span text:style-name="T34">unit</text:span><text:span text:style-name="T141"> (like </text:span><text:span text:style-name="T34">private</text:span><text:span text:style-name="T141">) and for descendant types anywhere else outside of the </text:span><text:span text:style-name="T34">unit</text:span><text:span text:style-name="T141">.</text:span></text:p>
      <text:p text:style-name="P94">The less open <text:span text:style-name="T12">strict protected</text:span> means that fields are available for the type and all its descendants anywhere, but not to others even in the same <text:span text:style-name="T12">unit</text:span>.</text:p>
      <text:h text:style-name="Heading_20_1" text:outline-level="1">Class</text:h>
      <text:p text:style-name="P75">Today, the most advanced structure to be used for OOP in FreePascal is <text:span text:style-name="T12">class</text:span> <text:a xlink:type="simple" xlink:href="https://www.freepascal.org/docs-html/ref/refch6.html#x69-930006" text:style-name="Internet_20_link" text:visited-style-name="Visited_20_Internet_20_Link">https://www.freepascal.org/docs-html/ref/refch6.html#x69-930006</text:a>.</text:p>
      <text:p text:style-name="P76">The history and naming of <text:span text:style-name="T12">class</text:span> vs. <text:span text:style-name="T12">object</text:span> is of a long one and Delphi played a major role in this development. <text:span text:style-name="T121">Most experts say nowadays to use only </text:span><text:span text:style-name="T28">class</text:span><text:span text:style-name="T121"> in Delphi </text:span><text:a xlink:type="simple" xlink:href="https://stackoverflow.com/questions/6103747/is-there-a-benefit-in-using-old-style-object-instead-of-class-in-delphi" text:style-name="Internet_20_link" text:visited-style-name="Visited_20_Internet_20_Link"><text:span text:style-name="T121">https://stackoverflow.com/questions/6103747/is-there-a-benefit-in-using-old-style-object-instead-of-class-in-delphi</text:span></text:a><text:span text:style-name="T121"> and even in the FreePascal community the mood is to use </text:span><text:span text:style-name="T28">class</text:span><text:span text:style-name="T121"> or </text:span><text:span text:style-name="T28">record</text:span><text:span text:style-name="T121">, but seldom </text:span><text:span text:style-name="T28">object</text:span><text:span text:style-name="T121"> or advance </text:span><text:span text:style-name="T28">record</text:span><text:span text:style-name="T121">. I still do not fully agree with the latter, as </text:span><text:span text:style-name="T28">object</text:span><text:span text:style-name="T121">s are nice, small and easy to understand, unlike the more complex </text:span><text:span text:style-name="T28">class</text:span><text:span text:style-name="T121"> types.</text:span></text:p>
      <text:p text:style-name="P77">In this chapter I collect what the <text:span text:style-name="T12">class</text:span> keyword brought to us in Pascal. The good news that <text:span text:style-name="T12">class</text:span> works identically in most of the Pascal implementations and FreePascal compiler modes (if defined).</text:p>
      <text:p text:style-name="P77"/>
      <text:p text:style-name="P79">Also there is a very good discussion on the Lazarus forum in this topic, highlighting the evolution of record-object-class-advancedobject in Delphi and Free Pascal.. I especially recommend the linked comment with a comparison of them:</text:p>
      <text:p text:style-name="P79"><text:a xlink:type="simple" xlink:href="https://forum.lazarus.freepascal.org/index.php/topic,30686.30.html" text:style-name="Internet_20_link" text:visited-style-name="Visited_20_Internet_20_Link">https://forum.lazarus.freepascal.org/index.php/topic,30686.30.html</text:a>.</text:p>
      <text:p text:style-name="P98">Also a similar table is available on Wikipedia:</text:p>
      <text:p text:style-name="P98"><text:a xlink:type="simple" xlink:href="https://wiki.freepascal.org/Record" text:style-name="Internet_20_link" text:visited-style-name="Visited_20_Internet_20_Link">https://wiki.freepascal.org/Record</text:a>.</text:p>
      <text:h text:style-name="P192" text:outline-level="2">Class instance vs. object</text:h>
      <text:p text:style-name="P80">A small remark on a generally used, but confusing terminology. For <text:span text:style-name="T12">record</text:span>s, advanced <text:span text:style-name="T12">record</text:span>s and <text:span text:style-name="T12">object</text:span>s <text:span text:style-name="T136">I</text:span> tried to use <text:span text:style-name="T136">phrases </text:span>clearly; when I talked about e.g. an advanced <text:span text:style-name="T130">record</text:span> <text:span text:style-name="T123">type</text:span>, and when about an <text:span text:style-name="T130">object</text:span> <text:span text:style-name="T123">instance</text:span>. I tried to avoid using a wor<text:span text:style-name="T174">d</text:span> like <text:span text:style-name="T123">object</text:span> without mentioning if I meant the type or the instance. Using the word object to me was either the keyword <text:span text:style-name="T12">object</text:span>, or a general word describing something, not in a programming meaning.</text:p>
      <text:p text:style-name="P80">Similarly, moving to the new keyword <text:span text:style-name="T12">class</text:span>, I will try to continue to use a class <text:span text:style-name="T123">type</text:span> and a class <text:span text:style-name="T123">instance</text:span>. Especially in the Delphi environment, where <text:span text:style-name="T12">object</text:span> is not really a supported structure <text:span text:style-name="T207">anymore</text:span>, but <text:span text:style-name="T136">also</text:span> in the Free Pascal world, people often call a class instance <text:span text:style-name="T136">simply an</text:span> object. I would recommend not to do so.</text:p>
      <text:h text:style-name="P193" text:outline-level="2">Pointer or not?</text:h>
      <text:p text:style-name="P77">In case of <text:span text:style-name="T12">object</text:span> I lengthily discussed when an object instance is created as a variable and when as a reference (a.k.a. in the heap). The thing is that <text:span text:style-name="T12">class</text:span> is always behaves like the second approach, although it disguises itself as i<text:span text:style-name="T208">f</text:span> it were the first.</text:p>
      <text:p text:style-name="P77"/>
      <text:p text:style-name="sourcecode">type</text:p>
      <text:p text:style-name="sourcecode"><text:s text:c="2"/>tMyClass = class</text:p>
      <text:p text:style-name="sourcecode"><text:s text:c="3"/>end;</text:p>
      <text:p text:style-name="sourcecode"><text:soft-page-break/>var</text:p>
      <text:p text:style-name="sourcecode"><text:s text:c="2"/>MyClassInstance : tMyClass;</text:p>
      <text:p text:style-name="P77"/>
      <text:p text:style-name="P78">looks like that MyClassInstance is a variable, <text:span text:style-name="T122">i.e. behaves as Variable behaved in 5.9. The truth is that MyClassInstance is actually a reference (or pointer) and so it is more similar to ReferenceInit from that example. The last line should be understood as MyClassInstance : ^tMyClass but using the </text:span><text:span text:style-name="T29">class</text:span><text:span text:style-name="T122"> keyword the compiler makes it automatically for us.</text:span></text:p>
      <text:p text:style-name="P78"/>
      <text:p text:style-name="P80">Similarly when we use a given class instance, being a reference, we should use MyClass^.Print. We already saw earlier that with a mode switch we can make pointer dereferencing automatic. The keyword <text:span text:style-name="T12">class</text:span> also makes it automatic for us, so we can use MyClass.Print even when we know by now that MyClass is only a reference.</text:p>
      <text:p text:style-name="P80"/>
      <text:p text:style-name="P80">If you have doubts, you can always print out sizeof(MyClassInstance) and you will get back the size of a pointer depending on your system and not the actual size of all the fields, virtual table, etc. reserved when a class instance is created.</text:p>
      <text:p text:style-name="P80"/>
      <text:p text:style-name="P84">Please note, that just like in case of <text:span text:style-name="T12">object</text:span> <text:span text:style-name="T174">where </text:span>I did not use tObject for my definition, here again I did not use tClass. The reason is the same; TClass <text:span text:style-name="T174">is also </text:span>already used by Free Pascal for other purposes, covered later.</text:p>
      <text:h text:style-name="Heading_20_2" text:outline-level="2">Must create</text:h>
      <text:p text:style-name="P81">We saw that if we want to create an <text:span text:style-name="T12">object</text:span> instance in the heap, we need to reserve the necessary space with <text:span text:style-name="T12">new</text:span>, and as a general rule also always initialize it with a <text:span text:style-name="T12">constructor</text:span>, preferably in the extended syntax of <text:span text:style-name="T12">new</text:span>, or in a separate step right after.</text:p>
      <text:p text:style-name="P81">The new structure defined with <text:span text:style-name="T12">class</text:span> is very similar to <text:span text:style-name="T12">object</text:span> defined in the heap. As a consequence a class instance must always get its place in the heap and because its root ancestor (T<text:span text:style-name="T209">O</text:span>bject, see later) already has some virtual method<text:span text:style-name="T209">s</text:span>, it also must be initialized. To do these two steps in one instruction, <text:span text:style-name="T12">class</text:span> uses a new syntax:</text:p>
      <text:p text:style-name="P81"/>
      <text:p text:style-name="sourcecode">MyClassInstance := tMyClass.Create;</text:p>
      <text:p text:style-name="P81"/>
      <text:p text:style-name="P81">where Create is a <text:span text:style-name="T12">constructor</text:span> method's name.</text:p>
      <text:p text:style-name="P81"/>
      <text:p text:style-name="P81">As in case of object, <text:span text:style-name="T12">constructors</text:span> are rather flexible to define:</text:p>
      <text:p text:style-name="P81">- A class type can have multiple constructors.</text:p>
      <text:p text:style-name="P81">- <text:span text:style-name="T127">Multiple constructors can have different names.</text:span></text:p>
      <text:p text:style-name="P81">- <text:span text:style-name="T127">Multiple constructors can have different parameters, even with the same name.</text:span></text:p>
      <text:p text:style-name="P81"/>
      <text:p text:style-name="P82">Constructors can have <text:span text:style-name="T12">fail</text:span> in it and it works as described in case of <text:span text:style-name="T12">object</text:span>s when used in the extended syntax of <text:span text:style-name="T12">new</text:span>, i.e. the necessary memory is not reserved and the pointer is returned as <text:span text:style-name="T12">nil</text:span>.</text:p>
      <text:p text:style-name="P82"/>
      <text:p text:style-name="P184">The constructor called, <text:span text:style-name="T215">calls a type level virtual method called NewInstance what allocates the necessary memory through GetMem, </text:span>sets zero to every field of the instance automatically, <text:span text:style-name="T215">builds the VMT</text:span> <text:span text:style-name="T215">and then executes the code inside the constructor</text:span>. Obviously, inside the constructor it is possible to set different values to fields if needed.</text:p>
      <text:p text:style-name="P82"/>
      <text:p text:style-name="P83">Please note, that while in case of <text:span text:style-name="T12">object</text:span> I used constructor Init;, in case of <text:span text:style-name="T12">class</text:span> I used constructor Create;. In principle we have absolute freedom what name to use for <text:span text:style-name="T12">constructor</text:span>s in both cases, the words Init and Create describe better what they actually do.</text:p>
      <text:p text:style-name="P83"><text:soft-page-break/>In case of <text:span text:style-name="T12">object</text:span>, the "normal" usage is to declare the instance as a variable and therefore it is immediately created in the memory. The purpose of the <text:span text:style-name="T12">constructor</text:span> is simply to initialize any user defined fields and the virtual table. Hence the name Init.</text:p>
      <text:p text:style-name="P83">In case of <text:span text:style-name="T12">class</text:span>, the constructor is used both to reserve the memory and to initialize it, hence the different name showing that it is not only initialized, but fully created in this step.</text:p>
      <text:p text:style-name="P83"/>
      <text:p text:style-name="P127">Theoretically, we can have a class type variable that we do not create with a <text:span text:style-name="T12">constructor</text:span> and can still use. This is if we use only <text:span text:style-name="T191">type level</text:span> methods and fields, however if this is the purpose, it is better not to declare a variable at all, but call the methods with tMyClass.Method logic.</text:p>
      <text:h text:style-name="P194" text:outline-level="2">A class type is never empty</text:h>
      <text:p text:style-name="P87">Unlike <text:span text:style-name="T12">record</text:span> and <text:span text:style-name="T12">object</text:span> keywords that describe some language structures only, <text:span text:style-name="T12">class</text:span> is different. There is a top ancestor definition called TObject and all <text:span text:style-name="T12">class</text:span> definitions implicitly inherited from it if we use an empty class definition. The following two declarations are the same.</text:p>
      <text:p text:style-name="P87"/>
      <text:p text:style-name="sourcecode">type</text:p>
      <text:p text:style-name="sourcecode"><text:s text:c="2"/>tMyClass1 = class</text:p>
      <text:p text:style-name="sourcecode"><text:s text:c="4"/>end;</text:p>
      <text:p text:style-name="sourcecode"><text:s text:c="2"/>tMyClass2 = class(TObject)</text:p>
      <text:p text:style-name="sourcecode"><text:s text:c="4"/>end;</text:p>
      <text:p text:style-name="P87"/>
      <text:p text:style-name="P87">Even if <text:span text:style-name="T175">we </text:span>use a parent class type then that has TObject in it, since no first class type other than TObject can exist. It is not allowed to define something as tEmptyClass = class().</text:p>
      <text:p text:style-name="P87"/>
      <text:p text:style-name="P87">The details of TObject I cover in the next chapter, but it is important to mention here, that it is beneficial to use many of the predefined features of TObject and also to "respect" some of the rules that are set-up there, even if not mandatory (see Destroy in the next point).</text:p>
      <text:h text:style-name="P195" text:outline-level="2">Must destroy</text:h>
      <text:p text:style-name="P82">A class instance is always in the heap even if the variable holding the pointer (reference) is a local variable stored in the stack. The problem comes when a procedure or function creates a local variable class instance therein and it is not destroyed before the method exits. The pointer is lost, but the memory is still reserved. If it happens many times, we might run out of memory.</text:p>
      <text:p text:style-name="P82">Therefore it is very important to destroy the class instance with a <text:span text:style-name="T12">destructor</text:span> once not needed.</text:p>
      <text:p text:style-name="P82"/>
      <text:p text:style-name="P86">As for <text:span text:style-name="T12">constructor</text:span>s I mentioned the naming convention of Init and Create for <text:span text:style-name="T12">object</text:span> and <text:span text:style-name="T12">class</text:span> respectively. <text:span text:style-name="T175">T</text:span>he similar naming practice is in use for <text:span text:style-name="T12">destructor</text:span>s, using Done and Destroy respectively. <text:span text:style-name="T137">Furthermore, class types are all descendants of TObject, and there the </text:span><text:span text:style-name="T32">destructor</text:span><text:span text:style-name="T137"> is called Destroy. As shown below, the best way to free an object instance properly requires that the </text:span><text:span text:style-name="T32">destructor</text:span><text:span text:style-name="T137"> is called Destroy with </text:span><text:span text:style-name="T32">override</text:span><text:span text:style-name="T137"> (also discussed later).</text:span></text:p>
      <text:p text:style-name="P85"/>
      <text:p text:style-name="P85">The simplest way is or would be to destroy a class instance by calling its <text:span text:style-name="T12">destructor</text:span>: MyClassInstance.Destroy;, <text:span text:style-name="T137">or whatever name we give to it.</text:span> However it is not recommended.</text:p>
      <text:p text:style-name="P85"/>
      <text:p text:style-name="P87">As said above, a class type is always a descendant of TObject and TObject has already got a <text:span text:style-name="T12">destructor</text:span> called Destroy and declared <text:span text:style-name="T12">virtual</text:span>. <text:span text:style-name="T138">Calling that or an overridden version of that or any other destructor defined later carries a risk. If the class pointer (i.e. the class variable) does not exist Destroy can crash. Therefore TObject has a method called Free that first checks if the instance exists and only calls Destroy if it does. Therefore the correct way to destroy an instance is to call</text:span></text:p>
      <text:p text:style-name="P87"/>
      <text:p text:style-name="sourcecode">MyObject.Free;</text:p>
      <text:p text:style-name="P88"/>
      <text:p text:style-name="P88"><text:soft-page-break/>It has to be mentioned that Free does not set the variable to <text:span text:style-name="T12">nil</text:span>, i.e. assigned(MyObject) can still return true after Free is called. If it is not the last step before the variable goes out of scope and has the chance that later somebody tries to check or use it, it is better to call a standalone procedure called FreeAndNil(MyObject). That also calls MyObject.Free and sets it to <text:span text:style-name="T12">nil</text:span> in any case, even if the Free fails for whatever reason.</text:p>
      <text:p text:style-name="P88"/>
      <text:p text:style-name="P92">This is however a dividing topic: <text:a xlink:type="simple" xlink:href="https://stackoverflow.com/questions/3159376/which-is-preferable-free-or-freeandnil" text:style-name="Internet_20_link" text:visited-style-name="Visited_20_Internet_20_Link">https://stackoverflow.com/questions/3159376/which-is-preferable-free-or-freeandnil</text:a> among programmers.</text:p>
      <text:p text:style-name="P88"/>
      <text:p text:style-name="P88">In many cases we want to define our own <text:span text:style-name="T12">destructor</text:span>, e.g. to cl<text:span text:style-name="T210">ose</text:span> files, release resources, etc. As said above, we can define our <text:span text:style-name="T12">destructor</text:span> as</text:p>
      <text:p text:style-name="P88"/>
      <text:p text:style-name="sourcecode">destructor tMyObject.KillAndDelete;</text:p>
      <text:p text:style-name="P88"/>
      <text:p text:style-name="P88">and can call it</text:p>
      <text:p text:style-name="P88"/>
      <text:p text:style-name="sourcecode">MyObject.KillAndDelete;</text:p>
      <text:p text:style-name="P88"/>
      <text:p text:style-name="P88">it is strongly not recommended. If we use</text:p>
      <text:p text:style-name="P88"/>
      <text:p text:style-name="sourcecode">FreeAndNil(MyObject);</text:p>
      <text:p text:style-name="P88"/>
      <text:p text:style-name="P88">or simply</text:p>
      <text:p text:style-name="P88"/>
      <text:p text:style-name="sourcecode">MyObject.Free;</text:p>
      <text:p text:style-name="P88"/>
      <text:p text:style-name="P88">it will call internally the Destroy method. If we therefore want our <text:span text:style-name="T12">destructor</text:span> to be used, it has to be called Destroy and it has to be declared to be virtual. Below I will cover more in details the virtual methods of a <text:span text:style-name="T12">class</text:span>, here it should be enough to mention that the keyword to use is not <text:span text:style-name="T12">virtual</text:span> as in case of <text:span text:style-name="T12">object</text:span>, but <text:span text:style-name="T12">override</text:span>.</text:p>
      <text:p text:style-name="P100">Since on all ancestor levels there might be things to be destroyed, it is very important to call the <text:span text:style-name="T12">inherited</text:span> Destroy every time <text:span text:style-name="T210">inside your own Destroy</text:span>.</text:p>
      <text:h text:style-name="Heading_20_2" text:outline-level="2">Really must destroy</text:h>
      <text:p text:style-name="P88">Memory leak is a serious problem. Large corporations struggle with memory leak problems in large software or firmware of practically any sort of device. It is so common, that many devices have a regular restart programmed in every day or every week because the developers could not ensure that the program is memory leak free.</text:p>
      <text:p text:style-name="P88">Besides the "amateur" mistake of simply forgetting to release a memory blocked or destroying a class instance completely, the most common reason of a memory leak is that in certain cases a method exits elsewhere than at the end and thus the <text:span text:style-name="T12">destructor</text:span> of a class instance is not called.</text:p>
      <text:p text:style-name="P88"/>
      <text:p text:style-name="P88">The two frequent cases are when the method has multiple exit points, using the <text:span text:style-name="T12">exit</text:span> command or when an <text:span text:style-name="T12">exception</text:span> is raised.</text:p>
      <text:p text:style-name="P88"/>
      <text:p text:style-name="P88">The first is a program design question. Some large corporations even ban multiple exit points completely for easier maintenance of their code and to avoid this problem. If it is not forbidden, still a very close attention is needed to release every memory and instance that was blocked or created before the <text:span text:style-name="T12">exit</text:span> is called (but do not try to release <text:span text:style-name="T175">one that </text:span>was to be <text:span text:style-name="T175">create</text:span>d later in the code).</text:p>
      <text:p text:style-name="P88"/>
      <text:p text:style-name="P88">The other is even more difficult.</text:p>
      <text:p text:style-name="P88"><text:soft-page-break/>If our own code in a method raises an <text:span text:style-name="T12">exception</text:span>, the same method should never try to catch it. If we can solve it, it is not an exception! So, if we raise in a method an exception, it shall go uncaught and that is practically equivalent with an <text:span text:style-name="T175">immediate </text:span>exit. If we blocked memory or created an instance before that point, it remains there and if the whole program is not crashed (i.e. the exception is caught somewhere higher in the program hierarchy), it is a memory leak. Since we are in control of raising our own exceptions, obviously we can pay close attention just like in case of <text:span text:style-name="T12">exit</text:span> to release the memory and instances before the <text:span text:style-name="T12">exception</text:span> is raised.</text:p>
      <text:p text:style-name="P89">If the exception is raised by a method or operation called from our code, including a simple division by zero, we either catch it or not. If we catch it in a <text:span text:style-name="T12">try..except..end</text:span> structure then we are safe, our program continues after the <text:span text:style-name="T12">try..except..end</text:span> and we can still safely release the instance.</text:p>
      <text:p text:style-name="P89">The most hidden problem, if we do not think that a method or operation called can raise an exception and it goes unnoticed, raising it even higher. This means however that our method exits just as if it raised the exception, but we do not handle it properly.</text:p>
      <text:p text:style-name="P178">There is a rather ugly solution, to catch every exception in a large <text:span text:style-name="T12">try..except..end</text:span> structure just in case, do all the release steps and after that re-raise the exception.</text:p>
      <text:p text:style-name="P89"/>
      <text:p text:style-name="P89"><text:span text:style-name="T210">As a better solution, Pascal has</text:span> a <text:span text:style-name="T210">better</text:span> solution. That is the <text:span text:style-name="T12">try..finally..end</text:span> structure. Regardless why the try section is finished, let it be an early <text:span text:style-name="T12">exit</text:span>, an <text:span text:style-name="T12">exception</text:span> raised directly or indirectly therein, or the section just finishes normally, the <text:span text:style-name="T12">finally</text:span> section will always run. Therefore it is strongly recommended to include a <text:span text:style-name="T12">try..finally..end</text:span> structure after the creation of any object:</text:p>
      <text:p text:style-name="P89"/>
      <text:p text:style-name="sourcecode">procedure test;</text:p>
      <text:p text:style-name="sourcecode"><text:s text:c="2"/>var</text:p>
      <text:p text:style-name="sourcecode"><text:s text:c="4"/>MyObject : tMyObject;</text:p>
      <text:p text:style-name="sourcecode"><text:s text:c="2"/>begin</text:p>
      <text:p text:style-name="sourcecode"><text:s text:c="2"/>MyObject := tMyObject.Create;</text:p>
      <text:p text:style-name="sourcecode"><text:s text:c="2"/>try</text:p>
      <text:p text:style-name="sourcecode"><text:s text:c="4"/>MyObject.DoAnything;</text:p>
      <text:p text:style-name="sourcecode"><text:s text:c="4"/>…</text:p>
      <text:p text:style-name="sourcecode"><text:s text:c="2"/>finally</text:p>
      <text:p text:style-name="sourcecode"><text:s text:c="4"/>FreeAndNil(MyObject);</text:p>
      <text:p text:style-name="sourcecode"><text:s text:c="4"/>end;</text:p>
      <text:p text:style-name="sourcecode"><text:s text:c="2"/>end;</text:p>
      <text:h text:style-name="Heading_20_2" text:outline-level="2">Virtual methods</text:h>
      <text:p text:style-name="P89">I thoroughly discussed how virtual methods are used in case of an <text:span text:style-name="T12">object</text:span>. However some reader might have detected a small and not very important loophole in it. I try to explain it.</text:p>
      <text:p text:style-name="P89"/>
      <text:p text:style-name="P89">Lets assume we have a whole chain of <text:span text:style-name="T12">object</text:span> declaration <text:span text:style-name="T139">from tTest1 to tTest4</text:span> <text:span text:style-name="T139">and all of them have PrintToPrinter and PrintToScreen method. The highest level tTest1 has also got a Print method, that asks where to print, to a printer or to the screen and calls the appropriate one from the two. If we have e.g. a Test3 : tTest3 object instance then we want Test3.Print to call tTest3.PrintToPrinter even if Print is only declared for tTest1. Therefore we declare in all the four levels of object types the PrintToPrinter method virtual.</text:span></text:p>
      <text:p text:style-name="P89"/>
      <text:p text:style-name="P90">We saw, that if we forget to define tTest3.PrintToPrinter virtual then Test3.Print will call tTest1.Print and that will call the closest virtual PrintToPrinter, i.e. tTest2.PrintToPrinter.</text:p>
      <text:p text:style-name="P90"/>
      <text:p text:style-name="P90">Now, if tTest3 has a new method tTest3.SmartPrint <text:span text:style-name="T140">that can also call PrintToScreen, we face another problem. We want a Test4 : tTest4 instance to call Print and SmartPrint, but we want that if it calls PrintToScreen through Print, it should use tTest2.PrintToScreen (end of the chain started in tTest1), but if it calls SmartPrint it should use its own tTest4.PrintToScreen.</text:span></text:p>
      <text:p text:style-name="P90"/>
      <text:p text:style-name="P91"><text:soft-page-break/>I know it is not a typical use case, but I could not come up with a better. The important point is that this cannot be done <text:span text:style-name="T210">with </text:span><text:span text:style-name="T59">object</text:span><text:span text:style-name="T210">.</text:span></text:p>
      <text:p text:style-name="P91">If in all the four levels we declare PrintToScreen as <text:span text:style-name="T12">virtual</text:span> then the call works with the following logic: Test4.Print calls the only Print available, i.e. tTest1.Print. Then tTest1.Print wants to call a PrintToScreen. Since PrintToScreen is virtual on all the four levels, it will use the closest one, i.e. tTest4.PrintToScreen. This was not our goal, <text:span text:style-name="T176">for Print we wanted to use the end of the first chain, i.e. tTest2.PrintToScreen.</text:span></text:p>
      <text:p text:style-name="P91">If for tTest3 we do not use the <text:span text:style-name="T12">virtual</text:span> keyword for PrintToScreen <text:span text:style-name="T176">to stop the chain, </text:span>then the call works as follows: Test4.SmartPrint calls the only available SmartPrint, i.e. tTest3.SmartPrint. Then tTest3.SmartPrint wants to call a PrintToScreen <text:span text:style-name="T176">and </text:span>it finds tTest3.PrintToScreen and since it is not <text:span text:style-name="T12">virtual</text:span>, it stops there and uses that. Again, this was not our goal.</text:p>
      <text:p text:style-name="P91"/>
      <text:p text:style-name="P91">To summarize in one sentence it is not possible to terminate a virtual chain and at the same time start a new one.</text:p>
      <text:p text:style-name="P91"/>
      <text:p text:style-name="P91">This was all for the <text:span text:style-name="T12">object</text:span> keyword. For <text:span text:style-name="T12">class</text:span> it works differently. The first method in the virtual hierarchy must be declared with the <text:span text:style-name="T12">virtual</text:span> keyword. Any subsequent descendants in the same chain must be defined with the <text:span text:style-name="T12">override</text:span> keyword. We can still terminate the chain by not using neither the <text:span text:style-name="T12">virtual</text:span> nor the <text:span text:style-name="T12">override</text:span> keyword as for an <text:span text:style-name="T12">object</text:span>. Here we have a third option; to use again the <text:span text:style-name="T12">virtual</text:span> keyword and that terminates the previous chain an immediately starts a new one.</text:p>
      <text:p text:style-name="Standard">In our previous example we would define tTest1 and tTest3.PrintToScreen <text:span text:style-name="T12">virtual</text:span> and <text:span text:style-name="T140">tTest2 and tTest4 </text:span><text:span text:style-name="T33">override</text:span><text:span text:style-name="T140"> and would get the result we wanted.</text:span></text:p>
      <text:p text:style-name="P102">If the virtual chain is interrupted by adding <text:span text:style-name="T12">virtual</text:span> again to it as we did in this example or it is simply interrupted by not adding <text:span text:style-name="T12">override</text:span> to it, the compiler issues a warning. To indicate that it was indeed our intention we have to add another keyword <text:span text:style-name="T12">reintroduce</text:span> to suppress the warning.</text:p>
      <text:p text:style-name="Standard"/>
      <text:p text:style-name="P91">This is the reason, why Destroy should always be declared with <text:span text:style-name="T12">override</text:span><text:span text:style-name="T130"> </text:span><text:span text:style-name="T131">and not </text:span><text:span text:style-name="T132">w</text:span><text:span text:style-name="T131">ith </text:span><text:span text:style-name="T36">virtual</text:span>.</text:p>
      <text:h text:style-name="P196" text:outline-level="2"><text:span text:style-name="T191">Type</text:span> <text:span text:style-name="T146">and instance level </text:span>elements</text:h>
      <text:p text:style-name="P104">The concept behind <text:span text:style-name="T191">type</text:span> level elements is the same as seen with <text:span text:style-name="T12">object</text:span>, with few differences.</text:p>
      <text:p text:style-name="P104"/>
      <text:p text:style-name="P179">Class <text:span text:style-name="T146">and instance </text:span>level variables and properties work the same ways as in <text:span text:style-name="T12">object</text:span> <text:span text:style-name="T211">due to the shared compiler code.</text:span></text:p>
      <text:p text:style-name="P179"><text:span text:style-name="T211">Still, the official way to make a type level field is to call it </text:span><text:span text:style-name="T60">class var i : integer;</text:span><text:span text:style-name="T211"> and not to use the </text:span><text:span text:style-name="T60">static;</text:span><text:span text:style-name="T211"> keyword.</text:span></text:p>
      <text:p text:style-name="P182">Type level properties were only available with the class logic even in <text:span text:style-name="T12">object</text:span>, so there is no question.</text:p>
      <text:p text:style-name="P104"/>
      <text:p text:style-name="P105"><text:span text:style-name="T146">M</text:span>ethods <text:span text:style-name="T144">are slightly different.</text:span></text:p>
      <text:p text:style-name="P105">- <text:span text:style-name="T146">The instance </text:span><text:span text:style-name="T38">constructor</text:span><text:span text:style-name="T146"> can be called from a type. Actually this is how it has to be used to get back a properly created instance: </text:span><text:span text:style-name="T38">MyClass := tMyClass.Create;</text:span><text:span text:style-name="T146">.</text:span></text:p>
      <text:p text:style-name="P180"><text:span text:style-name="T144">- Type level </text:span><text:span text:style-name="T37">constructor</text:span><text:span text:style-name="T144"> can only be one and that is called automatically. Even if there is no </text:span><text:span text:style-name="T37">class constructor</text:span><text:span text:style-name="T144"> defined, the system ensures that class fields are zeroed.</text:span></text:p>
      <text:p text:style-name="P180"><text:span text:style-name="T144">- Type level methods can be defined as </text:span><text:span text:style-name="T37">class procedure</text:span><text:span text:style-name="T144"> (or </text:span><text:span text:style-name="T37">function</text:span><text:span text:style-name="T144">) Name; or </text:span><text:span text:style-name="T37">class procedure</text:span><text:span text:style-name="T144"> Name; </text:span><text:span text:style-name="T37">static</text:span><text:span text:style-name="T144">;, but not with the </text:span><text:span text:style-name="T37">static</text:span><text:span text:style-name="T144"> keyword alone. This is because the </text:span><text:span text:style-name="T37">class</text:span><text:span text:style-name="T144"> syntax does not allow the </text:span><text:span text:style-name="T37">object</text:span><text:span text:style-name="T144"> like syntax. This shows also why the static approach for </text:span><text:span text:style-name="T37">object</text:span><text:span text:style-name="T144"> behaves differently (simply it is not follows the class logic) and why for advanced records the </text:span><text:span text:style-name="T37">class procedure X; static;</text:span><text:span text:style-name="T144"> was to be used.</text:span></text:p>
      <text:p text:style-name="P105">- <text:span text:style-name="T146">Both versions of type level methods can be called from a type (remember in case of </text:span><text:span text:style-name="T38">object</text:span><text:span text:style-name="T146"> the non-standard simple </text:span><text:span text:style-name="T38">class procedure</text:span><text:span text:style-name="T146"> was not callable). </text:span><text:span text:style-name="T38">Static</text:span><text:span text:style-name="T146"> methods are used without Self, non-static ones are called with a Self pointing to the type (and its members).</text:span></text:p>
      <text:p text:style-name="P105"><text:soft-page-break/>- <text:span text:style-name="T214">Non-static </text:span><text:span text:style-name="T61">class</text:span><text:span text:style-name="T214"> methods can also be virtual. This also explains why in </text:span><text:span text:style-name="T61">class</text:span><text:span text:style-name="T214"> the definition of type level method is done with </text:span><text:span text:style-name="T61">class procedure</text:span><text:span text:style-name="T214"> leaving the calling method open for a potential </text:span><text:span text:style-name="T61">virtual</text:span><text:span text:style-name="T214"> keyword after the name (</text:span><text:span text:style-name="T61">static</text:span><text:span text:style-name="T214"> and </text:span><text:span text:style-name="T61">virtual</text:span><text:span text:style-name="T214"> cannot be used at the same time anywhere).</text:span></text:p>
      <text:p text:style-name="P105">- <text:span text:style-name="T147">Parent type class instances can be created with the descendant's instance constructor, but not vice-versa.</text:span></text:p>
      <text:p text:style-name="P105"/>
      <text:p text:style-name="P107">A long example showing what is possible and what is not <text:span text:style-name="T211">with explanations</text:span>:</text:p>
      <text:p text:style-name="P107"/>
      <text:p text:style-name="sourcecode">type</text:p>
      <text:p text:style-name="sourcecode"><text:s text:c="2"/>tMyClass = class</text:p>
      <text:p text:style-name="sourcecode"><text:s text:c="4"/>IInstance : integer;</text:p>
      <text:p text:style-name="sourcecode"><text:s text:c="4"/>IStatic : integer; static; // <text:span text:style-name="T211">object style, do not use</text:span></text:p>
      <text:p text:style-name="sourcecode"><text:s text:c="4"/>class var IClass : integer; // <text:span text:style-name="T211">class style, use this</text:span></text:p>
      <text:p text:style-name="sourcecode"/>
      <text:p text:style-name="sourcecode"><text:s text:c="4"/>class constructor CClass;</text:p>
      <text:p text:style-name="sourcecode"><text:s text:c="4"/>constructor CInstance;</text:p>
      <text:p text:style-name="sourcecode"/>
      <text:p text:style-name="sourcecode"><text:s text:c="4"/>procedure PInstance;</text:p>
      <text:p text:style-name="sourcecode"><text:s text:c="4"/>// Unlike object the next line is not allowed, <text:span text:style-name="T211">it is for object only</text:span></text:p>
      <text:p text:style-name="sourcecode">// <text:s/>procedure PStatic; static;</text:p>
      <text:p text:style-name="sourcecode"><text:s text:c="4"/>class procedure P<text:span text:style-name="T211">C</text:span>lass; // <text:span text:style-name="T211">type level method with Self passed on</text:span></text:p>
      <text:p text:style-name="sourcecode"><text:s text:c="4"/>class procedure PClassStatic; static; // <text:span text:style-name="T211">type level without Self</text:span></text:p>
      <text:p text:style-name="sourcecode"/>
      <text:p text:style-name="sourcecode"><text:s text:c="4"/>end;</text:p>
      <text:p text:style-name="sourcecode"/>
      <text:p text:style-name="sourcecode">class constructor tMyClass.CClass;</text:p>
      <text:p text:style-name="sourcecode"><text:s text:c="2"/>begin</text:p>
      <text:p text:style-name="sourcecode"><text:s text:c="2"/>writeln('tMyClass.CClass called');</text:p>
      <text:p text:style-name="sourcecode"><text:s text:c="2"/>IStatic <text:s text:c="9"/>:= 112;</text:p>
      <text:p text:style-name="sourcecode"><text:s text:c="2"/>IClass <text:s text:c="10"/>:= 113;</text:p>
      <text:p text:style-name="sourcecode"><text:s text:c="2"/>end;</text:p>
      <text:p text:style-name="sourcecode"/>
      <text:p text:style-name="sourcecode">constructor tMyClass.CInstance;</text:p>
      <text:p text:style-name="sourcecode"><text:s text:c="2"/>begin</text:p>
      <text:p text:style-name="sourcecode"><text:s text:c="2"/>writeln('tMyClass.CInstance called');</text:p>
      <text:p text:style-name="sourcecode"><text:s text:c="2"/>IInstance <text:s text:c="7"/>:= 121;</text:p>
      <text:p text:style-name="sourcecode"><text:s text:c="2"/>IStatic <text:s text:c="9"/>:= 122;</text:p>
      <text:p text:style-name="sourcecode"><text:s text:c="2"/>IClass <text:s text:c="10"/>:= 123;</text:p>
      <text:p text:style-name="sourcecode"><text:s text:c="2"/>end;</text:p>
      <text:p text:style-name="sourcecode"/>
      <text:p text:style-name="sourcecode">procedure tMyClass.PInstance;</text:p>
      <text:p text:style-name="sourcecode"><text:s text:c="2"/>begin</text:p>
      <text:p text:style-name="sourcecode"><text:s text:c="2"/>writeln('tMyClass.PInstance - ',IInstance, ' ' , IStatic, ' ' , IClass, ' ' , ClassName);</text:p>
      <text:p text:style-name="sourcecode"><text:s text:c="2"/>writeln('tMyClass.PInstance @ ',Self.IInstance, ' ' , Self.IStatic, ' ' , Self.IClass, ' ' , Self.ClassName);</text:p>
      <text:p text:style-name="sourcecode"><text:s text:c="2"/>end;</text:p>
      <text:p text:style-name="sourcecode"/>
      <text:p text:style-name="sourcecode">class procedure tMyClass.PClass;</text:p>
      <text:p text:style-name="sourcecode"><text:s text:c="2"/>begin</text:p>
      <text:p text:style-name="sourcecode"><text:s text:c="2"/>writeln('tMyClass.PClass - '(* , IInstance, ' ' *), IStatic, ' ' , IClass, ' ' , ClassName);</text:p>
      <text:p text:style-name="sourcecode"><text:s text:c="2"/>writeln('tMyClass.PClass @ '(* , Self.IInstance, ' ' *), Self.IStatic, ' ' , Self.IClass, ' ' , Self.ClassName);</text:p>
      <text:p text:style-name="sourcecode"><text:s text:c="2"/>end;</text:p>
      <text:p text:style-name="sourcecode"/>
      <text:p text:style-name="sourcecode">class procedure tMyClass.PClassStatic;</text:p>
      <text:p text:style-name="sourcecode"><text:s text:c="2"/>begin</text:p>
      <text:p text:style-name="sourcecode"><text:s text:c="2"/>writeln('tMyClass.PClassStatic - '(* , IInstance, ' ' *), IStatic, ' ' , IClass, ' ' , ClassName);</text:p>
      <text:p text:style-name="sourcecode">// <text:span text:style-name="T211">As it is static, it has not got Self</text:span></text:p>
      <text:p text:style-name="sourcecode"><text:soft-page-break/>//writeln('tMyClass.PClassStatic @ ', Self.IInstance, ' ', Self.IStatic, ' ' , Self.IClass, ' ' , Self.ClassName);</text:p>
      <text:p text:style-name="sourcecode"><text:s text:c="2"/>end;</text:p>
      <text:p text:style-name="sourcecode"/>
      <text:p text:style-name="sourcecode">type</text:p>
      <text:p text:style-name="sourcecode"><text:s text:c="2"/>tMyClass2 = class(tMyClass)</text:p>
      <text:p text:style-name="sourcecode"><text:s text:c="4"/>class constructor CClass;</text:p>
      <text:p text:style-name="sourcecode"><text:s text:c="4"/>constructor CInstance;</text:p>
      <text:p text:style-name="sourcecode"/>
      <text:p text:style-name="sourcecode"><text:s text:c="4"/>procedure PInstance;</text:p>
      <text:p text:style-name="sourcecode"><text:s text:c="4"/>class procedure PClass;</text:p>
      <text:p text:style-name="sourcecode"><text:s text:c="4"/>class procedure PClassStatic; static;</text:p>
      <text:p text:style-name="sourcecode"/>
      <text:p text:style-name="sourcecode"><text:s text:c="4"/>end;</text:p>
      <text:p text:style-name="sourcecode"/>
      <text:p text:style-name="sourcecode">class constructor tMyClass2.CClass;</text:p>
      <text:p text:style-name="sourcecode"><text:s text:c="2"/>begin</text:p>
      <text:p text:style-name="sourcecode"><text:s text:c="2"/>writeln('tMyClass2.CClass called');</text:p>
      <text:p text:style-name="sourcecode"><text:s text:c="2"/>IStatic <text:s text:c="9"/>:= 212;</text:p>
      <text:p text:style-name="sourcecode"><text:s text:c="2"/>IClass <text:s text:c="10"/>:= 213;</text:p>
      <text:p text:style-name="sourcecode"><text:s text:c="2"/>end;</text:p>
      <text:p text:style-name="sourcecode"/>
      <text:p text:style-name="sourcecode">constructor tMyClass2.CInstance;</text:p>
      <text:p text:style-name="sourcecode"><text:s text:c="2"/>begin</text:p>
      <text:p text:style-name="sourcecode"><text:s text:c="2"/>writeln('tMyClass2.CInstance called');</text:p>
      <text:p text:style-name="sourcecode"><text:s text:c="2"/>IInstance <text:s text:c="7"/>:= 221;</text:p>
      <text:p text:style-name="sourcecode"><text:s text:c="2"/>IStatic <text:s text:c="9"/>:= 222;</text:p>
      <text:p text:style-name="sourcecode"><text:s text:c="2"/>IClass <text:s text:c="10"/>:= 223;</text:p>
      <text:p text:style-name="sourcecode"><text:s text:c="2"/>end;</text:p>
      <text:p text:style-name="sourcecode"/>
      <text:p text:style-name="sourcecode">procedure tMyClass2.PInstance;</text:p>
      <text:p text:style-name="sourcecode"><text:s text:c="2"/>begin</text:p>
      <text:p text:style-name="sourcecode"><text:s text:c="2"/>writeln('tMyClass2.PInstance - ',IInstance, ' ' , IStatic, ' ' , IClass, ' ' , ClassName);</text:p>
      <text:p text:style-name="sourcecode"><text:s text:c="2"/>writeln('tMyClass2.PInstance @ ',Self.IInstance, ' ' , Self.IStatic, ' ' , Self.IClass, ' ' , Self.ClassName);</text:p>
      <text:p text:style-name="sourcecode"><text:s text:c="2"/>end;</text:p>
      <text:p text:style-name="sourcecode"/>
      <text:p text:style-name="sourcecode">class procedure tMyClass2.PClass;</text:p>
      <text:p text:style-name="sourcecode"><text:s text:c="2"/>begin</text:p>
      <text:p text:style-name="sourcecode"><text:s text:c="2"/>writeln('tMyClass2.PClass - '(* , IInstance, ' ' *), IStatic, ' ' , IClass, ' ' , ClassName);</text:p>
      <text:p text:style-name="sourcecode"><text:s text:c="2"/>writeln('tMyClass2.PClass @ '(* , Self.IInstance, ' ' *), Self.IStatic, ' ' , Self.IClass, ' ' , Self.ClassName);</text:p>
      <text:p text:style-name="sourcecode"><text:s text:c="2"/>end;</text:p>
      <text:p text:style-name="sourcecode"/>
      <text:p text:style-name="sourcecode">class procedure tMyClass2.PClassStatic;</text:p>
      <text:p text:style-name="sourcecode"><text:s text:c="2"/>begin</text:p>
      <text:p text:style-name="sourcecode"><text:s text:c="2"/>writeln('tMyClass2.PClassStatic - '(* , IInstance, ' ' *), IStatic, ' ' , IClass, ' ' , ClassName);</text:p>
      <text:p text:style-name="sourcecode">//writeln('tMyClass2.PClassStatic @ ', Self.IInstance, ' ', Self.IStatic, ' ' , Self.IClass, ' ' , Self.ClassName);</text:p>
      <text:p text:style-name="sourcecode"><text:s text:c="2"/>end;</text:p>
      <text:p text:style-name="sourcecode"/>
      <text:p text:style-name="sourcecode">var</text:p>
      <text:p text:style-name="sourcecode"><text:s text:c="2"/>MyClassAsMyClass <text:s text:c="2"/>: tMyClass;</text:p>
      <text:p text:style-name="sourcecode"><text:s text:c="2"/>MyClassAsMyClass2 <text:s/>: tMyClass;</text:p>
      <text:p text:style-name="sourcecode"><text:s text:c="2"/>MyClass2AsMyClass <text:s/>: tMyClass2;</text:p>
      <text:p text:style-name="sourcecode"><text:s text:c="2"/>MyClass2AsMyClass2 : tMyClass2;</text:p>
      <text:p text:style-name="sourcecode"/>
      <text:p text:style-name="sourcecode"><text:s text:c="2"/>begin</text:p>
      <text:p text:style-name="sourcecode"><text:s text:c="2"/>writeln('tMyClass <text:span text:style-name="T212">from the type</text:span>');</text:p>
      <text:p text:style-name="sourcecode"><text:s text:c="2"/>// Instance constructor can (and shall) be called from type</text:p>
      <text:p text:style-name="sourcecode"><text:s text:c="2"/>tMyClass.CInstance;</text:p>
      <text:p text:style-name="sourcecode"><text:soft-page-break/><text:s text:c="2"/>// Class procedure can be called from a type</text:p>
      <text:p text:style-name="sourcecode"><text:s text:c="2"/>tMyClass.PClass;</text:p>
      <text:p text:style-name="sourcecode"><text:s text:c="2"/>// Class and static procedure can be called <text:span text:style-name="T212">(but </text:span>no Self<text:span text:style-name="T212">)</text:span></text:p>
      <text:p text:style-name="sourcecode"><text:s text:c="2"/>tMyClass.PClassStatic;</text:p>
      <text:p text:style-name="sourcecode"><text:s text:c="2"/>writeln;</text:p>
      <text:p text:style-name="sourcecode"/>
      <text:p text:style-name="sourcecode"><text:s text:c="2"/>writeln('tMyClass2 <text:span text:style-name="T212">from the type</text:span>');</text:p>
      <text:p text:style-name="sourcecode"><text:s text:c="2"/>tMyClass2.CInstance;</text:p>
      <text:p text:style-name="sourcecode"><text:s text:c="2"/>tMyClass2.PClass;</text:p>
      <text:p text:style-name="sourcecode"><text:s text:c="2"/>tMyClass2.PClassStatic;</text:p>
      <text:p text:style-name="sourcecode"><text:s text:c="2"/>writeln;</text:p>
      <text:p text:style-name="sourcecode"/>
      <text:p text:style-name="sourcecode"><text:s text:c="2"/>writeln('MyClass as MyClass');</text:p>
      <text:p text:style-name="sourcecode"><text:s text:c="2"/>MyClassAsMyClass := tMyClass.CInstance;</text:p>
      <text:p text:style-name="sourcecode"><text:s text:c="2"/>with MyClassAsMyClass do</text:p>
      <text:p text:style-name="sourcecode"><text:s text:c="4"/>begin</text:p>
      <text:p text:style-name="sourcecode"><text:s text:c="4"/>PInstance;</text:p>
      <text:p text:style-name="sourcecode"><text:s text:c="4"/>PClass;</text:p>
      <text:p text:style-name="sourcecode"><text:s text:c="4"/>PClassStatic;</text:p>
      <text:p text:style-name="sourcecode"><text:s text:c="4"/>end;</text:p>
      <text:p text:style-name="sourcecode"><text:s text:c="2"/>writeln;</text:p>
      <text:p text:style-name="sourcecode"/>
      <text:p text:style-name="sourcecode"><text:s text:c="2"/>writeln('MyClass as MyClass2');</text:p>
      <text:p text:style-name="sourcecode"><text:s text:c="2"/>MyClassAsMyClass2 := tMyClass2.CInstance;</text:p>
      <text:p text:style-name="sourcecode"><text:s text:c="2"/>with MyClassAsMyClass2 do</text:p>
      <text:p text:style-name="sourcecode"><text:s text:c="4"/>begin</text:p>
      <text:p text:style-name="sourcecode"><text:s text:c="4"/>PInstance;</text:p>
      <text:p text:style-name="sourcecode"><text:s text:c="4"/>PClass;</text:p>
      <text:p text:style-name="sourcecode"><text:s text:c="4"/>PClassStatic;</text:p>
      <text:p text:style-name="sourcecode"><text:s text:c="4"/>end;</text:p>
      <text:p text:style-name="sourcecode"><text:s text:c="2"/>writeln;</text:p>
      <text:p text:style-name="sourcecode"/>
      <text:p text:style-name="sourcecode"><text:s text:c="2"/>// Descendant cannot be created with the parent constructor</text:p>
      <text:p text:style-name="sourcecode">//MyClass2AsMyClass := tMyClass.CInstance;</text:p>
      <text:p text:style-name="sourcecode"/>
      <text:p text:style-name="sourcecode"><text:s text:c="2"/>writeln('MyClass2 as MyClass2');</text:p>
      <text:p text:style-name="sourcecode"><text:s text:c="2"/>MyClass2AsMyClass2 := tMyClass2.CInstance;</text:p>
      <text:p text:style-name="sourcecode"><text:s text:c="2"/>with MyClass2AsMyClass2 do</text:p>
      <text:p text:style-name="sourcecode"><text:s text:c="4"/>begin</text:p>
      <text:p text:style-name="sourcecode"><text:s text:c="4"/>PInstance;</text:p>
      <text:p text:style-name="sourcecode"><text:s text:c="4"/>PClass;</text:p>
      <text:p text:style-name="sourcecode"><text:s text:c="4"/>PClassStatic;</text:p>
      <text:p text:style-name="sourcecode"><text:s text:c="4"/>end;</text:p>
      <text:p text:style-name="sourcecode"><text:s text:c="2"/><text:span text:style-name="T148">end.</text:span></text:p>
      <text:p text:style-name="P107"/>
      <text:p text:style-name="P183">In this example no <text:span text:style-name="T12">destructor</text:span> is called. Please do not make this mistake in real life!</text:p>
      <text:h text:style-name="Heading_20_2" text:outline-level="2">Cross references</text:h>
      <text:p text:style-name="P95">In case of advanced records we covered the topic, that because records are variables, two record types cannot contain vice versa a field with the other type.</text:p>
      <text:p text:style-name="P95">In case of <text:span text:style-name="T12">object</text:span> types it can be done if we use pointers rather than variables.</text:p>
      <text:p text:style-name="P95">In case of <text:span text:style-name="T12">class</text:span> types it is even easier, since even a seemingly <text:span text:style-name="T130">class</text:span> type variable is actually a <text:span text:style-name="T130">class</text:span> type reference. So the following code is perfectly OK:</text:p>
      <text:p text:style-name="P95"/>
      <text:p text:style-name="sourcecode">type</text:p>
      <text:p text:style-name="sourcecode"><text:s text:c="2"/>tWife = class; // a forward declaration</text:p>
      <text:p text:style-name="sourcecode"><text:s text:c="2"/>tHusband = class</text:p>
      <text:p text:style-name="sourcecode"><text:s text:c="4"/>Name : string;</text:p>
      <text:p text:style-name="sourcecode"><text:s text:c="4"/>Spouse : tWife;</text:p>
      <text:p text:style-name="sourcecode"><text:s text:c="4"/>end;</text:p>
      <text:p text:style-name="sourcecode"><text:s text:c="2"/>tWife = class</text:p>
      <text:p text:style-name="sourcecode"><text:soft-page-break/><text:s text:c="4"/>Name : string;</text:p>
      <text:p text:style-name="sourcecode"><text:s text:c="4"/>Spouse : tHusband;</text:p>
      <text:p text:style-name="sourcecode"><text:s text:c="4"/>end;</text:p>
      <text:h text:style-name="P197" text:outline-level="2">Visibility</text:h>
      <text:p text:style-name="P96">Class type can have all the visibility sections mentioned for <text:span text:style-name="T12">object</text:span>s, and there is a new one: <text:span text:style-name="T12">published</text:span>: <text:a xlink:type="simple" xlink:href="https://www.freepascal.org/docs-html/ref/refsu37.html" text:style-name="Internet_20_link" text:visited-style-name="Visited_20_Internet_20_Link">https://www.freepascal.org/docs-html/ref/refsu37.html</text:a>.</text:p>
      <text:p text:style-name="P97">Fields defined in the <text:span text:style-name="T12">published</text:span> section are visible as <text:span text:style-name="T12">public</text:span>, but has some extra features useful in limited cases. First the fields put in the <text:span text:style-name="T12">published</text:span> section must be of <text:span text:style-name="T12">class</text:span> type and cannot include <text:span text:style-name="T12">array</text:span> properties. If the compiler is not in {$M+} mode, <text:span text:style-name="T12">published</text:span> is equivalent to <text:span text:style-name="T12">public</text:span>, but in M+ mode, it generates a Run-Time Type Information (RTTI) for the <text:span text:style-name="T142">methods and properties in the </text:span><text:span text:style-name="T35">published</text:span><text:span text:style-name="T142"> section.</text:span></text:p>
      <text:h text:style-name="Heading_20_2" text:outline-level="2">Message methods</text:h>
      <text:p text:style-name="P108">In <text:span text:style-name="T12">class</text:span> another new method type is introduced, called <text:span text:style-name="T12">message</text:span><text:span text:style-name="T130">:</text:span> <text:a xlink:type="simple" xlink:href="https://www.freepascal.org/docs-html/ref/refsu31.html" text:style-name="Internet_20_link" text:visited-style-name="Visited_20_Internet_20_Link">https://www.freepascal.org/docs-html/ref/refsu31.html</text:a>. This is basically an extra identification of the method, a method that can be called <text:span text:style-name="T177">directly</text:span> (not recommended) or through a special TObject method called Dispatch. The main purpose of <text:span text:style-name="T12">message</text:span> is however not this, but to provide an easy interface for various callback functions that do not necessarily know the name of the method.</text:p>
      <text:h text:style-name="Heading_20_1" text:outline-level="1">TObject</text:h>
      <text:p text:style-name="P99">So far the keywords used cover language elements. <text:span text:style-name="T12">record</text:span> and <text:span text:style-name="T12">object</text:span> are two keywords that create an empty object (in the everyday meaning), what can be decorated with fields, methods, properties, etc.</text:p>
      <text:p text:style-name="P99">As mentioned above <text:span text:style-name="T12">class</text:span> is a bit more advanced. While it is also a language element that in itself define a lot of properties of the object created with it, like pointer dereferencing, visibility levels supported, etc., it is also a half ready creature in itself.</text:p>
      <text:p text:style-name="P99">Every time a <text:span text:style-name="T12">class</text:span> is defined, it is based on one or more existing class types. If we do not specify it, it automatically uses TObject as the parent class type.</text:p>
      <text:p text:style-name="P99">It is a bit of magic to me, that TObject is defined as a <text:span text:style-name="T12">class</text:span> without a parent, and a <text:span text:style-name="T12">class</text:span> without a parent is automatically uses TObject, still TObject does not end up in an infinite definition loop, but this is how it is.</text:p>
      <text:p text:style-name="P99"/>
      <text:p text:style-name="Standard">It is a bit of inconsistency in my mind that the root element of all <text:span text:style-name="T12">class</text:span>es is called TObject and not TClass, but again, this is how it is, <text:span text:style-name="T12">object</text:span> has no root element, so TObject was free to use for a <text:span text:style-name="T12">class</text:span>. This also added the opportunity to use TClass again for something else, other than the root element of all <text:span text:style-name="T12">class</text:span>es.</text:p>
      <text:p text:style-name="Standard"/>
      <text:p text:style-name="P99">In this chapter I try to cover some aspects of TObject not touched before, <text:span text:style-name="T143">but for full details sometimes the best is to look at the definition or even the full source code of TObject.</text:span></text:p>
      <text:h text:style-name="Heading_20_2" text:outline-level="2">Create and Destroy</text:h>
      <text:p text:style-name="P101">I mentioned above the TObject has a predefined <text:span text:style-name="T12">constructor</text:span> and <text:span text:style-name="T12">destructor</text:span>, called Create and Destroy.</text:p>
      <text:p text:style-name="P101">It is customary to redefine the default <text:span text:style-name="T12">constructor</text:span> even with parameters if needed. A <text:span text:style-name="T12">constructor</text:span> is never <text:span text:style-name="T12">virtual</text:span> and often the <text:span text:style-name="T12">inherited</text:span> Create is not called. This is not a problem, the compiler takes care with the <text:span text:style-name="T12">constructor</text:span> keyword to call all the necessary methods to reserve the memory.</text:p>
      <text:p text:style-name="P101">Destruction of a class instance is different according to the documentation <text:a xlink:type="simple" xlink:href="https://www.freepascal.org/docs-html/ref/refse39.html" text:style-name="Internet_20_link" text:visited-style-name="Visited_20_Internet_20_Link">https://www.freepascal.org/docs-html/ref/refse39.html</text:a>. It says that the <text:span text:style-name="T12">destructor</text:span> must have the <text:soft-page-break/>name Destroy, while in my tests this is not the case. But according to the documentation only Destroy calls (when called the inherited one explicitly) FreeInstance needed to free up the memory.</text:p>
      <text:h text:style-name="Heading_20_2" text:outline-level="2">Message handling</text:h>
      <text:p text:style-name="P108">The handling of the <text:span text:style-name="T12">message</text:span> keyword and the mechanism behind require some special methods. These are all specified in TObject. Please, look at Dispatch, and DefaultHandler.</text:p>
      <text:h text:style-name="Heading_20_2" text:outline-level="2">Other features</text:h>
      <text:p text:style-name="P109">TObject defines some more methods that can be useful </text:p>
      <text:p text:style-name="P99">- <text:span text:style-name="T149">UnitName is a function that as its name shows returns the name of the </text:span><text:span text:style-name="T39">unit</text:span><text:span text:style-name="T149"> the </text:span><text:span text:style-name="T39">class</text:span><text:span text:style-name="T149"> is defined.</text:span></text:p>
      <text:p text:style-name="P99">- <text:span text:style-name="T149">Equals in an instance level comparison function.</text:span></text:p>
      <text:p text:style-name="P99">- <text:span text:style-name="T149">ToString to make the class somehow printable. In the default version it returns the class name.</text:span></text:p>
      <text:h text:style-name="Heading_20_1" text:outline-level="1">TClass</text:h>
      <text:p text:style-name="P109">To continue the confusing things, as TObject is not a root element to an <text:span text:style-name="T12">object</text:span> hierarchy, TClass is not a root element for <text:span text:style-name="T12">class</text:span> either (since that is TObject).</text:p>
      <text:p text:style-name="P109"/>
      <text:p text:style-name="P109">TClass is a simple reference to a new language element:</text:p>
      <text:p text:style-name="P109"/>
      <text:p text:style-name="sourcecode">type</text:p>
      <text:p text:style-name="sourcecode"><text:s text:c="2"/>TClass = class of TObject;</text:p>
      <text:p text:style-name="P109"/>
      <text:p text:style-name="P110">In a TClass type one can store a type of a class, i.e. a descendant of TObject.</text:p>
      <text:p text:style-name="P110"/>
      <text:p text:style-name="P110">As we saw above, instances of TObject and descendant can be initialized with their own or with a descendant type's <text:span text:style-name="T12">constructor</text:span>. Nonetheless the variable always has a class that can be checked through the ClassName property.</text:p>
      <text:p text:style-name="P110"/>
      <text:p text:style-name="P110">While the <text:span text:style-name="T150">class instance</text:span> is <text:span text:style-name="T150">not yet created, the variable refers to the class type used when the variable was declared.</text:span></text:p>
      <text:p text:style-name="P110"><text:span text:style-name="T150">Once the class instance is created, we might get a strange result, as it can be seen in the above test program for MyClassAsMyClass2. It is a tMyClass type variable, but as it is created with the constructor of tMyClass2, it more or less thinks that it is of type tMyClass2. When we print the ClassName property or call the ToString function, we get tMyClass2 as a result. However, when we call the PClassStatic </text:span><text:span text:style-name="T40">procedure</text:span><text:span text:style-name="T150"> the result is tMyClass. It is because it has no </text:span><text:span text:style-name="T40">Self</text:span><text:span text:style-name="T150"> parameter and the hard coded type to use when the </text:span><text:span text:style-name="T40">static</text:span><text:span text:style-name="T150"> </text:span><text:span text:style-name="T40">class procedure</text:span><text:span text:style-name="T150"> is called, it is tMyClass.</text:span></text:p>
      <text:p text:style-name="P110"/>
      <text:p text:style-name="P111">Anyway, the important <text:span text:style-name="T151">thing is that a </text:span><text:span text:style-name="T41">class</text:span><text:span text:style-name="T151"> type variable cannot hold different types of uncreated TObject descendants. For that a new language structure, "class of TObject" can be used. TClass is simply a short type declaration for </text:span><text:span text:style-name="T41">class of TObject</text:span><text:span text:style-name="T151">.</text:span></text:p>
      <text:p text:style-name="P111"/>
      <text:p text:style-name="P112">Since a TClass can hold the type of a <text:span text:style-name="T12">class</text:span>, not the class instance itself, the allocation is not done directly from the class instance, but through special methods that return the class type. <text:span text:style-name="T152">Those are ClassType and ClassParent.</text:span></text:p>
      <text:p text:style-name="P112"/>
      <text:p text:style-name="P113">For any class instance being declared as a type that is descendant of TObject, the following code would discover the whole object hierarchy:</text:p>
      <text:p text:style-name="P113"/>
      <text:p text:style-name="sourcecode">procedure <text:span text:style-name="T152">Discover</text:span>(<text:span text:style-name="T152">AnObject</text:span>: TObject);</text:p>
      <text:p text:style-name="sourcecode"><text:s text:c="2"/>var</text:p>
      <text:p text:style-name="sourcecode"><text:s text:c="4"/>Ref<text:span text:style-name="T152">erence</text:span>: TClass;</text:p>
      <text:p text:style-name="sourcecode"><text:s text:c="2"/>begin</text:p>
      <text:p text:style-name="sourcecode"><text:soft-page-break/><text:s text:c="2"/>Ref<text:span text:style-name="T152">erence</text:span> := <text:span text:style-name="T152">AnObject</text:span>.ClassType;</text:p>
      <text:p text:style-name="sourcecode"><text:s text:c="2"/>while Ref<text:span text:style-name="T152">erence</text:span> &lt;&gt; nil do</text:p>
      <text:p text:style-name="sourcecode"><text:s text:c="4"/>begin</text:p>
      <text:p text:style-name="sourcecode"><text:s text:c="4"/><text:span text:style-name="T152">Writeln(</text:span>Ref<text:span text:style-name="T152">erence</text:span>.ClassName);</text:p>
      <text:p text:style-name="sourcecode"><text:s text:c="4"/>Ref<text:span text:style-name="T152">erence</text:span> := Ref<text:span text:style-name="T152">erence</text:span>.ClassParent;</text:p>
      <text:p text:style-name="sourcecode"><text:s text:c="4"/>end;</text:p>
      <text:p text:style-name="sourcecode"><text:s text:c="2"/>end;</text:p>
      <text:p text:style-name="P113"/>
      <text:p text:style-name="P128">Please note, that in case of MyClassAsMyClass2, the discovered hierarchy starts from tMyClass2 as the instance is created with its <text:span text:style-name="T12">constructor</text:span>, regardless that it was declared as tMyClass1.</text:p>
      <text:p text:style-name="P128"/>
      <text:p text:style-name="P129">A TClass variable can also get a type directly:</text:p>
      <text:p text:style-name="P129"/>
      <text:p text:style-name="sourcecode">type</text:p>
      <text:p text:style-name="sourcecode"><text:s text:c="2"/>tMyClass = class</text:p>
      <text:p text:style-name="sourcecode"><text:s text:c="4"/>end;</text:p>
      <text:p text:style-name="sourcecode">var</text:p>
      <text:p text:style-name="sourcecode"><text:s text:c="2"/>Reference : tClass;</text:p>
      <text:p text:style-name="sourcecode">begin</text:p>
      <text:p text:style-name="sourcecode">Reference := tMyClass;</text:p>
      <text:p text:style-name="sourcecode">writeln(Reference.<text:span text:style-name="T178">ClassName</text:span>);</text:p>
      <text:p text:style-name="sourcecode">end.</text:p>
      <text:h text:style-name="Heading_20_1" text:outline-level="1">Unit as an object</text:h>
      <text:p text:style-name="P117">Units are essential parts of any structured program, but they are not really seen as an OOP structure to use.</text:p>
      <text:p text:style-name="P117">In this chapter I try to show, why I often use <text:span text:style-name="T12">unit</text:span> as a replacement of the previously listed OOP structures.</text:p>
      <text:p text:style-name="P117"/>
      <text:p text:style-name="P117">Two things to note. It is to be used when the "object" created as a <text:span text:style-name="T12">unit</text:span> will have one and only one instance and there is no inheritance involved.</text:p>
      <text:p text:style-name="P117">The first comes from the fact that the <text:span text:style-name="T12">unit</text:span> or actually the variables therein are created when the program starts and no multiple copies can be made, no variable can be declared as of a unit type. The second is a bit more tricky. Units referencing each other is common practice and as such, some sort of inheritance can be understood in this context, but I think the complexity in this case does not justify the usage instead of a "real" OOP programming element.</text:p>
      <text:h text:style-name="Heading_20_2" text:outline-level="2">When to use?</text:h>
      <text:p text:style-name="P118">I use a <text:span text:style-name="T12">unit</text:span> as an OOP replacement, when the following conditions are met:</text:p>
      <text:p text:style-name="P118">- It is a large subsystem of my program</text:p>
      <text:p text:style-name="P118">- It has many variables</text:p>
      <text:p text:style-name="P118">- <text:span text:style-name="T158">It has to be reached from many different parts of my program.</text:span></text:p>
      <text:p text:style-name="P119"/>
      <text:p text:style-name="P119">My best example is a log <text:span text:style-name="T178">recording</text:span> <text:span text:style-name="T12">unit</text:span>.</text:p>
      <text:p text:style-name="P119">- It is a clear thing of its own, i.e. can be considered an "object"</text:p>
      <text:p text:style-name="P119">- It has many variables, like files to use, e-mail addresses to send alerts to, etc., so simpl<text:span text:style-name="T178">e</text:span> methods are not sufficient.</text:p>
      <text:p text:style-name="P119">- At the beginning of the program I would create one and only one copy of it.</text:p>
      <text:p text:style-name="P119">- It is used from many places in the program.</text:p>
      <text:p text:style-name="P119">- It is used frequently, so it is not economic to use always the VariableName.MethodName approach, but because the call to the object is typically one line at a given point, it is not logic to use with VariableName do MethodName either.</text:p>
      <text:p text:style-name="P119"/>
      <text:p text:style-name="P119"><text:soft-page-break/>In the next points I check how the various elements used in OOP can be achieved with a <text:span text:style-name="T12">unit</text:span> as an object.</text:p>
      <text:h text:style-name="P198" text:outline-level="2">The unit as an object</text:h>
      <text:p text:style-name="P119">When a program is started, all its <text:span text:style-name="T12">unit</text:span>s are initialized and all the global variables therein are placed in the <text:span text:style-name="T213">static </text:span>memory.</text:p>
      <text:p text:style-name="P119"/>
      <text:p text:style-name="P119">From this point of view we can think of the <text:span text:style-name="T12">unit</text:span> as a <text:span text:style-name="T12">record</text:span> or <text:span text:style-name="T12">object</text:span> that is immediately created. The fields of the object are the global variables of the <text:span text:style-name="T12">unit</text:span>.</text:p>
      <text:p text:style-name="P119"/>
      <text:p text:style-name="P120">Elements of a <text:span text:style-name="T12">record</text:span> or <text:span text:style-name="T12">object</text:span> we refer as VariableName.ElementName and this can perfectly be done here as well: UnitName.ElementName.</text:p>
      <text:h text:style-name="Heading_20_2" text:outline-level="2">Visibility</text:h>
      <text:p text:style-name="P120">As we saw earlier, advanced <text:span text:style-name="T12">record</text:span>s that do not handle inheritance, can define two basic types of visibility, <text:span text:style-name="T12">private</text:span> and <text:span text:style-name="T12">public</text:span>.</text:p>
      <text:p text:style-name="P120">These two can almost identically be reproduced, by putting a certain <text:span text:style-name="T160">element, let it be </text:span><text:span text:style-name="T42">var</text:span><text:span text:style-name="T160">, </text:span><text:span text:style-name="T42">const</text:span><text:span text:style-name="T160">, </text:span><text:span text:style-name="T42">type</text:span><text:span text:style-name="T160"> into the </text:span><text:span text:style-name="T42">interface</text:span><text:span text:style-name="T160"> or </text:span><text:span text:style-name="T42">implementation</text:span><text:span text:style-name="T160"> section of a </text:span><text:span text:style-name="T42">unit</text:span><text:span text:style-name="T160">. Actually, as shown in the next point, it is even a bit better.</text:span></text:p>
      <text:p text:style-name="P121">The third type of visibility used in <text:span text:style-name="T12">record</text:span>s, <text:span text:style-name="T12">strict private</text:span> has no real meaning here, as the "object" and the <text:span text:style-name="T12">unit</text:span> are the same in this case.</text:p>
      <text:p text:style-name="P121">Similarly, other visibility levels, like (<text:span text:style-name="T12">strict</text:span>) <text:span text:style-name="T12">protected</text:span> and <text:span text:style-name="T12">published</text:span> cannot be interpreted here.</text:p>
      <text:h text:style-name="Heading_20_2" text:outline-level="2">Fields, <text:span text:style-name="T159">Types and Consts</text:span></text:h>
      <text:p text:style-name="P120">Fields of a <text:span text:style-name="T12">unit</text:span> are the variables declared within. Since <text:span text:style-name="T12">unit</text:span> is a very high level container, any type of variable can be declared.</text:p>
      <text:p text:style-name="P120"/>
      <text:p text:style-name="P120">Elements defined as <text:span text:style-name="T12">object</text:span> or <text:span text:style-name="T12">class</text:span> can also include <text:span text:style-name="T160">so called nested </text:span><text:span text:style-name="T12">type</text:span> and <text:span text:style-name="T12">const</text:span> declarations. This is typically done <text:span text:style-name="T160">to limit the visibility of any such declaration and to avoid name conflicts. Actually this trick really works to avoid name conflicts, but it is not true that it limits visibility. Consider the following code:</text:span></text:p>
      <text:p text:style-name="P120"/>
      <text:p text:style-name="sourcecode">type</text:p>
      <text:p text:style-name="sourcecode"><text:s text:c="2"/>tC = class</text:p>
      <text:p text:style-name="sourcecode"><text:s text:c="4"/><text:span text:style-name="T161">strict </text:span>private</text:p>
      <text:p text:style-name="sourcecode"><text:s text:c="6"/>const Number : integer = 123;</text:p>
      <text:p text:style-name="sourcecode"><text:s text:c="4"/><text:span text:style-name="T161">private</text:span></text:p>
      <text:p text:style-name="sourcecode"><text:s text:c="6"/>type <text:span text:style-name="T160">t</text:span>T = record</text:p>
      <text:p text:style-name="sourcecode"><text:s text:c="8"/>Field : integer;</text:p>
      <text:p text:style-name="sourcecode"><text:s text:c="8"/><text:span text:style-name="T160">end;</text:span></text:p>
      <text:p text:style-name="sourcecode"><text:s text:c="4"/><text:span text:style-name="T160">end;</text:span></text:p>
      <text:p text:style-name="P145">var</text:p>
      <text:p text:style-name="P145"><text:s text:c="2"/>C : tC;</text:p>
      <text:p text:style-name="P145"><text:s text:c="2"/>T : tC.tT;</text:p>
      <text:p text:style-name="P145"><text:s text:c="2"/><text:span text:style-name="T161">I : integer;</text:span></text:p>
      <text:p text:style-name="P145">begin</text:p>
      <text:p text:style-name="P146">I := tC.Number;</text:p>
      <text:p text:style-name="P145">T.Field := 456;</text:p>
      <text:p text:style-name="P145">Writeln(<text:span text:style-name="T161">I, ' ', </text:span>T.Field);</text:p>
      <text:p text:style-name="P145">end.</text:p>
      <text:p text:style-name="P120"/>
      <text:p text:style-name="P122">It will run happily, not even a hint or warning that we are using <text:span text:style-name="T12">private</text:span> type and a <text:span text:style-name="T12">strict private</text:span> constant outside the <text:span text:style-name="T12">class</text:span>. From the point of view of <text:span text:style-name="T12">class</text:span>, it is logic and not a bug:</text:p>
      <text:p text:style-name="P122"><text:soft-page-break/><text:span text:style-name="T162">F</text:span>or tC.Number we actually use the Number as a tC field and tC can see its <text:span text:style-name="T12">strict private</text:span> declaration.</text:p>
      <text:p text:style-name="P122">The T : tC:tT declaration is a bit more questionabl<text:span text:style-name="T178">e</text:span> why it works, <text:span text:style-name="T162">but as we are in the same </text:span><text:span text:style-name="T43">unit</text:span><text:span text:style-name="T162">, </text:span><text:span text:style-name="T43">private</text:span><text:span text:style-name="T162"> is OK to work. If we change it to </text:span><text:span text:style-name="T43">strict private</text:span><text:span text:style-name="T162"> it will not compile.</text:span></text:p>
      <text:p text:style-name="P122"/>
      <text:p text:style-name="P123">If we use <text:span text:style-name="T12">unit</text:span> as our object, the visibility is regulated by where we place it. If we put a constant in the <text:span text:style-name="T12">implementation</text:span> section, it is really <text:span text:style-name="T12">private</text:span>, not available even as UnitName.ConstantName, so we can say that a <text:span text:style-name="T12">unit</text:span> as an object gives better privacy of declarations than a <text:span text:style-name="T12">class</text:span> usage.</text:p>
      <text:h text:style-name="P199" text:outline-level="2">Properties</text:h>
      <text:p text:style-name="Standard">Read only properties can easily be reproduced by a <text:span text:style-name="T12">function</text:span>, but I am not aware of a trick to make also a Write property.</text:p>
      <text:h text:style-name="Heading_20_2" text:outline-level="2">Constructor, destructor</text:h>
      <text:p text:style-name="Standard">Since the <text:span text:style-name="T12">unit</text:span> as an object is most similar to an <text:span text:style-name="T12">object</text:span> with class elements only, it does not need a Create like <text:span text:style-name="T12">constructor</text:span>. What it more needed is an Initialization, just remember back the discussion on the names of an <text:span text:style-name="T12">object</text:span> and a <text:span text:style-name="T12">class</text:span> <text:span text:style-name="T12">constructor</text:span>.</text:p>
      <text:p text:style-name="Standard"/>
      <text:p text:style-name="Standard">The good new that initialization and finalization of objects of <text:span text:style-name="T12">unit</text:span> type is solved.</text:p>
      <text:p text:style-name="Standard"/>
      <text:p text:style-name="Standard">Most often, a <text:span text:style-name="T12">unit</text:span> just ends with a<text:span text:style-name="T213">n</text:span> <text:span text:style-name="T12">end.</text:span></text:p>
      <text:p text:style-name="Standard"><text:span text:style-name="T163">However if we use both </text:span><text:span text:style-name="T44">begin</text:span><text:span text:style-name="T163"> and </text:span><text:span text:style-name="T44">end</text:span><text:span text:style-name="T163">., then anything written in between is run before the program starts, i.e. it behaves the same as a class </text:span><text:span text:style-name="T44">constructor</text:span><text:span text:style-name="T163">. We can replace the </text:span><text:span text:style-name="T44">begin</text:span><text:span text:style-name="T163"> with </text:span><text:span text:style-name="T44">initialization</text:span><text:span text:style-name="T163">, with the same behavior.</text:span></text:p>
      <text:p text:style-name="P124">If we also want a <text:span text:style-name="T12">destructor</text:span> like part to <text:span text:style-name="T130">finalize</text:span> our object, we can use three keywords: <text:s/><text:span text:style-name="T12">initialization</text:span><text:span text:style-name="T130">, </text:span><text:span text:style-name="T12">finalization</text:span><text:span text:style-name="T130">, </text:span><text:span text:style-name="T12">end.</text:span><text:span text:style-name="T130">. The code between </text:span><text:span text:style-name="T12">initialization</text:span><text:span text:style-name="T130"> and </text:span><text:span text:style-name="T12">finalization</text:span><text:span text:style-name="T130"> is run when the program starts and the code between </text:span><text:span text:style-name="T12">finalization</text:span><text:span text:style-name="T130"> and </text:span><text:span text:style-name="T12">end.</text:span><text:span text:style-name="T130"> runs when the program terminates.</text:span></text:p>
      <text:h text:style-name="Heading_20_2" text:outline-level="2">Namespace resolution</text:h>
      <text:p text:style-name="P125"><text:span text:style-name="T130">One thing why I particularly like to use </text:span><text:span text:style-name="T12">unit</text:span><text:span text:style-name="T130"> as an object type, is that the </text:span><text:span text:style-name="T12">unit</text:span><text:span text:style-name="T130"> name as a namespace is automatically resolved. Basically with the </text:span><text:span text:style-name="T12">uses</text:span><text:span text:style-name="T130"> keyword, we automatically and </text:span><text:span text:style-name="T133">hidden</text:span><text:span text:style-name="T130"> include a huge </text:span><text:span text:style-name="T12">with</text:span><text:span text:style-name="T130">, for the referenced </text:span><text:span text:style-name="T12">unit</text:span><text:span text:style-name="T130"> and so, we never need to use it again.</text:span></text:p>
      <text:p text:style-name="P130"/>
      <text:p text:style-name="P125"><text:span text:style-name="T130">In some rare cases, for incorrectly chosen element names, there might be name conflicts. If a name appears in multiple </text:span><text:span text:style-name="T12">unit</text:span><text:span text:style-name="T130">s then the order of the </text:span><text:span text:style-name="T12">unit</text:span><text:span text:style-name="T130"> names in the </text:span><text:span text:style-name="T12">uses</text:span><text:span text:style-name="T130"> will decide which element is used. However if we have this problem and want to use a different one, we can still return to the UnitName.ElementName version, what resolves the name conflict.</text:span></text:p>
      <text:p text:style-name="P130"/>
      <text:p text:style-name="P125"><text:span text:style-name="T130">For the very advanced problem of the dotted </text:span><text:span text:style-name="T12">unit</text:span><text:span text:style-name="T130"> name and their namespace resolution, please read </text:span><text:a xlink:type="simple" xlink:href="https://www.freepascal.org/docs-html/ref/refse113.html" text:style-name="Internet_20_link" text:visited-style-name="Visited_20_Internet_20_Link"><text:span text:style-name="T130">https://www.freepascal.org/docs-html/ref/refse113.html</text:span></text:a><text:span text:style-name="T1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text-align="justify" style:justify-single-word="false" style:page-number="auto" fo:background-color="transparen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fo:text-align="justify" style:justify-single-word="false" style:page-number="auto" fo:background-color="transparent">
        <style:tab-stops/>
      </style:paragraph-properties>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ourcecode" style:family="paragraph" style:parent-style-name="Standard" style:master-page-name="">
      <loext:graphic-properties draw:fill="solid" draw:fill-color="#eeeeee"/>
      <style:paragraph-properties fo:margin-left="0.0598in" fo:margin-right="0in" fo:text-align="start" style:justify-single-word="false" fo:text-indent="0in" style:auto-text-indent="false" style:page-number="auto" fo:background-color="#eeeeee"/>
      <style:text-properties style:font-name="Courier New" fo:font-family="'Courier New'" style:font-style-name="Regular" style:font-family-generic="modern" style:font-pitch="fixed" fo:font-size="10pt" fo:language="en" fo:country="U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1T07:50:56.209694359</meta:creation-date>
    <dc:date>2021-11-14T15:36:51.188205996</dc:date>
    <meta:editing-duration>PT6H1M8S</meta:editing-duration>
    <meta:editing-cycles>55</meta:editing-cycles>
    <meta:generator>LibreOffice/6.1.5.2$Linux_X86_64 LibreOffice_project/10$Build-2</meta:generator>
    <meta:document-statistic meta:table-count="0" meta:image-count="0" meta:object-count="0" meta:page-count="40" meta:paragraph-count="1047" meta:word-count="17654" meta:character-count="105805" meta:non-whitespace-character-count="87586"/>
  </office:meta>
</office:document-meta>
</file>